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A75A6B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252f97"/>
    </style:style>
    <style:style style:name="P16" style:family="paragraph" style:parent-style-name="Text_20_body">
      <style:text-properties officeooo:rsid="0027d8ee" officeooo:paragraph-rsid="0027d8ee"/>
    </style:style>
    <style:style style:name="P17" style:family="paragraph" style:parent-style-name="Text_20_body">
      <style:text-properties officeooo:rsid="002b6796" officeooo:paragraph-rsid="002b6796"/>
    </style:style>
    <style:style style:name="P18" style:family="paragraph" style:parent-style-name="Text_20_body">
      <style:text-properties officeooo:rsid="002ec97b" officeooo:paragraph-rsid="002ec97b"/>
    </style:style>
    <style:style style:name="P19" style:family="paragraph" style:parent-style-name="Text_20_body">
      <style:text-properties officeooo:paragraph-rsid="003199a0"/>
    </style:style>
    <style:style style:name="P20" style:family="paragraph" style:parent-style-name="Table_20_Contents">
      <style:paragraph-properties fo:margin-left="0cm" fo:margin-right="0cm" fo:text-indent="0cm" style:auto-text-indent="false"/>
    </style:style>
    <style:style style:name="P21" style:family="paragraph" style:parent-style-name="Preformatted_20_Text">
      <style:text-properties fo:font-weight="bold" style:font-weight-asian="bold" style:font-weight-complex="bold"/>
    </style:style>
    <style:style style:name="P22" style:family="paragraph" style:parent-style-name="Preformatted_20_Text">
      <style:text-properties fo:font-weight="bold" officeooo:rsid="0020be5f" officeooo:paragraph-rsid="0020be5f" style:font-weight-asian="bold" style:font-weight-complex="bold"/>
    </style:style>
    <style:style style:name="P23" style:family="paragraph" style:parent-style-name="Preformatted_20_Text">
      <style:text-properties fo:font-weight="bold" officeooo:rsid="00218e95" officeooo:paragraph-rsid="00218e95" style:font-weight-asian="bold" style:font-weight-complex="bold"/>
    </style:style>
    <style:style style:name="P24" style:family="paragraph" style:parent-style-name="Preformatted_20_Text">
      <style:text-properties fo:font-weight="bold" officeooo:rsid="00237df1" officeooo:paragraph-rsid="00237df1" style:font-weight-asian="bold" style:font-weight-complex="bold"/>
    </style:style>
    <style:style style:name="P25" style:family="paragraph" style:parent-style-name="Preformatted_20_Text">
      <style:text-properties fo:font-weight="bold" officeooo:rsid="00252f97" officeooo:paragraph-rsid="00252f97" style:font-weight-asian="bold" style:font-weight-complex="bold"/>
    </style:style>
    <style:style style:name="P26" style:family="paragraph" style:parent-style-name="Preformatted_20_Text">
      <style:text-properties fo:font-weight="bold" officeooo:paragraph-rsid="00288001" style:font-weight-asian="bold" style:font-weight-complex="bold"/>
    </style:style>
    <style:style style:name="P27" style:family="paragraph" style:parent-style-name="Preformatted_20_Text">
      <style:text-properties fo:font-weight="bold" officeooo:rsid="00295846" officeooo:paragraph-rsid="00295846" style:font-weight-asian="bold" style:font-weight-complex="bold"/>
    </style:style>
    <style:style style:name="P28" style:family="paragraph" style:parent-style-name="Preformatted_20_Text">
      <style:text-properties fo:font-weight="bold" officeooo:rsid="00295846" officeooo:paragraph-rsid="003199a0" style:font-weight-asian="bold" style:font-weight-complex="bold"/>
    </style:style>
    <style:style style:name="P29" style:family="paragraph" style:parent-style-name="Preformatted_20_Text">
      <style:text-properties fo:font-weight="bold" officeooo:rsid="00288001" officeooo:paragraph-rsid="00288001" style:font-weight-asian="bold" style:font-weight-complex="bold"/>
    </style:style>
    <style:style style:name="P30" style:family="paragraph" style:parent-style-name="Preformatted_20_Text">
      <style:text-properties fo:font-weight="bold" officeooo:rsid="002b6796" officeooo:paragraph-rsid="002b6796" style:font-weight-asian="bold" style:font-weight-complex="bold"/>
    </style:style>
    <style:style style:name="P31" style:family="paragraph" style:parent-style-name="Preformatted_20_Text">
      <style:text-properties fo:font-weight="bold" officeooo:rsid="002b6796" officeooo:paragraph-rsid="002cf00d" style:font-weight-asian="bold" style:font-weight-complex="bold"/>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font-weight="normal" officeooo:paragraph-rsid="0020be5f" style:font-weight-asian="normal" style:font-weight-complex="normal"/>
    </style:style>
    <style:style style:name="P34" style:family="paragraph" style:parent-style-name="Preformatted_20_Text">
      <style:text-properties fo:font-weight="normal" officeooo:rsid="0020be5f" officeooo:paragraph-rsid="0020be5f" style:font-weight-asian="normal" style:font-weight-complex="normal"/>
    </style:style>
    <style:style style:name="P35" style:family="paragraph" style:parent-style-name="Preformatted_20_Text">
      <style:text-properties fo:font-weight="normal" officeooo:rsid="00288001" officeooo:paragraph-rsid="00288001" style:font-weight-asian="normal" style:font-weight-complex="normal"/>
    </style:style>
    <style:style style:name="P36" style:family="paragraph" style:parent-style-name="Preformatted_20_Text">
      <style:text-properties fo:font-style="normal" style:font-style-asian="normal" style:font-style-complex="normal"/>
    </style:style>
    <style:style style:name="P37" style:family="paragraph" style:parent-style-name="Preformatted_20_Text">
      <style:text-properties fo:font-style="normal" fo:font-weight="bold" style:font-style-asian="normal" style:font-weight-asian="bold" style:font-style-complex="normal" style:font-weight-complex="bold"/>
    </style:style>
    <style:style style:name="P38"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0" style:family="paragraph" style:parent-style-name="Preformatted_20_Text">
      <style:text-properties fo:font-style="normal" fo:font-weight="normal" style:font-style-asian="normal" style:font-weight-asian="normal" style:font-style-complex="normal" style:font-weight-complex="normal"/>
    </style:style>
    <style:style style:name="P41"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42" style:family="paragraph" style:parent-style-name="Preformatted_20_Text">
      <style:text-properties fo:font-style="normal" style:text-underline-style="none" style:font-style-asian="normal" style:font-style-complex="normal"/>
    </style:style>
    <style:style style:name="P43" style:family="paragraph" style:parent-style-name="Preformatted_20_Text">
      <style:text-properties fo:color="#000000"/>
    </style:style>
    <style:style style:name="P44" style:family="paragraph" style:parent-style-name="Preformatted_20_Text">
      <style:text-properties fo:color="#000000" style:font-name="Courier New" fo:font-size="10pt" style:font-name-asian="Courier New" style:font-size-asian="10pt" style:font-name-complex="Courier New" style:font-size-complex="10pt"/>
    </style:style>
    <style:style style:name="P45"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46"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47"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48"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49"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50"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51"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52"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53"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54" style:family="paragraph" style:parent-style-name="Preformatted_20_Text">
      <style:text-properties fo:color="#000000" fo:font-style="normal" style:font-style-asian="normal" style:font-style-complex="normal"/>
    </style:style>
    <style:style style:name="P55" style:family="paragraph" style:parent-style-name="Preformatted_20_Text">
      <style:text-properties style:text-underline-style="none"/>
    </style:style>
    <style:style style:name="P56"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57"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58" style:family="paragraph" style:parent-style-name="Preformatted_20_Text">
      <style:text-properties fo:color="#7f0055" fo:font-weight="bold" style:font-weight-asian="bold" style:font-weight-complex="bold"/>
    </style:style>
    <style:style style:name="P59" style:family="paragraph" style:parent-style-name="Preformatted_20_Text">
      <style:text-properties fo:color="#646464"/>
    </style:style>
    <style:style style:name="P60" style:family="paragraph" style:parent-style-name="Preformatted_20_Text">
      <style:text-properties fo:color="#646464" fo:font-style="normal" style:font-style-asian="normal" style:font-style-complex="normal"/>
    </style:style>
    <style:style style:name="P61" style:family="paragraph" style:parent-style-name="Preformatted_20_Text">
      <style:text-properties officeooo:paragraph-rsid="0020be5f"/>
    </style:style>
    <style:style style:name="P62" style:family="paragraph" style:parent-style-name="Preformatted_20_Text">
      <style:text-properties officeooo:rsid="0020be5f" officeooo:paragraph-rsid="0020be5f"/>
    </style:style>
    <style:style style:name="P63" style:family="paragraph" style:parent-style-name="Preformatted_20_Text">
      <style:text-properties officeooo:rsid="00218e95" officeooo:paragraph-rsid="00218e95"/>
    </style:style>
    <style:style style:name="P64" style:family="paragraph" style:parent-style-name="Preformatted_20_Text">
      <style:text-properties officeooo:rsid="00237df1" officeooo:paragraph-rsid="00237df1"/>
    </style:style>
    <style:style style:name="P65" style:family="paragraph" style:parent-style-name="Preformatted_20_Text">
      <style:text-properties officeooo:paragraph-rsid="00237df1"/>
    </style:style>
    <style:style style:name="P66" style:family="paragraph" style:parent-style-name="Preformatted_20_Text">
      <style:text-properties officeooo:paragraph-rsid="00288001"/>
    </style:style>
    <style:style style:name="P67" style:family="paragraph" style:parent-style-name="Preformatted_20_Text">
      <style:text-properties officeooo:rsid="00288001" officeooo:paragraph-rsid="00288001"/>
    </style:style>
    <style:style style:name="P68" style:family="paragraph" style:parent-style-name="Preformatted_20_Text">
      <style:text-properties officeooo:rsid="00295846" officeooo:paragraph-rsid="00295846"/>
    </style:style>
    <style:style style:name="P69" style:family="paragraph" style:parent-style-name="Preformatted_20_Text">
      <style:text-properties officeooo:paragraph-rsid="00295846"/>
    </style:style>
    <style:style style:name="P70" style:family="paragraph" style:parent-style-name="Preformatted_20_Text">
      <style:text-properties officeooo:rsid="002a31c9" officeooo:paragraph-rsid="002a31c9"/>
    </style:style>
    <style:style style:name="P71" style:family="paragraph" style:parent-style-name="Preformatted_20_Text">
      <style:text-properties officeooo:rsid="002b6796" officeooo:paragraph-rsid="002b6796"/>
    </style:style>
    <style:style style:name="P72" style:family="paragraph" style:parent-style-name="Preformatted_20_Text">
      <style:text-properties officeooo:rsid="002b6796" officeooo:paragraph-rsid="002cf00d"/>
    </style:style>
    <style:style style:name="P73" style:family="paragraph" style:parent-style-name="Preformatted_20_Text">
      <style:text-properties officeooo:paragraph-rsid="003199a0"/>
    </style:style>
    <style:style style:name="P74"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75" style:family="paragraph" style:parent-style-name="Table_20_Contents">
      <style:text-properties officeooo:paragraph-rsid="001e8211"/>
    </style:style>
    <style:style style:name="P76" style:family="paragraph" style:parent-style-name="Table_20_Contents">
      <style:text-properties officeooo:rsid="001e8211" officeooo:paragraph-rsid="001e8211"/>
    </style:style>
    <style:style style:name="P77" style:family="paragraph" style:parent-style-name="Table_20_Contents">
      <style:text-properties officeooo:rsid="0026ac83" officeooo:paragraph-rsid="0026ac83"/>
    </style:style>
    <style:style style:name="P78" style:family="paragraph" style:parent-style-name="Table_20_Contents">
      <style:text-properties officeooo:rsid="002b6796" officeooo:paragraph-rsid="002b6796"/>
    </style:style>
    <style:style style:name="P79" style:family="paragraph" style:parent-style-name="Table_20_Contents">
      <style:text-properties officeooo:rsid="003199a0" officeooo:paragraph-rsid="003199a0"/>
    </style:style>
    <style:style style:name="P80" style:family="paragraph" style:parent-style-name="Text_20_body">
      <style:paragraph-properties fo:margin-top="0.199cm" fo:margin-bottom="0.21cm" loext:contextual-spacing="false"/>
      <style:text-properties fo:font-weight="normal" style:font-weight-asian="normal" style:font-weight-complex="normal"/>
    </style:style>
    <style:style style:name="P81"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82" style:family="paragraph" style:parent-style-name="Standard">
      <style:paragraph-properties fo:margin-left="1.27cm" fo:margin-right="0cm" fo:text-indent="0cm" style:auto-text-indent="false"/>
      <style:text-properties officeooo:rsid="00343996" officeooo:paragraph-rsid="00343996"/>
    </style:style>
    <style:style style:name="P83"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84" style:family="paragraph" style:parent-style-name="Heading_20_1">
      <style:paragraph-properties fo:break-before="page"/>
    </style:style>
    <style:style style:name="P85" style:family="paragraph" style:parent-style-name="Heading_20_2">
      <style:text-properties fo:language="en" fo:country="US"/>
    </style:style>
    <style:style style:name="P86" style:family="paragraph" style:parent-style-name="Heading_20_2">
      <style:text-properties fo:font-style="normal" style:font-style-asian="normal" style:font-style-complex="normal"/>
    </style:style>
    <style:style style:name="P87" style:family="paragraph" style:parent-style-name="Heading_20_2">
      <style:text-properties fo:font-style="normal" officeooo:rsid="002b6796" officeooo:paragraph-rsid="002b6796" style:font-style-asian="normal" style:font-style-complex="normal"/>
    </style:style>
    <style:style style:name="P88" style:family="paragraph" style:parent-style-name="Heading_20_2" style:master-page-name="">
      <style:paragraph-properties style:page-number="auto" fo:break-before="page"/>
      <style:text-properties fo:font-style="normal" style:font-style-asian="normal" style:font-style-complex="normal"/>
    </style:style>
    <style:style style:name="P89" style:family="paragraph" style:parent-style-name="Heading_20_3">
      <style:text-properties fo:font-style="normal" style:font-style-asian="normal" style:font-style-complex="normal"/>
    </style:style>
    <style:style style:name="P90" style:family="paragraph" style:parent-style-name="Heading_20_3" style:list-style-name=""/>
    <style:style style:name="P91" style:family="paragraph" style:parent-style-name="Heading_20_3">
      <style:paragraph-properties fo:break-before="page"/>
    </style:style>
    <style:style style:name="P92" style:family="paragraph" style:parent-style-name="Text_20_body">
      <style:text-properties officeooo:rsid="00343996" officeooo:paragraph-rsid="00343996"/>
    </style:style>
    <style:style style:name="P93" style:family="paragraph" style:parent-style-name="Text_20_body">
      <style:text-properties officeooo:paragraph-rsid="00343996"/>
    </style:style>
    <style:style style:name="P94" style:family="paragraph" style:parent-style-name="Text_20_body" style:list-style-name="L1">
      <style:paragraph-properties fo:margin-left="3.81cm" fo:margin-right="0cm" fo:margin-top="0.199cm" fo:margin-bottom="0.21cm" loext:contextual-spacing="false" fo:line-height="0.4cm" fo:text-indent="-0.635cm" style:auto-text-indent="false"/>
    </style:style>
    <style:style style:name="P95"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96"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97" style:family="paragraph" style:parent-style-name="Text_20_body">
      <style:paragraph-properties fo:margin-left="0cm" fo:margin-right="0cm" fo:text-indent="0cm" style:auto-text-indent="false"/>
      <style:text-properties officeooo:rsid="00343996" officeooo:paragraph-rsid="00343996"/>
    </style:style>
    <style:style style:name="P98"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99"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00"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01"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02" style:family="paragraph" style:parent-style-name="Contents_20_1">
      <style:paragraph-properties>
        <style:tab-stops>
          <style:tab-stop style:position="18.459cm" style:type="right" style:leader-style="dotted" style:leader-text="."/>
        </style:tab-stops>
      </style:paragraph-properties>
    </style:style>
    <style:style style:name="P103" style:family="paragraph" style:parent-style-name="Contents_20_2">
      <style:paragraph-properties>
        <style:tab-stops>
          <style:tab-stop style:position="18.459cm" style:type="right" style:leader-style="dotted" style:leader-text="."/>
        </style:tab-stops>
      </style:paragraph-properties>
    </style:style>
    <style:style style:name="P104" style:family="paragraph" style:parent-style-name="Contents_20_3">
      <style:paragraph-properties>
        <style:tab-stops>
          <style:tab-stop style:position="18.459cm" style:type="right" style:leader-style="dotted" style:leader-text="."/>
        </style:tab-stops>
      </style:paragraph-properties>
    </style:style>
    <style:style style:name="P105" style:family="paragraph" style:parent-style-name="Preformatted_20_Text">
      <style:text-properties fo:color="#000000" style:font-name="Courier New1" fo:font-size="10pt" style:font-size-asian="10pt"/>
    </style:style>
    <style:style style:name="P106" style:family="paragraph" style:parent-style-name="Preformatted_20_Text">
      <style:text-properties fo:color="#000000" style:font-name="Courier New1" fo:font-size="10pt" fo:font-weight="bold" style:font-size-asian="10pt" style:font-weight-asian="bold" style:font-weight-complex="bold"/>
    </style:style>
    <style:style style:name="P107" style:family="paragraph" style:parent-style-name="Preformatted_20_Text">
      <style:text-properties officeooo:rsid="00295846" officeooo:paragraph-rsid="003199a0"/>
    </style:style>
    <style:style style:name="P108" style:family="paragraph" style:parent-style-name="Reference">
      <style:text-properties fo:language="en" fo:country="US"/>
    </style:style>
    <style:style style:name="P109" style:family="paragraph" style:parent-style-name="Reference">
      <style:text-properties officeooo:rsid="002cf00d" officeooo:paragraph-rsid="002cf00d"/>
    </style:style>
    <style:style style:name="T1" style:family="text">
      <style:text-properties officeooo:rsid="002b6796"/>
    </style:style>
    <style:style style:name="T2" style:family="text">
      <style:text-properties officeooo:rsid="001fd304"/>
    </style:style>
    <style:style style:name="T3" style:family="text">
      <style:text-properties fo:font-style="italic" style:font-style-asian="italic" style:font-style-complex="italic"/>
    </style:style>
    <style:style style:name="T4" style:family="text">
      <style:text-properties fo:font-style="italic" officeooo:rsid="0020be5f" style:font-style-asian="italic" style:font-style-complex="italic"/>
    </style:style>
    <style:style style:name="T5" style:family="text">
      <style:text-properties fo:font-style="italic" officeooo:rsid="0028800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0be5f" style:font-style-asian="normal" style:font-style-complex="normal"/>
    </style:style>
    <style:style style:name="T9" style:family="text">
      <style:text-properties fo:font-style="normal" officeooo:rsid="00288001" style:font-style-asian="normal" style:font-style-complex="normal"/>
    </style:style>
    <style:style style:name="T10" style:family="text">
      <style:text-properties fo:font-style="normal" officeooo:rsid="00295846" style:font-style-asian="normal" style:font-style-complex="normal"/>
    </style:style>
    <style:style style:name="T11" style:family="text">
      <style:text-properties fo:font-style="normal" officeooo:rsid="002cf00d" style:font-style-asian="normal" style:font-style-complex="normal"/>
    </style:style>
    <style:style style:name="T12" style:family="text">
      <style:text-properties fo:font-style="normal" officeooo:rsid="003199a0"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color="#000000"/>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style:font-name="Courier New" fo:font-size="10pt" officeooo:rsid="00237df1" style:font-name-asian="Courier New" style:font-size-asian="10pt" style:font-name-complex="Courier New" style:font-size-complex="10pt"/>
    </style:style>
    <style:style style:name="T18"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9"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0" style:family="text">
      <style:text-properties fo:color="#000000" style:text-underline-style="none"/>
    </style:style>
    <style:style style:name="T21" style:family="text">
      <style:text-properties fo:color="#000000" fo:font-style="italic" style:font-style-asian="italic" style:font-style-complex="italic"/>
    </style:style>
    <style:style style:name="T22" style:family="text">
      <style:text-properties fo:color="#000000" officeooo:rsid="003199a0"/>
    </style:style>
    <style:style style:name="T23" style:family="text">
      <style:text-properties fo:color="#000000" style:font-name="Courier New1" fo:font-size="10pt" style:font-size-asian="10pt"/>
    </style:style>
    <style:style style:name="T24" style:family="text">
      <style:text-properties fo:color="#000000" style:font-name="Courier New1" fo:font-size="10pt" officeooo:rsid="00343996" style:font-size-asian="10pt"/>
    </style:style>
    <style:style style:name="T25" style:family="text">
      <style:text-properties fo:color="#000000" style:font-name="Courier New1" fo:font-size="10pt" fo:font-style="normal" style:font-size-asian="10pt" style:font-style-asian="normal" style:font-style-complex="normal"/>
    </style:style>
    <style:style style:name="T26" style:family="text">
      <style:text-properties fo:color="#000000" style:font-name="Courier New1" fo:font-size="10pt" fo:font-style="italic" style:font-size-asian="10pt" style:font-style-asian="italic"/>
    </style:style>
    <style:style style:name="T27" style:family="text">
      <style:text-properties fo:font-weight="bold" style:font-weight-asian="bold" style:font-weight-complex="bold"/>
    </style:style>
    <style:style style:name="T28" style:family="text">
      <style:text-properties fo:font-weight="bold" officeooo:rsid="00237df1" style:font-weight-asian="bold" style:font-weight-complex="bold"/>
    </style:style>
    <style:style style:name="T29" style:family="text">
      <style:text-properties style:font-name="Courier New" fo:font-size="10pt" style:font-name-asian="Courier New" style:font-size-asian="10pt" style:font-name-complex="Courier New" style:font-size-complex="10pt"/>
    </style:style>
    <style:style style:name="T30" style:family="text">
      <style:text-properties style:font-name="Courier New" fo:font-style="normal" fo:font-weight="normal" style:font-style-asian="normal" style:font-weight-asian="normal" style:font-style-complex="normal" style:font-weight-complex="normal"/>
    </style:style>
    <style:style style:name="T31" style:family="text">
      <style:text-properties style:font-name="Courier New" fo:font-style="normal" style:font-style-asian="normal" style:font-style-complex="normal"/>
    </style:style>
    <style:style style:name="T32" style:family="text">
      <style:text-properties style:use-window-font-color="true" style:font-name="Courier New" fo:font-size="10pt" style:font-name-asian="Courier New" style:font-size-asian="10pt" style:font-name-complex="Courier New" style:font-size-complex="10pt"/>
    </style:style>
    <style:style style:name="T33" style:family="text">
      <style:text-properties fo:color="#141312"/>
    </style:style>
    <style:style style:name="T34" style:family="text">
      <style:text-properties fo:language="en" fo:country="US"/>
    </style:style>
    <style:style style:name="T35" style:family="text">
      <style:text-properties fo:language="en" fo:country="US" fo:font-style="italic" style:font-style-asian="italic" style:font-style-complex="italic"/>
    </style:style>
    <style:style style:name="T36" style:family="text">
      <style:text-properties style:font-name="CMR10" fo:font-size="10pt" style:font-name-asian="CMR10" style:font-size-asian="10pt" style:font-name-complex="CMR10" style:font-size-complex="10pt"/>
    </style:style>
    <style:style style:name="T37" style:family="text">
      <style:text-properties style:font-name="CMR10" fo:font-size="10pt" fo:language="en" fo:country="US" style:font-name-asian="CMR10" style:font-size-asian="10pt" style:font-name-complex="CMR10" style:font-size-complex="10pt"/>
    </style:style>
    <style:style style:name="T38" style:family="text">
      <style:text-properties style:font-name="CMR10" fo:font-size="10pt" fo:font-style="italic" style:font-name-asian="CMR10" style:font-size-asian="10pt" style:font-style-asian="italic" style:font-name-complex="CMR10" style:font-size-complex="10pt" style:font-style-complex="italic"/>
    </style:style>
    <style:style style:name="T39" style:family="text">
      <style:text-properties style:font-name="CMR10" fo:font-size="10pt" fo:font-style="normal" style:font-name-asian="CMR10" style:font-size-asian="10pt" style:font-style-asian="normal" style:font-name-complex="CMR10" style:font-size-complex="10pt" style:font-style-complex="normal"/>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font-name="Arial1" fo:font-style="normal" fo:font-weight="normal" style:font-style-asian="normal" style:font-weight-asian="normal" style:font-style-complex="normal" style:font-weight-complex="normal"/>
    </style:style>
    <style:style style:name="T42" style:family="text">
      <style:text-properties style:font-name="Arial1" fo:font-style="normal" style:font-style-asian="normal" style:font-style-complex="normal"/>
    </style:style>
    <style:style style:name="T43" style:family="text">
      <style:text-properties style:font-name="Arial1" fo:font-style="italic" fo:font-weight="normal" style:font-style-asian="italic" style:font-weight-asian="normal" style:font-style-complex="italic" style:font-weight-complex="normal"/>
    </style:style>
    <style:style style:name="T44" style:family="text">
      <style:text-properties fo:color="#7f0055" fo:font-weight="bold" style:font-weight-asian="bold" style:font-weight-complex="bold"/>
    </style:style>
    <style:style style:name="T45"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6" style:family="text">
      <style:text-properties fo:color="#7f0055" style:font-name="Courier New1" fo:font-size="10pt" fo:font-weight="bold" style:font-size-asian="10pt" style:font-weight-asian="bold"/>
    </style:style>
    <style:style style:name="T47" style:family="text">
      <style:text-properties fo:color="#646464"/>
    </style:style>
    <style:style style:name="T48" style:family="text">
      <style:text-properties fo:color="#646464" style:font-name="Courier New1" fo:font-size="10pt" fo:language="zxx" fo:country="none" style:font-size-asian="10pt"/>
    </style:style>
    <style:style style:name="T49" style:family="text">
      <style:text-properties fo:color="#2a00ff"/>
    </style:style>
    <style:style style:name="T50" style:family="text">
      <style:text-properties fo:color="#2a00ff" style:font-name="Courier New1" fo:font-size="10pt" style:font-size-asian="10pt"/>
    </style:style>
    <style:style style:name="T51" style:family="text">
      <style:text-properties fo:color="#2a00ff" style:font-name="Courier New1" fo:font-size="10pt" officeooo:rsid="00343996" style:font-size-asian="10pt"/>
    </style:style>
    <style:style style:name="T52" style:family="text">
      <style:text-properties fo:color="#3f7f5f"/>
    </style:style>
    <style:style style:name="T53" style:family="text">
      <style:text-properties fo:color="#0000c0"/>
    </style:style>
    <style:style style:name="T54"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55" style:family="text">
      <style:text-properties fo:color="#0000c0" fo:font-style="italic" style:font-style-asian="italic" style:font-style-complex="italic"/>
    </style:style>
    <style:style style:name="T56" style:family="text">
      <style:text-properties style:text-underline-style="none"/>
    </style:style>
    <style:style style:name="T57" style:family="text">
      <style:text-properties fo:font-weight="normal" style:font-weight-asian="normal" style:font-weight-complex="normal"/>
    </style:style>
    <style:style style:name="T58" style:family="text">
      <style:text-properties fo:font-weight="normal" officeooo:rsid="0030e285" style:font-weight-asian="normal" style:font-weight-complex="normal"/>
    </style:style>
    <style:style style:name="T59" style:family="text">
      <style:text-properties officeooo:rsid="0020be5f"/>
    </style:style>
    <style:style style:name="T60" style:family="text">
      <style:text-properties officeooo:rsid="00237df1"/>
    </style:style>
    <style:style style:name="T61" style:family="text">
      <style:text-properties officeooo:rsid="00252f97"/>
    </style:style>
    <style:style style:name="T62" style:family="text">
      <style:text-properties officeooo:rsid="0027d8ee"/>
    </style:style>
    <style:style style:name="T63" style:family="text">
      <style:text-properties officeooo:rsid="00288001"/>
    </style:style>
    <style:style style:name="T64" style:family="text">
      <style:text-properties officeooo:rsid="00295846"/>
    </style:style>
    <style:style style:name="T65" style:family="text">
      <style:text-properties officeooo:rsid="002a31c9"/>
    </style:style>
    <style:style style:name="T66" style:family="text">
      <style:text-properties officeooo:rsid="002cf00d"/>
    </style:style>
    <style:style style:name="T67" style:family="text">
      <style:text-properties officeooo:rsid="0030abba"/>
    </style:style>
    <style:style style:name="T68" style:family="text">
      <style:text-properties officeooo:rsid="0030e285"/>
    </style:style>
    <style:style style:name="T69" style:family="text">
      <style:text-properties officeooo:rsid="003199a0"/>
    </style:style>
    <style:style style:name="T70" style:family="text">
      <style:text-properties fo:color="#6a3e3e" style:font-name="Courier New1" fo:font-size="10pt" style:font-size-asian="10pt"/>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0">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81"/>
      <text:p text:style-name="P7"/>
      <text:p text:style-name="P7"/>
      <text:p text:style-name="P7"/>
      <text:p text:style-name="P7">Overture Technical Report Series</text:p>
      <text:p text:style-name="P8">No. TR-007</text:p>
      <text:p text:style-name="P74"><text:modification-date style:data-style-name="N110">April 2016</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3560756814818641417" text:style-name="Outline">
        <text:list-item>
          <text:h text:style-name="P84"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02"><text:s/>0. <text:s/>Document Control<text:tab/>2</text:p>
          <text:p text:style-name="P103"><text:s/>0.1. <text:s/>Table of Contents<text:tab/>2</text:p>
          <text:p text:style-name="P103"><text:s/>0.2. <text:s/>References<text:tab/>2</text:p>
          <text:p text:style-name="P103"><text:s/>0.3. <text:s/>Document History<text:tab/>3</text:p>
          <text:p text:style-name="P103"><text:s/>0.4. <text:s/>Copyright<text:tab/>3</text:p>
          <text:p text:style-name="P102"><text:s/>1. <text:s/>Introduction<text:tab/>4</text:p>
          <text:p text:style-name="P103"><text:s/>1.1. <text:s/>VDM<text:tab/>4</text:p>
          <text:p text:style-name="P102"><text:s/>2. <text:s/>Using VDMJ<text:tab/>5</text:p>
          <text:p text:style-name="P103"><text:s/>2.1. <text:s/>Starting VDMJ<text:tab/>5</text:p>
          <text:p text:style-name="P103"><text:s/>2.2. <text:s/>Command Line Recall<text:tab/>7</text:p>
          <text:p text:style-name="P103"><text:s/>2.3. <text:s/>Source File Formats<text:tab/>8</text:p>
          <text:p text:style-name="P103"><text:s/>2.4. <text:s/>Parsing, Type Checking, and Proof Obligations<text:tab/>9</text:p>
          <text:p text:style-name="P103"><text:s/>2.5. <text:s/>The Interpreter<text:tab/>9</text:p>
          <text:p text:style-name="P104"><text:s/>2.5.1. <text:s/>Suppressing Runtime Checks<text:tab/>17</text:p>
          <text:p text:style-name="P103"><text:s/>2.6. <text:s/>Debugging<text:tab/>19</text:p>
          <text:p text:style-name="P104"><text:s/>2.6.1. <text:s/>Single-threaded Debugging<text:tab/>19</text:p>
          <text:p text:style-name="P104"><text:s/>2.6.2. <text:s/>VDM++ Multi-threaded Debugging<text:tab/>22</text:p>
          <text:p text:style-name="P104"><text:s/>2.6.3. <text:s/>VDM-RT Debugging and the VDMJC Client<text:tab/>24</text:p>
          <text:p text:style-name="P103"><text:s/>2.7. <text:s/>Sessions<text:tab/>28</text:p>
          <text:p text:style-name="P103"><text:s/>2.8. <text:s/>Standard Libraries<text:tab/>30</text:p>
          <text:p text:style-name="P102"><text:s/>3. <text:s/>VDMJUnit Testing<text:tab/>31</text:p>
          <text:p text:style-name="P102"><text:s/>4. <text:s/>Combinatorial Testing<text:tab/>35</text:p>
          <text:p text:style-name="P103"><text:s/>4.1. <text:s/>Debugging Tests<text:tab/>38</text:p>
          <text:p text:style-name="P103"><text:s/>4.2. <text:s/>Filtering Tests<text:tab/>40</text:p>
          <text:p text:style-name="P102"><text:s/>5. <text:s/>Internationalization (I18N)<text:tab/>44</text:p>
          <text:p text:style-name="P102"><text:s/>6. <text:s/>The vdmj.properties File<text:tab/>45</text:p>
          <text:p text:style-name="P102"><text:s/>7. <text:s/>Appendix A: The shmem Example<text:tab/>47</text:p>
          <text:p text:style-name="P102"><text:s/>8. <text:s/>Appendix B: Supported Character Sets<text:tab/>52</text:p>
        </text:index-body>
      </text:table-of-content>
      <text:list xml:id="list124608396663435" text:continue-numbering="true" text:style-name="Outline">
        <text:list-item>
          <text:list>
            <text:list-item>
              <text:h text:style-name="P85" text:outline-level="2">References</text:h>
            </text:list-item>
          </text:list>
        </text:list-item>
      </text:list>
      <text:list xml:id="list685587636823488298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108">The VDMTools VDM++ Language Manual, http://www.vdmtools.jp/uploads/manuals/langmanpp_a4E.pdf</text:p>
        </text:list-item>
        <text:list-item>
          <text:p text:style-name="P108">Validated Designs for Object-oriented Systems, by John Fitzgerald et. al., <text:a xlink:type="simple" xlink:href="http://www.vdmbook.com/" text:style-name="Internet_20_link" text:visited-style-name="Visited_20_Internet_20_Link">http://www.vdmbook.com/</text:a></text:p>
        </text:list-item>
        <text:list-item>
          <text:p text:style-name="P108">User Manual for the Overture Combinatorial Testing Plug-in, by Peter Gorm Larsen and Kenneth Lausdahl.</text:p>
        </text:list-item>
        <text:list-item>
          <text:p text:style-name="P108">Overture, Open-source Tools for Formal Modelling, <text:a xlink:type="simple" xlink:href="http://www.overturetool.org/" text:style-name="Internet_20_link" text:visited-style-name="Visited_20_Internet_20_Link">http://www.overturetool.org/</text:a></text:p>
        </text:list-item>
        <text:list-item>
          <text:p text:style-name="P108">VDMJ Project, <text:span text:style-name="T3">SourceForge</text:span>, <text:a xlink:type="simple" xlink:href="https://sourceforge.net/projects/vdmj/" text:style-name="Internet_20_link" text:visited-style-name="Visited_20_Internet_20_Link">https://sourceforge.net/projects/vdmj/</text:a></text:p>
        </text:list-item>
        <text:list-item>
          <text:p text:style-name="Reference"><text:span text:style-name="T35">VDMJ Design Specification</text:span><text:span text:style-name="T34">, Nick Battle.</text:span></text:p>
        </text:list-item>
        <text:list-item>
          <text:p text:style-name="Reference"><text:soft-page-break/><text:span text:style-name="T35">Combinatorial Testing for VDM++.</text:span><text:span text:style-name="T34"> </text:span><text:span text:style-name="T37">Peter Gorm Larsen, Kenneth Lausdahl, and Nick </text:span><text:span text:style-name="T36">Battle, SEFM-2010.</text:span></text:p>
        </text:list-item>
        <text:list-item>
          <text:p text:style-name="Reference"><text:span text:style-name="T36">JUnit Test Framework, </text:span><text:a xlink:type="simple" xlink:href="http://en.wikipedia.org/wiki/JUnit" text:style-name="Internet_20_link" text:visited-style-name="Visited_20_Internet_20_Link"><text:span text:style-name="T36">http://en.wikipedia.org/wiki/JUnit</text:span></text:a></text:p>
        </text:list-item>
        <text:list-item>
          <text:p text:style-name="P109"><text:span text:style-name="T36">The </text:span><text:span text:style-name="T38">rlwrap </text:span><text:span text:style-name="T39">manual page, </text:span><text:a xlink:type="simple" xlink:href="http://linux.die.net/man/1/rlwrap" text:style-name="Internet_20_link" text:visited-style-name="Visited_20_Internet_20_Link"><text:span text:style-name="T39">http://linux.die.net/man/1/rlwrap</text:span></text:a></text:p>
        </text:list-item>
      </text:list>
      <text:list xml:id="list124608437750953" text:continue-list="list124608396663435"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P75">Issue 1.1</text:p>
          </table:table-cell>
          <table:table-cell table:style-name="History.A1" office:value-type="string">
            <text:p text:style-name="P77">18/02/13</text:p>
          </table:table-cell>
          <table:table-cell table:style-name="History.A1" office:value-type="string">
            <text:p text:style-name="P75">Added VDMJUnit section.</text:p>
          </table:table-cell>
        </table:table-row>
        <table:table-row>
          <table:table-cell table:style-name="History.A1" office:value-type="string">
            <text:p text:style-name="P76">Issue 1.2</text:p>
          </table:table-cell>
          <table:table-cell table:style-name="History.A1" office:value-type="string">
            <text:p text:style-name="P76">30/12/15</text:p>
          </table:table-cell>
          <table:table-cell table:style-name="History.A1" office:value-type="string">
            <text:p text:style-name="P76">Updated for <text:span text:style-name="T2">VDMJ </text:span>3.1.1</text:p>
          </table:table-cell>
        </table:table-row>
        <table:table-row>
          <table:table-cell table:style-name="History.A1" office:value-type="string">
            <text:p text:style-name="P78">Issue 1.3</text:p>
          </table:table-cell>
          <table:table-cell table:style-name="History.A1" office:value-type="string">
            <text:p text:style-name="P78">03/02/16</text:p>
          </table:table-cell>
          <table:table-cell table:style-name="History.A1" office:value-type="string">
            <text:p text:style-name="P78">Added command line recall section</text:p>
          </table:table-cell>
        </table:table-row>
        <table:table-row>
          <table:table-cell table:style-name="History.A1" office:value-type="string">
            <text:p text:style-name="P79">Issue 1.4</text:p>
          </table:table-cell>
          <table:table-cell table:style-name="History.A1" office:value-type="string">
            <text:p text:style-name="P79">08/04/16</text:p>
          </table:table-cell>
          <table:table-cell table:style-name="History.A1" office:value-type="string">
            <text:p text:style-name="P79">Added runtrace ranges</text:p>
          </table:table-cell>
        </table:table-row>
      </table:table>
      <text:p text:style-name="Table"><text:span text:style-name="Caption_20_characters"/></text:p>
      <text:list xml:id="list124608766223770"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text:span text:style-name="T1">6</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24607605555102"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text:p>
      <text:list xml:id="list124607087024746"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24608566767337"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21">$ java -jar vdmj-<text:span text:style-name="T2">3</text:span>.<text:span text:style-name="T2">1</text:span>.1.jar</text:p>
      <text:p text:style-name="P32">VDMJ: You must specify either -vdmsl, -vdmpp or -vdmrt</text:p>
      <text:p text:style-name="P32"/>
      <text:p text:style-name="P32">Usage: VDMJ &lt;-vdmsl | -vdmpp | -vdmrt&gt; [&lt;options&gt;] [&lt;files or dirs&gt;]</text:p>
      <text:p text:style-name="P32">-vdmsl: parse files as VDM-SL</text:p>
      <text:p text:style-name="P32">-vdmpp: parse files as VDM++</text:p>
      <text:p text:style-name="P32">-vdmrt: parse files as VDM-RT</text:p>
      <text:p text:style-name="P32">-path: search path for files</text:p>
      <text:p text:style-name="P32">-<text:span text:style-name="T59">v: show VDMJ jar version</text:span></text:p>
      <text:p text:style-name="P32">-r &lt;release&gt;: VDM language release</text:p>
      <text:p text:style-name="P32">-w: suppress warning messages</text:p>
      <text:p text:style-name="P32">-q: suppress information messages</text:p>
      <text:p text:style-name="P32">-i: run the interpreter if successfully type checked</text:p>
      <text:p text:style-name="P32">-p: generate proof obligations and stop</text:p>
      <text:p text:style-name="P32">-e &lt;exp&gt;: evaluate &lt;exp&gt; and stop</text:p>
      <text:p text:style-name="P32">-c &lt;charset&gt;: select a file charset</text:p>
      <text:p text:style-name="P32">-t &lt;charset&gt;: select a console charset</text:p>
      <text:p text:style-name="P32">-o &lt;filename&gt;: save the type checked specification</text:p>
      <text:p text:style-name="P32">-default &lt;name&gt;: set the default module/class</text:p>
      <text:p text:style-name="P32">-pre: disable precondition checks</text:p>
      <text:p text:style-name="P32">-post: disable postcondition checks</text:p>
      <text:p text:style-name="P32">-inv: disable type/state invariant checks</text:p>
      <text:p text:style-name="P32">-dtc: disable all dynamic type checking</text:p>
      <text:p text:style-name="P32">-measures: disable recursive measure checking</text:p>
      <text:p text:style-name="P32">-log &lt;filename&gt;: enable real-time event logging</text:p>
      <text:p text:style-name="P32">-remote &lt;class&gt;: enable remote control</text:p>
      <text:p text:style-name="P32"/>
      <text:p text:style-name="P32"/>
      <text:p text:style-name="Text_20_body">Notice that the error indicates that the tool must be invoked with either the <text:span text:style-name="T3">-vdmsl, -vdmpp </text:span><text:span text:style-name="T7">or</text:span><text:span text:style-name="T3"> -vdmrt</text:span><text:span text:style-name="T7"> </text:span><text:span text:style-name="T3"><text:s/></text:span><text:span text:style-name="T7">option to indicate the VDM dialect and parser required. The </text:span><text:span text:style-name="T3">-r </text:span><text:span text:style-name="T7">option can be used to indicate the language release, currently </text:span><text:span text:style-name="T3">classic </text:span><text:span text:style-name="T7">or </text:span><text:span text:style-name="T3">vdm10</text:span><text:span text:style-name="T7">. The default is </text:span><text:span text:style-name="T4">vdm10</text:span><text:span text:style-name="T7">.</text:span></text:p>
      <text:p text:style-name="Text_20_body"><text:span text:style-name="T7">Normally, a specification will be loaded by identifying all of the VDM source files to include. If a directory is given, all the relevant source files within that directory will be loaded. The </text:span><text:span text:style-name="T3">-path </text:span><text:span text:style-name="T7">option may occur zero or more times, and defines alternative directories to search for files. At least one source file must be specified unless the </text:span><text:span text:style-name="T3">-i </text:span><text:span text:style-name="T7">option is used, in which case the interpreter can be started with no specification. Source files can be in a variety of document formats, as well as plain text (see section 2.2). </text:span></text:p>
      <text:p text:style-name="Text_20_body"><text:span text:style-name="T7">If no </text:span><text:span text:style-name="T3">-i </text:span><text:span text:style-name="T7">option is given, the tool will parse and type check the specification files only, giving any errors and warnings on standard output, then stop. <text:s/>Warnings can be suppressed with the </text:span><text:span text:style-name="T3">-w </text:span><text:span text:style-name="T7">option. The </text:span><text:span text:style-name="T3">-q </text:span><text:span text:style-name="T7">option can be used to suppress the various information messages printed (this doesn’t include errors and warnings).</text:span></text:p>
      <text:p text:style-name="Text_20_body"><text:span text:style-name="T7">The </text:span><text:span text:style-name="T3">-p </text:span><text:span text:style-name="T7">option will run the proof obligation generator and then stop, assuming the specification has no type checking errors.</text:span></text:p>
      <text:p text:style-name="Text_20_body"><text:span text:style-name="T7">For batch execution, the </text:span><text:span text:style-name="T3">-e </text:span><text:span text:style-name="T7">option can be used to identify a single expression to evaluate in the context of the loaded specification, assuming the specification has no type checking errors.</text:span></text:p>
      <text:p text:style-name="Text_20_body"><text:span text:style-name="T7">The </text:span><text:span text:style-name="T3">-c</text:span><text:span text:style-name="T7"> and </text:span><text:span text:style-name="T3">-t</text:span><text:span text:style-name="T7"> options allow the file and console character sets to be defined, respectively. This is to allow specifications written in languages other than the default for your system to be used (see section 4).</text:span></text:p>
      <text:p text:style-name="Text_20_body"><text:span text:style-name="T7">The </text:span><text:span text:style-name="T3">-o </text:span><text:span text:style-name="T7">option allows a parsed and type checked specification to be saved to a file. Such files are effectively libraries, and can be can be re-loaded without the parsing/checking overhead.</text:span></text:p>
      <text:p text:style-name="Text_20_body"><text:soft-page-break/><text:span text:style-name="T7">The </text:span><text:span text:style-name="T3">-default </text:span><text:span text:style-name="T7">option sets the default class or module name, otherwise the default is simply the first class or module encountered by the parser in the file list.</text:span></text:p>
      <text:p text:style-name="Text_20_body"><text:span text:style-name="T7">The </text:span><text:span text:style-name="T3">-pre, -post, -inv,</text:span><text:span text:style-name="T7"> </text:span><text:span text:style-name="T3">-dtc </text:span><text:span text:style-name="T7">and </text:span><text:span text:style-name="T3">-measures </text:span><text:span text:style-name="T7">options can be used to disable precondition, postcondition, invariant, dynamic type checking and recursive measure checking, respectively. By default, all these checks are performed.</text:span></text:p>
      <text:p text:style-name="Text_20_body"><text:span text:style-name="T7">The </text:span><text:span text:style-name="T3">-log </text:span><text:span text:style-name="T7">option is for use with </text:span><text:span text:style-name="T3">-vdmrt</text:span><text:span text:style-name="T7">, and causes real-time events from the model to be written to the file name given. <text:s/>These are useful with the Overture Eclipse GUI, which has a plugin to display timing diagrams [8].</text:span></text:p>
      <text:p text:style-name="Text_20_body"><text:span text:style-name="T7">The </text:span><text:span text:style-name="T3">-remote </text:span><text:span text:style-name="T7">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7">If </text:span><text:span text:style-name="T3">flat.def </text:span><text:span text:style-name="T7">contains a simple VDM-SL specification of the factorial function, called “f”, the following illustrate ways to test the specification, with user input shown in </text:span><text:span text:style-name="T13">bold</text:span><text:span text:style-name="T7">:</text:span></text:p>
      <text:p text:style-name="P36"/>
      <text:p text:style-name="P37">$ cat flat.def</text:p>
      <text:p text:style-name="P36"/>
      <text:p text:style-name="P36">functions</text:p>
      <text:p text:style-name="P36"/>
      <text:p text:style-name="P36">f: int -&gt; int</text:p>
      <text:p text:style-name="P36"><text:s text:c="4"/>f(a) == if a &lt; 2 then 1 else a * f(a-1)</text:p>
      <text:p text:style-name="P36"><text:s text:c="4"/>pre a &gt; 0</text:p>
      <text:p text:style-name="P36"/>
      <text:p text:style-name="P36"/>
      <text:p text:style-name="P37">$ <text:s/>java -jar vdmj-3.1.1.jar -vdmsl flat.def</text:p>
      <text:p text:style-name="P40">Parsed 1 module in 0.189 secs. No syntax errors</text:p>
      <text:p text:style-name="P40">Warning 5012: Recursive function has no measure in 'DEFAULT' (flat.def) at line 3:1</text:p>
      <text:p text:style-name="P40">Type checked 1 module in 0.058 secs. No type errors and 1 warning</text:p>
      <text:p text:style-name="P36"/>
      <text:p text:style-name="P36"/>
      <text:p text:style-name="P37">$ java -jar vdmj-3.1.1.jar -vdmsl -q -w flat.def</text:p>
      <text:p text:style-name="P36">&lt;quiet!&gt;</text:p>
      <text:p text:style-name="P36"/>
      <text:p text:style-name="P36"/>
      <text:p text:style-name="P37">$ java -jar vdmj-3.1.1.jar -vdmsl -w -e "f(10)" flat.def</text:p>
      <text:p text:style-name="P40">Parsed 1 module in 0.189 secs. No syntax errors</text:p>
      <text:p text:style-name="P40">Type checked 1 module in 0.018 secs. No type errors and suppressed 1 warning</text:p>
      <text:p text:style-name="P40">Initialized 1 module in 0.095 secs.</text:p>
      <text:p text:style-name="P40">3628800</text:p>
      <text:p text:style-name="P40">Bye</text:p>
      <text:p text:style-name="P36"/>
      <text:p text:style-name="P36"/>
      <text:p text:style-name="P37">$ java -jar vdmj-3.1.1.jar -vdmsl -e "f(10)" -q -w flat.def</text:p>
      <text:p text:style-name="P36">3628800</text:p>
      <text:p text:style-name="P36"/>
      <text:p text:style-name="P36"/>
      <text:p text:style-name="P37">$ java -jar vdmj-3.1.1.jar -vdmsl -i -w flat.def</text:p>
      <text:p text:style-name="P40">Parsed 1 module in 0.198 secs. No syntax errors</text:p>
      <text:p text:style-name="P40">Type checked 1 module in 0.018 secs. No type errors and suppressed 1 warning</text:p>
      <text:p text:style-name="P40">Initialized 1 module in 0.125 secs.</text:p>
      <text:p text:style-name="P40">Interpreter started</text:p>
      <text:p text:style-name="P37">&gt; print f(10)</text:p>
      <text:p text:style-name="P40">= 3628800</text:p>
      <text:p text:style-name="P40">Executed in 0.023 secs.</text:p>
      <text:p text:style-name="P37">&gt; quit</text:p>
      <text:p text:style-name="P40">Bye</text:p>
      <text:p text:style-name="P36"><text:soft-page-break/></text:p>
      <text:p text:style-name="P37">$ java -jar vdmj-3.1.1.jar -vdmsl -p -w flat.def</text:p>
      <text:p text:style-name="P40">Parsed 1 module in 0.182 secs. No syntax errors</text:p>
      <text:p text:style-name="P40">Type checked 1 module in 0.023 secs. No type errors and suppressed 1 warning</text:p>
      <text:p text:style-name="P40">Generated 1 proof obligation:</text:p>
      <text:p text:style-name="P40"/>
      <text:p text:style-name="P40">Proof Obligation 1: (Unproved)</text:p>
      <text:p text:style-name="P40">f: function apply obligation in 'DEFAULT' (flat.def) at line 4:38</text:p>
      <text:p text:style-name="P40">(forall a:int &amp; (a &gt; 0) =&gt;</text:p>
      <text:p text:style-name="P40"><text:s text:c="2"/>(not (a &lt; 2) =&gt;</text:p>
      <text:p text:style-name="P40"><text:s text:c="4"/>pre_f((a - 1))))</text:p>
      <text:p text:style-name="P36"/>
      <text:p text:style-name="P36"/>
      <text:p text:style-name="P37">$ java -jar vdmj-3.1.1.jar -vdmsl -e "f(0)" -w flat.def</text:p>
      <text:p text:style-name="P40">Parsed 1 module in 0.181 secs. No syntax errors</text:p>
      <text:p text:style-name="P40">Type checked 1 module in 0.027 secs. No type errors and suppressed 1 warning</text:p>
      <text:p text:style-name="P40">Initialized 1 module in 0.086 secs.</text:p>
      <text:p text:style-name="P40">Error 4055: Precondition failure: pre_f in 'DEFAULT' (console) at line 1:1</text:p>
      <text:p text:style-name="P40">Execution: Error 4055: Precondition failure: pre_f in 'DEFAULT' (console) at line 1:1</text:p>
      <text:p text:style-name="P40"><text:s text:c="8"/>a = 0</text:p>
      <text:p text:style-name="P40">In root context of f(a) in 'DEFAULT' (console) at line 1:1</text:p>
      <text:p text:style-name="P40">In root context of module scope</text:p>
      <text:p text:style-name="P40">Bye</text:p>
      <text:p text:style-name="P36"/>
      <text:p text:style-name="P36"/>
      <text:p text:style-name="P37">$ java -jar vdmj-3.1.1.jar -vdmsl -pre -e "f(0)" -w flat.def</text:p>
      <text:p text:style-name="P40">Parsed 1 module in 0.22 secs. No syntax errors</text:p>
      <text:p text:style-name="P40">Type checked 1 module in 0.024 secs. No type errors and suppressed 1 warning</text:p>
      <text:p text:style-name="P40">Initialized 1 module in 0.097 secs.</text:p>
      <text:p text:style-name="P40">1</text:p>
      <text:p text:style-name="P40">Bye</text:p>
      <text:p text:style-name="P36"/>
      <text:p text:style-name="P37">$ java -jar vdmj-3.1.1.jar -vdmsl -w -o flat.lib flat.def</text:p>
      <text:p text:style-name="P40">Parsed 1 module in 0.192 secs. No syntax errors</text:p>
      <text:p text:style-name="P40">Type checked 1 module in 0.02 secs. No type errors and suppressed 1 warning</text:p>
      <text:p text:style-name="P40">Saved 1 module to flat.lib in 0.108 secs.</text:p>
      <text:p text:style-name="P37">$ java -jar vdmj-3.1.1.jar -vdmsl flat.lib -e "f(10)"</text:p>
      <text:p text:style-name="P40">Loaded 1 module from flat.lib in 0.192 secs</text:p>
      <text:p text:style-name="P40">Initialized 1 module in 0.129 secs.</text:p>
      <text:p text:style-name="P40">3628800</text:p>
      <text:p text:style-name="P36">Bye</text:p>
      <text:list xml:id="list124608725133347" text:continue-numbering="true" text:style-name="Outline">
        <text:list-item>
          <text:list>
            <text:list-item>
              <text:h text:style-name="P87" text:outline-level="2">Command Line Recall</text:h>
            </text:list-item>
          </text:list>
        </text:list-item>
      </text:list>
      <text:p text:style-name="P17"><text:span text:style-name="T7">VDMJ does not automatically provide command line recall – the ability to quickly retrieve and perhaps change a previously entered command. But this feature can conveniently be added, either in Linux or Cygwin on Windows, by using the </text:span><text:span text:style-name="T3">rlwrap </text:span><text:span text:style-name="T7">command to start java </text:span><text:span text:style-name="T11">[13]</text:span><text:span text:style-name="T7">. For example:</text:span></text:p>
      <text:p text:style-name="P71"/>
      <text:p text:style-name="P30">$ rlwrap java -jar vdmj-3.1.1.jar -vdmsl -i MATH.java</text:p>
      <text:p text:style-name="P71">Parsed 1 module in 0.189 secs. No syntax errors</text:p>
      <text:p text:style-name="P71">Type checked 1 module in 0.013 secs. No type errors</text:p>
      <text:p text:style-name="P71">Initialized 1 module in 0.031 secs. </text:p>
      <text:p text:style-name="P71">Interpreter started</text:p>
      <text:p text:style-name="P30">&gt; p exp(1)</text:p>
      <text:p text:style-name="P71">= 2.718281828459045</text:p>
      <text:p text:style-name="P71">Executed in 0.018 secs. </text:p>
      <text:p text:style-name="P30">&gt; p exp(2)</text:p>
      <text:p text:style-name="P71">= 7.38905609893065</text:p>
      <text:p text:style-name="P71">Executed in 0.003 secs. </text:p>
      <text:p text:style-name="P30"><text:soft-page-break/>&gt; p exp(1) <text:s text:c="11"/>&lt;-- <text:span text:style-name="T67">T</text:span>wo up-arrows recalled this line</text:p>
      <text:p text:style-name="P71">= 2.718281828459045</text:p>
      <text:p text:style-name="P71">Executed in 0.002 secs.</text:p>
      <text:p text:style-name="P31">&gt; p exp(2) <text:s text:c="11"/><text:span text:style-name="T66">&lt;-- CTRL-R followed by (2 found this line</text:span></text:p>
      <text:p text:style-name="P72">= 7.38905609893065</text:p>
      <text:p text:style-name="P72">Executed in 0.003 secs.</text:p>
      <text:p text:style-name="P71">&gt;</text:p>
      <text:p text:style-name="P71"/>
      <text:p text:style-name="P18">The commands themselves are written to a file called <text:span text:style-name="T3">.java_history </text:span><text:span text:style-name="T7">in your home directory, which means that commands can be retrieved across VDMJ sessions. The location of the history file can be changed by setting the $RLWRAP_HOME environment variable. See [13] for details.</text:span></text:p>
      <text:list xml:id="list124608357774128" text:continue-numbering="true" text:style-name="Outline">
        <text:list-item>
          <text:list>
            <text:list-item>
              <text:h text:style-name="P86" text:outline-level="2">Source File Formats</text:h>
            </text:list-item>
          </text:list>
        </text:list-item>
      </text:list>
      <text:p text:style-name="Text_20_body"><text:span text:style-name="T7">VDM source files can be presented to VDMJ in a variety of formats and encodings. The embedding of a specification in another document (typically a design or requirement document) is useful as it allows a single controlled source to be maintained</text:span><text:span text:style-name="T7"><text:note text:id="ftn1" text:note-class="footnote"><text:note-citation>1</text:note-citation><text:note-body><text:p text:style-name="Footnote"><text:s/>This also supports <text:span text:style-name="T3">Literate Programming</text:span><text:span text:style-name="T7"> – see http://en.wikipedia.org/wiki/Literate_programming</text:span></text:p></text:note-body></text:note></text:span><text:span text:style-name="T7">. The following formats are supported:</text:span></text:p>
      <text:list xml:id="list2283101606625783172" text:style-name="List_20_1">
        <text:list-item>
          <text:p text:style-name="P98"><text:span text:style-name="T7">Plain text</text:span><text:span text:style-name="T14">. <text:s/>This is default format. Source files can be read using a variety of character encodings, as indicated by the </text:span><text:span text:style-name="T6">-c </text:span><text:span text:style-name="T14">command line option.</text:span></text:p>
        </text:list-item>
        <text:list-item>
          <text:p text:style-name="P98"><text:span text:style-name="T7">LaTeX</text:span><text:span text:style-name="T14">. <text:s/>Source files may be written in LaTeX so that they can subsequently be typeset to produce high quality printed documentation or PDF files. VDMJ will ignore any LaTeX markup, parsing only the text between markers </text:span><text:span text:style-name="T31">\begin{vdm_al}</text:span><text:span text:style-name="T14"> and </text:span><text:span text:style-name="T31">\end{vdm_al}</text:span><text:span text:style-name="T14">.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6">coverage</text:span><text:span text:style-name="T14">)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30">\document,</text:span><text:span text:style-name="T41"> </text:span><text:span text:style-name="T30">\section,</text:span><text:span text:style-name="T41"> </text:span><text:span text:style-name="T30">\subsection</text:span><text:span text:style-name="T14"> or a %comment. It is possible to parse LaTeX files containing different character encodings by using the </text:span><text:span text:style-name="T6">-c </text:span><text:span text:style-name="T14">command line option.</text:span></text:p>
        </text:list-item>
        <text:list-item>
          <text:p text:style-name="P99"><text:span text:style-name="T7">Word .doc</text:span><text:span text:style-name="T14">. <text:s/>Source files may be written in MS Word. The actual VDM source must be marked with </text:span><text:span text:style-name="T31">%%VDM%%</text:span><text:span text:style-name="T4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3">save </text:span><text:span text:style-name="T41">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00"><text:span text:style-name="T42">Word .docx</text:span><text:span text:style-name="T4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3">-c </text:span><text:span text:style-name="T41">option. The </text:span><text:span text:style-name="T43">save </text:span><text:span text:style-name="T41">command will write out the plain extracted source.</text:span></text:p>
        </text:list-item>
        <text:list-item>
          <text:p text:style-name="P99"><text:span text:style-name="T42">Open Document Format</text:span><text:span text:style-name="T41">. <text:s/>Various modern word processors can write files in ODF format (for example, </text:span><text:span text:style-name="T43">OpenOffice </text:span><text:span text:style-name="T41">and </text:span><text:span text:style-name="T43">Koffice</text:span><text:span text:style-name="T41">). These files have the extension .odt, and they are accepted by the VDMJ parser. The same marker techniques apply as for .docx files. The </text:span><text:span text:style-name="T43">save </text:span><text:span text:style-name="T41">command will write out the plain extracted source. Support for international character sets is provided, again without the need for the </text:span><text:span text:style-name="T43">-c </text:span><text:span text:style-name="T41">option.</text:span></text:p>
        </text:list-item>
      </text:list>
      <text:p text:style-name="P101"><text:soft-page-break/></text:p>
      <text:p text:style-name="P10">Apart from plain text and LaTeX files (which are the default), VDMJ will recognise the various supported file formats above from the source file name extension: .doc, .docx or .odt.</text:p>
      <text:p text:style-name="Text_20_body"><text:span text:style-name="T14">It is occasionally useful to conditionally include source, depending on the dialect of VDM that is being parsed. To enable this, the VDMJ parser includes an </text:span><text:span text:style-name="T7">#ifdef </text:span><text:span text:style-name="T14">convention, and will conditionally include or exclude lines when parsing plain text or LaTeX files. The symbols defined are </text:span><text:span text:style-name="T7">VDM_SL, VDM_PP </text:span><text:span text:style-name="T14">or </text:span><text:span text:style-name="T7">VDM_RT</text:span><text:span text:style-name="T14">, depending on the dialect of the parser. For example:</text:span></text:p>
      <text:p text:style-name="P40"/>
      <text:p text:style-name="P40">#ifdef VDM_SL</text:p>
      <text:p text:style-name="P40">values</text:p>
      <text:p text:style-name="P40"><text:tab/>val = 123;</text:p>
      <text:p text:style-name="P40">#ifdef VDM_PP</text:p>
      <text:p text:style-name="P40"><text:tab/>pp = 123;</text:p>
      <text:p text:style-name="P40">#else</text:p>
      <text:p text:style-name="P40"><text:tab/>notpp = 321;</text:p>
      <text:p text:style-name="P40">#endif</text:p>
      <text:p text:style-name="P40">#else</text:p>
      <text:p text:style-name="P40">instance variables</text:p>
      <text:p text:style-name="P40">#ifdef VDM_PP</text:p>
      <text:p text:style-name="P40"><text:tab/>pp:int := 123;</text:p>
      <text:p text:style-name="P40">#else</text:p>
      <text:p text:style-name="P40"><text:tab/>notpp:int := 321;</text:p>
      <text:p text:style-name="P40">#endif</text:p>
      <text:p text:style-name="P40">#endif</text:p>
      <text:p text:style-name="P40"/>
      <text:p text:style-name="P40"/>
      <text:p text:style-name="Text_20_body"><text:span text:style-name="T14">As with LaTeX files, lines that are excluded with #ifdefs are present as blank lines in the parsed specification, which enables line numbering to be accurate. It is </text:span><text:span text:style-name="T13">not </text:span><text:span text:style-name="T14">possible to use #ifdefs with specifications that are embedded in other file formats.</text:span></text:p>
      <text:list xml:id="list124607233780019" text:continue-list="list124608357774128" text:style-name="Outline">
        <text:list-item>
          <text:list>
            <text:list-item>
              <text:h text:style-name="P86"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7">All warnings and error messages are printed on standard output, even with the </text:span><text:span text:style-name="T3">-q </text:span><text:span text:style-name="T7">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124609121150126" text:continue-numbering="true" text:style-name="Outline">
        <text:list-item>
          <text:list>
            <text:list-item>
              <text:h text:style-name="P86" text:outline-level="2">The Interpreter</text:h>
            </text:list-item>
          </text:list>
        </text:list-item>
      </text:list>
      <text:p text:style-name="Text_20_body"><text:span text:style-name="T7">Assuming a specification does not contain any parse or type checking errors, the interpreter can be started by using the </text:span><text:span text:style-name="T3">-i </text:span><text:span text:style-name="T7">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3">shmem </text:span>source code is in Appendix A):</text:p>
      <text:p text:style-name="P36"/>
      <text:p text:style-name="P37">$ java -jar vdmj-3.1.1.jar -vdmsl -i shmem.vdm</text:p>
      <text:p text:style-name="P40">Parsed 1 module in 0.337 secs. No syntax errors</text:p>
      <text:p text:style-name="P40">Warning 5000: Definition 'i' not used in 'M' (shmem.vdm) at line 129:7</text:p>
      <text:p text:style-name="P40">Type checked 1 module in 0.109 secs. No type errors and 1 warning</text:p>
      <text:p text:style-name="P40">Initialized 1 module in 0.091 secs.</text:p>
      <text:p text:style-name="P40">Interpreter started</text:p>
      <text:p text:style-name="P37"/>
      <text:p text:style-name="P37">&gt; help</text:p>
      <text:p text:style-name="Preformatted_20_Text"><text:soft-page-break/>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68">start test [end test]</text:span>] - run CT trace(s)</text:p>
      <text:p text:style-name="P61">debugtrace &lt;name&gt; [<text:span text:style-name="T68">start test [end test]</text:span>] - debug CT trace(s)</text:p>
      <text:p text:style-name="P62">savetrace [&lt;file&gt; | off] - save CT trace output</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36"/>
      <text:p text:style-name="P37">&gt; modules</text:p>
      <text:p text:style-name="P36">M (default)</text:p>
      <text:p text:style-name="P36"/>
      <text:p text:style-name="P37">&gt; state</text:p>
      <text:p text:style-name="P36">Q4 = [mk_M(&lt;FREE&gt;, 0, 9999)]</text:p>
      <text:p text:style-name="P36">rseed = 87654321</text:p>
      <text:p text:style-name="P36">Memory = mk_Memory(87654321, [mk_M(&lt;FREE&gt;, 0, 9999)], [mk_M(&lt;FREE&gt;, 0, 9999)])</text:p>
      <text:p text:style-name="P36">Q3 = [mk_M(&lt;FREE&gt;, 0, 9999)]</text:p>
      <text:p text:style-name="P36"/>
      <text:p text:style-name="P37">&gt; print rand(100)</text:p>
      <text:p text:style-name="P36">= 71</text:p>
      <text:p text:style-name="P36">Executed in 0.0 secs. </text:p>
      <text:p text:style-name="P36"/>
      <text:p text:style-name="P37">&gt; print rand(100)</text:p>
      <text:p text:style-name="P36">= 44</text:p>
      <text:p text:style-name="P36">Executed in 0.0 secs. </text:p>
      <text:p text:style-name="P36"/>
      <text:p text:style-name="P37">&gt; state</text:p>
      <text:p text:style-name="P36">Q4 = [mk_M(&lt;FREE&gt;, 0, 9999)]</text:p>
      <text:p text:style-name="Preformatted_20_Text"><text:span text:style-name="T7">rseed = </text:span><text:span text:style-name="T16">566044643</text:span></text:p>
      <text:p text:style-name="Preformatted_20_Text"><text:span text:style-name="T7">Memory = mk_Memory(</text:span><text:span text:style-name="T16">566044643</text:span><text:span text:style-name="T7">, [mk_M(&lt;FREE&gt;, 0, 9999)], [mk_M(&lt;FREE&gt;, 0, 9999)])</text:span></text:p>
      <text:p text:style-name="P36">Q3 = [mk_M(&lt;FREE&gt;, 0, 9999)]</text:p>
      <text:p text:style-name="P36"/>
      <text:p text:style-name="P37">&gt; init</text:p>
      <text:p text:style-name="P36">Cleared all coverage information</text:p>
      <text:p text:style-name="P36">Global context initialized</text:p>
      <text:p text:style-name="P36"/>
      <text:p text:style-name="P37">&gt; state</text:p>
      <text:p text:style-name="P36">Q4 = [mk_M(&lt;FREE&gt;, 0, 9999)]</text:p>
      <text:p text:style-name="P36">rseed = 87654321</text:p>
      <text:p text:style-name="P36">Memory = mk_Memory(87654321, [mk_M(&lt;FREE&gt;, 0, 9999)], [mk_M(&lt;FREE&gt;, 0, 9999)])</text:p>
      <text:p text:style-name="P36">Q3 = [mk_M(&lt;FREE&gt;, 0, 9999)]</text:p>
      <text:p text:style-name="P36"/>
      <text:p text:style-name="P37">&gt; print rand(100)</text:p>
      <text:p text:style-name="P36">= 71</text:p>
      <text:p text:style-name="P36"><text:soft-page-break/>Executed in 0.0 secs. </text:p>
      <text:p text:style-name="P36"/>
      <text:p text:style-name="P37">&gt; print rand(100)</text:p>
      <text:p text:style-name="P36">= 44</text:p>
      <text:p text:style-name="P36">Executed in 0.0 secs. </text:p>
      <text:p text:style-name="P36"/>
      <text:p text:style-name="P37">&gt; env</text:p>
      <text:p text:style-name="P36">QuadrantLen2 = (nat1 * nat1 * Quadrant -&gt; nat)</text:p>
      <text:p text:style-name="P36">BestFit = (nat1 ==&gt; bool)</text:p>
      <text:p text:style-name="P36">inc = (() ==&gt; ())</text:p>
      <text:p text:style-name="P36">QuadrantLen0 = (Quadrant -&gt; nat)</text:p>
      <text:p text:style-name="P36">MQuadrantLen = (M * Quadrant -&gt; nat)</text:p>
      <text:p text:style-name="P36">add = (nat1 * nat1 * Quadrant -&gt; Quadrant)</text:p>
      <text:p text:style-name="P36">rand = (nat1 ==&gt; nat1)</text:p>
      <text:p text:style-name="P36">sizeof = (M -&gt; nat1)</text:p>
      <text:p text:style-name="P36">MAXMEM = 10000</text:p>
      <text:p text:style-name="P36">delete = (M * Quadrant -&gt; Quadrant)</text:p>
      <text:p text:style-name="P36">inv_M = (M +&gt; bool)</text:p>
      <text:p text:style-name="P36">CHUNK = 100</text:p>
      <text:p text:style-name="P36">FirstFit = (nat1 ==&gt; bool)</text:p>
      <text:p text:style-name="P36">least = (nat1 * nat1 -&gt; nat1)</text:p>
      <text:p text:style-name="P36">TryFirst = (nat ==&gt; nat)</text:p>
      <text:p text:style-name="P36">pre_DeleteOne = (Memory +&gt; bool)</text:p>
      <text:p text:style-name="P36">pre_add = (nat1 * nat1 * Quadrant +&gt; bool)</text:p>
      <text:p text:style-name="P36">spacefor = (nat1 * Quadrant -&gt; nat1)</text:p>
      <text:p text:style-name="P36">inv_Memory = (Memory +&gt; bool)</text:p>
      <text:p text:style-name="P36">fragments = (Quadrant -&gt; nat)</text:p>
      <text:p text:style-name="P36">combine = (Quadrant -&gt; Quadrant)</text:p>
      <text:p text:style-name="P36">seed = (nat1 ==&gt; ())</text:p>
      <text:p text:style-name="P36">DeleteOne = (() ==&gt; ())</text:p>
      <text:p text:style-name="P36">bestfit = (nat1 * Quadrant -&gt; nat1)</text:p>
      <text:p text:style-name="P36">Reset = (() ==&gt; ())</text:p>
      <text:p text:style-name="P36">QuadrantLen = (nat1 * Quadrant -&gt; nat)</text:p>
      <text:p text:style-name="P36">main = (nat1 * nat1 ==&gt; seq of ((&lt;BEST&gt; | &lt;FIRST&gt; | &lt;SAME&gt;)))</text:p>
      <text:p text:style-name="P36">TryBest = (nat ==&gt; nat)</text:p>
      <text:p text:style-name="P36">init_Memory = (Memory +&gt; bool)</text:p>
      <text:p text:style-name="P36"/>
      <text:p text:style-name="P37">&gt; pog</text:p>
      <text:p text:style-name="P36">Generated 56 proof obligations: <text:s text:c="77"/></text:p>
      <text:p text:style-name="P36"/>
      <text:p text:style-name="P36">Proof Obligation 1: (Unproved)</text:p>
      <text:p text:style-name="P36">sizeof: subtype obligation in 'M' (shmem.vdm) at line 38:1</text:p>
      <text:p text:style-name="P36">(forall m:M &amp; <text:s text:c="44"/></text:p>
      <text:p text:style-name="P36"><text:s text:c="2"/>(((m.stop) - (m.start)) + 1) &gt; 0) <text:s text:c="22"/></text:p>
      <text:p text:style-name="P36"/>
      <text:p text:style-name="P36">Proof Obligation 2: (Unproved)</text:p>
      <text:p text:style-name="P36">spacefor: recursive function obligation in 'M' (shmem.vdm) at line 48:1</text:p>
      <text:p text:style-name="P36">...</text:p>
      <text:p text:style-name="P36"/>
      <text:p text:style-name="P36">Proof Obligation 54: (Unproved)</text:p>
      <text:p text:style-name="P36">main: state invariant obligation in 'M' (shmem.vdm) at line 239:11</text:p>
      <text:p text:style-name="P36">-- After result := (result ^ [&lt;BEST&gt;])</text:p>
      <text:p text:style-name="P36">let mk_Memory(-, q3, q4) = Memory in (((len q3) &gt; 0) and ((len q4) &gt; 0))</text:p>
      <text:p text:style-name="P36"/>
      <text:p text:style-name="P36">Proof Obligation 55: (Unproved)</text:p>
      <text:p text:style-name="P36">main: state invariant obligation in 'M' (shmem.vdm) at line 240:11</text:p>
      <text:p text:style-name="P36">-- After result := (result ^ [&lt;FIRST&gt;])</text:p>
      <text:p text:style-name="P36">let mk_Memory(-, q3, q4) = Memory in (((len q3) &gt; 0) and ((len q4) &gt; 0))</text:p>
      <text:p text:style-name="P36">&gt;</text:p>
      <text:p text:style-name="P36"/>
      <text:p text:style-name="Text_20_body"><text:span text:style-name="T7">This example shows a VDM-SL specification called </text:span><text:span text:style-name="T3">shmem.vdm </text:span><text:span text:style-name="T7">being loaded. <text:s/>The </text:span><text:span text:style-name="T3">help </text:span><text:span text:style-name="T7">command lists the interpreter commands available. <text:s/>Note that several of them regard the setting of breakpoints, which is covered in the next section.</text:span></text:p>
      <text:p text:style-name="Text_20_body"><text:span text:style-name="T7">The </text:span><text:span text:style-name="T3">modules </text:span><text:span text:style-name="T7">command lists the names of the modules loaded from the specification. <text:s/>In this example </text:span><text:soft-page-break/><text:span text:style-name="T7">there is only one, called “M”. <text:s/>One of the modules is identified as the default; names in the default module do not need to be qualified (so you can say </text:span><text:span text:style-name="T3">print xyz </text:span><text:span text:style-name="T7">rather than </text:span><text:span text:style-name="T3">print M`xyz</text:span><text:span text:style-name="T7">). <text:s/>The default module can be changed with the </text:span><text:span text:style-name="T3">default </text:span><text:span text:style-name="T7">command (or the </text:span><text:span text:style-name="T3">-default</text:span><text:span text:style-name="T7"> command line option).</text:span></text:p>
      <text:p text:style-name="Text_20_body"><text:span text:style-name="T7">The </text:span><text:span text:style-name="T3">state </text:span><text:span text:style-name="T7">command lists the content of the default module’s state. <text:s/>This can be changed by operations, as can be seen by the two calls to </text:span><text:span text:style-name="T3">rand </text:span><text:span text:style-name="T7">which change the </text:span><text:span text:style-name="T3">rseed </text:span><text:span text:style-name="T7">value in the state (a pseudo-random number generator). The </text:span><text:span text:style-name="T3">init </text:span><text:span text:style-name="T7">command will re-initialize the state to its original value, illustrated by the fact that two subsequent calls to </text:span><text:span text:style-name="T3">rand </text:span><text:span text:style-name="T7">return the same results as the first two did.</text:span></text:p>
      <text:p text:style-name="Text_20_body"><text:span text:style-name="T7">The </text:span><text:span text:style-name="T3">print </text:span><text:span text:style-name="T7">command can be used to evaluate any expression.</text:span></text:p>
      <text:p text:style-name="Text_20_body"><text:span text:style-name="T7">The </text:span><text:span text:style-name="T3">env </text:span><text:span text:style-name="T7">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7">The </text:span><text:span text:style-name="T3">pog </text:span><text:span text:style-name="T7">command (proof obligation generator) generates a list of proof obligations for the specification.</text:span></text:p>
      <text:p text:style-name="Text_20_body"><text:span text:style-name="T7">The </text:span><text:span text:style-name="T3">assert </text:span><text:span text:style-name="T7">command (illustrated below) can take a list of assertions from a file, and execute each of them in turn, raising an error for any assertion which is false. <text:s/>The assertions in the file must be simple boolean expressions, one per line:</text:span></text:p>
      <text:p text:style-name="P36"/>
      <text:p text:style-name="Preformatted_20_Text"><text:span text:style-name="T13">$ cat rand.assertions</text:span><text:span text:style-name="T7"> </text:span></text:p>
      <text:p text:style-name="P36">rand(100) = 71</text:p>
      <text:p text:style-name="P36">rand(100) = 44</text:p>
      <text:p text:style-name="P36">$ </text:p>
      <text:p text:style-name="P36"><text:s text:c="2"/></text:p>
      <text:p text:style-name="P37">$ java -jar vdmj-3.1.1.jar -vdmsl -i shmem.vdm</text:p>
      <text:p text:style-name="P40">Parsed 1 module in 0.339 secs. No syntax errors</text:p>
      <text:p text:style-name="P40">Warning 5000: Definition 'i' not used in 'M' (shmem.vdm) at line 129:7</text:p>
      <text:p text:style-name="P40">Type checked 1 module in 0.059 secs. No type errors and 1 warning</text:p>
      <text:p text:style-name="P40">Initialized 1 module in 0.08 secs.</text:p>
      <text:p text:style-name="P40">Interpreter started</text:p>
      <text:p text:style-name="P40">&gt;</text:p>
      <text:p text:style-name="P37">&gt; assert rand.assertions</text:p>
      <text:p text:style-name="P40">PASSED all 2 assertions from rand.assertions</text:p>
      <text:p text:style-name="P37">&gt; assert rand.assertions</text:p>
      <text:p text:style-name="P40">FAILED: rand(100) = 71</text:p>
      <text:p text:style-name="P40">FAILED: rand(100) = 44</text:p>
      <text:p text:style-name="P40">FAILED 2 and passed 0 assertions from rand.assertions</text:p>
      <text:p text:style-name="P37">&gt; init</text:p>
      <text:p text:style-name="P40">Cleared all coverage information</text:p>
      <text:p text:style-name="P40">Global context initialized</text:p>
      <text:p text:style-name="P37">&gt; assert rand.assertions</text:p>
      <text:p text:style-name="P40">PASSED all 2 assertions from rand.assertions</text:p>
      <text:p text:style-name="P37">&gt; quit</text:p>
      <text:p text:style-name="P40">Bye</text:p>
      <text:p text:style-name="P9"/>
      <text:p text:style-name="Text_20_body"><text:span text:style-name="T7">The example is an assertion file which states that the first and second invocations of the </text:span><text:span text:style-name="T3">rand </text:span><text:span text:style-name="T7">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3">init </text:span><text:span text:style-name="T7">command resets the state, so the assertions work correctly again.</text:span></text:p>
      <text:p text:style-name="Text_20_body"><text:span text:style-name="T7">The </text:span><text:span text:style-name="T3">files </text:span><text:span text:style-name="T7">command will list the file names that comprise the current loaded specification. The </text:span><text:span text:style-name="T3">reload </text:span><text:span text:style-name="T7">command will re-parse and check the specification files currently loaded. The </text:span><text:span text:style-name="T3">load </text:span><text:span text:style-name="T7">command will replace the currently loaded specification with a new set of files. Note that if there are any errors in the parse or type check of the files, the interpreter will exit after </text:span><text:span text:style-name="T3">reload </text:span><text:span text:style-name="T7">or </text:span><text:span text:style-name="T3">load.</text:span></text:p>
      <text:p text:style-name="P9">If the files currently loaded are changed outside VDMJ, an indication will be printed between command prompts, until the <text:span text:style-name="T3">reload </text:span>or <text:span text:style-name="T3">load </text:span>commands are used to refresh the files:</text:p>
      <text:p text:style-name="Preformatted_20_Text"/>
      <text:p text:style-name="Preformatted_20_Text">&gt;</text:p>
      <text:p text:style-name="Preformatted_20_Text">File test.vpp has changed</text:p>
      <text:p text:style-name="Preformatted_20_Text"><text:soft-page-break/>&gt; </text:p>
      <text:p text:style-name="Preformatted_20_Text">File test.vpp has changed</text:p>
      <text:p text:style-name="Preformatted_20_Text">&gt; <text:span text:style-name="T2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4">&gt; </text:p>
      <text:p text:style-name="P53"/>
      <text:p text:style-name="Text_20_body">The <text:span text:style-name="T3">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27">files</text:span></text:p>
      <text:p text:style-name="Preformatted_20_Text">sortingWithCombineSubfamily.odt</text:p>
      <text:p text:style-name="Preformatted_20_Text">&gt; <text:span text:style-name="T27">save</text:span></text:p>
      <text:p text:style-name="Preformatted_20_Text">Extracted source written to sortingWithCombineSubfamily.odt.vdmsl</text:p>
      <text:p text:style-name="Preformatted_20_Text">&gt; </text:p>
      <text:p text:style-name="P11"/>
      <text:p text:style-name="P9">The <text:span text:style-name="T3">set </text:span>command allows you to change the runtime checks in force (this is the same as the -pre, -post, -inv, -dtc and -measures command line options). Using the command without arguments will list the current settings.</text:p>
      <text:p text:style-name="P21"/>
      <text:p text:style-name="P21">&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9">Most of the interpreter commands for a VDM++ specification are the same as for VDM-SL, with the following differences:</text:p>
      <text:p text:style-name="P36"/>
      <text:p text:style-name="P37">$ java -jar vdmj-3.1.1.jar -vdmpp -i</text:p>
      <text:p text:style-name="P40">Initialized 1 class in 0.183 secs.</text:p>
      <text:p text:style-name="P40">Interpreter started</text:p>
      <text:p text:style-name="P37">&gt; help</text:p>
      <text:p text:style-name="P40">classes - list the loaded class names</text:p>
      <text:p text:style-name="P40">default &lt;class&gt; - set the default class name</text:p>
      <text:p text:style-name="P40">create &lt;id&gt; := &lt;exp&gt; - create a named variable</text:p>
      <text:p text:style-name="P40">print &lt;expression&gt; - evaluate expression</text:p>
      <text:p text:style-name="P40">runtrace &lt;name&gt; [<text:span text:style-name="T68">start test [end test]</text:span>] - run CT trace(s)</text:p>
      <text:p text:style-name="P40">debugtrace &lt;name&gt; [<text:span text:style-name="T68">start test [end test]</text:span>] - debug CT trace(s)</text:p>
      <text:p text:style-name="P41">savetrace [&lt;file&gt; | off] - save CT trace output</text:p>
      <text:p text:style-name="P40">assert &lt;file&gt; - run assertions from a file</text:p>
      <text:p text:style-name="P40">init - re-initialize the global environment</text:p>
      <text:p text:style-name="P40">env - list the global symbols in the default environment</text:p>
      <text:p text:style-name="P40">pog [&lt;function/operation&gt;] - generate proof obligations</text:p>
      <text:p text:style-name="P40">break [&lt;file&gt;:]&lt;line#&gt; [&lt;condition&gt;] - create a breakpoint</text:p>
      <text:p text:style-name="P40">break &lt;function/operation&gt; [&lt;condition&gt;] - create a breakpoint</text:p>
      <text:p text:style-name="P40">trace [&lt;file&gt;:]&lt;line#&gt; [&lt;exp&gt;] - create a tracepoint</text:p>
      <text:p text:style-name="P40">trace &lt;function/operation&gt; [&lt;exp&gt;] - create a tracepoint</text:p>
      <text:p text:style-name="P40">remove &lt;breakpoint#&gt; - remove a trace/breakpoint</text:p>
      <text:p text:style-name="P40">list - list breakpoints</text:p>
      <text:p text:style-name="P40">coverage clear|write &lt;dir&gt;|merge &lt;dir&gt;|&lt;filenames&gt; - handle line coverage</text:p>
      <text:p text:style-name="P40">latex|latexdoc [&lt;files&gt;] - generate LaTeX line coverage files</text:p>
      <text:p text:style-name="P40">word [&lt;files&gt;] - generate Word HTML line coverage files</text:p>
      <text:p text:style-name="P40">files - list files in the current specification</text:p>
      <text:p text:style-name="P40">set [&lt;pre|post|inv|dtc|measures&gt; &lt;on|off&gt;] - set runtime checks</text:p>
      <text:p text:style-name="P40">reload - reload the current specification files</text:p>
      <text:p text:style-name="P40"><text:soft-page-break/>load &lt;files or dirs&gt; - replace current loaded specification files</text:p>
      <text:p text:style-name="Preformatted_20_Text"><text:span text:style-name="T14">save [&lt;files&gt;]</text:span> - generate Word/ODF source extract files</text:p>
      <text:p text:style-name="P40">quit - leave the interpreter</text:p>
      <text:p text:style-name="P40">&gt;</text:p>
      <text:p text:style-name="P36"/>
      <text:p text:style-name="P36"/>
      <text:p text:style-name="Text_20_body"><text:span text:style-name="T7">The </text:span><text:span text:style-name="T3">classes </text:span><text:span text:style-name="T7">command replaces the </text:span><text:span text:style-name="T3">modules</text:span><text:span text:style-name="T7"> command, but is similar in that it lists the names of the classes loaded, identifying the default. <text:s/>The </text:span><text:span text:style-name="T3">default </text:span><text:span text:style-name="T7">command is used to change the default class. <text:s/>There is no </text:span><text:span text:style-name="T3">state </text:span><text:span text:style-name="T7">command because VDM++ objects contain state within instances of themselves as instance variables. <text:s/>The state values for any object can be printed with the </text:span><text:span text:style-name="T3">print </text:span><text:span text:style-name="T7">command. <text:s/>The </text:span><text:span text:style-name="T3">init </text:span><text:span text:style-name="T7">and </text:span><text:span text:style-name="T3">env </text:span><text:span text:style-name="T7">commands do the same thing, re-initializing static class members and printing the names and types of public static values accessing from the global context. The </text:span><text:span text:style-name="T3">create </text:span><text:span text:style-name="T7">command can be used to create a new (synthetic) public static of a given name, which can then be used in further evaluations.</text:span></text:p>
      <text:p text:style-name="P9">The following example illustrates:</text:p>
      <text:p text:style-name="P36"/>
      <text:p text:style-name="P37">$ cat test.vpp</text:p>
      <text:p text:style-name="P36">class A</text:p>
      <text:p text:style-name="P36"/>
      <text:p text:style-name="P36">instance variables</text:p>
      <text:p text:style-name="P36"><text:s text:c="2"/>si:int;</text:p>
      <text:p text:style-name="P36"><text:s text:c="2"/>sj:int;</text:p>
      <text:p text:style-name="P36"><text:s text:c="2"/>public static sk:int := 123;</text:p>
      <text:p text:style-name="P36"/>
      <text:p text:style-name="P36">operations</text:p>
      <text:p text:style-name="P36"/>
      <text:p text:style-name="P36">public op: int * int ==&gt; int</text:p>
      <text:p text:style-name="P36"><text:s text:c="2"/>op(i, j) ==</text:p>
      <text:p text:style-name="P36"><text:s text:c="2"/>( si := i;</text:p>
      <text:p text:style-name="P36"><text:s text:c="4"/>sj := j;</text:p>
      <text:p text:style-name="P36"><text:s text:c="4"/>sk := i + j;</text:p>
      <text:p text:style-name="P36"><text:s text:c="4"/>return sk;</text:p>
      <text:p text:style-name="P36"><text:s text:c="2"/>);</text:p>
      <text:p text:style-name="P36"/>
      <text:p text:style-name="P36">public static test: () ==&gt; int</text:p>
      <text:p text:style-name="P36"><text:s text:c="4"/>test() == let a = new A() in a.op(1, 2);</text:p>
      <text:p text:style-name="P36"/>
      <text:p text:style-name="P36">end A</text:p>
      <text:p text:style-name="P36"/>
      <text:p text:style-name="P36"/>
      <text:p text:style-name="P37">$ java -jar vdmj-3.1.1.jar -vdmpp -i test.vpp <text:s text:c="9"/></text:p>
      <text:p text:style-name="P40">Parsed 1 class in 0.236 secs. No syntax errors <text:s text:c="26"/></text:p>
      <text:p text:style-name="P40">Warning 5001: Instance variable 'si' is not initialized in 'A' (test.vpp) at line 4:3</text:p>
      <text:p text:style-name="P40">Warning 5001: Instance variable 'sj' is not initialized in 'A' (test.vpp) at line 5:3</text:p>
      <text:p text:style-name="P40">Type checked 1 class in 0.02 secs. No type errors and 2 warnings <text:s text:c="20"/></text:p>
      <text:p text:style-name="P40">Initialized 1 class in 0.052 secs. <text:s text:c="50"/></text:p>
      <text:p text:style-name="P40">Interpreter started <text:s text:c="65"/></text:p>
      <text:p text:style-name="P37">&gt; classes <text:s text:c="75"/></text:p>
      <text:p text:style-name="P40">A (default) <text:s text:c="73"/></text:p>
      <text:p text:style-name="P37">&gt; state <text:s text:c="77"/></text:p>
      <text:p text:style-name="P40">Command not available in this context <text:s text:c="47"/></text:p>
      <text:p text:style-name="P37">&gt; p new A() <text:s text:c="73"/></text:p>
      <text:p text:style-name="P40">= A{#1, si:=undefined, sj:=undefined, sk:=123}</text:p>
      <text:p text:style-name="P40">Executed in 0.026 secs.</text:p>
      <text:p text:style-name="P37">&gt; env</text:p>
      <text:p text:style-name="P40">test() = (() ==&gt; int)</text:p>
      <text:p text:style-name="P40">sk = 123</text:p>
      <text:p text:style-name="P37">&gt; p test()</text:p>
      <text:p text:style-name="P40">= 3</text:p>
      <text:p text:style-name="P40">Executed in 0.0070 secs.</text:p>
      <text:p text:style-name="P37">&gt; env</text:p>
      <text:p text:style-name="P40">test() = (() ==&gt; int)</text:p>
      <text:p text:style-name="P40"><text:soft-page-break/>sk = 3</text:p>
      <text:p text:style-name="P37">&gt; p new A().op(123,456)</text:p>
      <text:p text:style-name="P40">= 579</text:p>
      <text:p text:style-name="P40">Executed in 0.0090 secs.</text:p>
      <text:p text:style-name="P37">&gt; env</text:p>
      <text:p text:style-name="P40">test() = (() ==&gt; int)</text:p>
      <text:p text:style-name="P40">sk = 579</text:p>
      <text:p text:style-name="P37">&gt; create a := new A()</text:p>
      <text:p text:style-name="P37">&gt; env</text:p>
      <text:p text:style-name="P40">test() = (() ==&gt; int)</text:p>
      <text:p text:style-name="P40">sk = 579</text:p>
      <text:p text:style-name="P40">a = A{#4, si:=undefined, sj:=undefined, sk:=579}</text:p>
      <text:p text:style-name="P37">&gt; p a.op(111,222)</text:p>
      <text:p text:style-name="P40">= 333</text:p>
      <text:p text:style-name="P40">Executed in 0.0020 secs.</text:p>
      <text:p text:style-name="P37">&gt; env</text:p>
      <text:p text:style-name="P40">test() = (() ==&gt; int)</text:p>
      <text:p text:style-name="P40">sk = 333</text:p>
      <text:p text:style-name="P40">a = A{#4, si:=111, sj:=222, sk:=333}</text:p>
      <text:p text:style-name="P37">&gt; quit</text:p>
      <text:p text:style-name="P32">Bye</text:p>
      <text:p text:style-name="P32"/>
      <text:p text:style-name="P36"/>
      <text:p text:style-name="Text_20_body"><text:span text:style-name="T7">Executing a specification written in the VDM-RT dialect is essentially the same as with VDM++. There is one additional command, </text:span><text:span text:style-name="T3">log</text:span><text:span text:style-name="T7">, which is used to indicate where real-time events from the interpreter should be sent:</text:span></text:p>
      <text:p text:style-name="P37"/>
      <text:p text:style-name="P3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36"/>
      <text:p text:style-name="Text_20_body"><text:span text:style-name="T7">By default, event logging is turned off. But logging can be enabled to the console by using </text:span><text:span text:style-name="T3">log </text:span><text:span text:style-name="T7">with no arguments, or to a file using </text:span><text:span text:style-name="T3">log &lt;filename&gt;</text:span><text:span text:style-name="T7">. Logging can subsequently be turned off again by using </text:span><text:span text:style-name="T3">log off</text:span><text:span text:style-name="T7">. For example, the following can be used to see the real time events for the initialization of a VDM-RT specification:</text:span></text:p>
      <text:p text:style-name="P37"/>
      <text:p text:style-name="P37">&gt; log</text:p>
      <text:p text:style-name="Preformatted_20_Text">RT events now logged to the console</text:p>
      <text:p text:style-name="Preformatted_20_Text"/>
      <text:p text:style-name="P21">&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text:soft-page-break/>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21">&gt; log off</text:p>
      <text:p text:style-name="Preformatted_20_Text">RT event logging disabled</text:p>
      <text:p text:style-name="P44"><text:s/></text:p>
      <text:p text:style-name="P36"/>
      <text:p text:style-name="Text_20_body"><text:span text:style-name="T7">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3">coverage </text:span><text:span text:style-name="T7">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21">&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21">&gt; p new A().f(1,2)</text:p>
      <text:p text:style-name="Preformatted_20_Text">= 0.5</text:p>
      <text:p text:style-name="Preformatted_20_Text">Executed in 0.036 secs. </text:p>
      <text:p text:style-name="Preformatted_20_Text">&gt; </text:p>
      <text:p text:style-name="P21">&gt; coverage</text:p>
      <text:p text:style-name="Preformatted_20_Text"><text:soft-page-break/>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3">coverage </text:span><text:span text:style-name="T7">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7">Typically, the testing of a specification will be incremental, and so it is convenient to be able to “save” the coverage achieved in each test session, and subsequently merge the results together. This can be achieved with the </text:span><text:span text:style-name="T3">write &lt;dir&gt; </text:span><text:span text:style-name="T7">and </text:span><text:span text:style-name="T3">merge &lt;dir&gt; </text:span><text:span text:style-name="T7">options to the </text:span><text:span text:style-name="T3">coverage </text:span><text:span text:style-name="T7">command. The </text:span><text:span text:style-name="T3">write </text:span><text:span text:style-name="T7">option saves the current coverage information in </text:span><text:span text:style-name="T3">&lt;dir&gt;</text:span><text:span text:style-name="T7"> for each specification file loaded; the </text:span><text:span text:style-name="T3">merge </text:span><text:span text:style-name="T7">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7">Detailed coverage information is available with the </text:span><text:span text:style-name="T3">latex </text:span><text:span text:style-name="T7">and </text:span><text:span text:style-name="T3">latexdoc </text:span><text:span text:style-name="T7">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3">latexdoc </text:span><text:span text:style-name="T7">command is the same, except that output files are wrapped in LaTeX document headers. The LaTeX output files are written to the same directory as source files, one per source file, with the extension .tex.</text:span></text:p>
      <text:p text:style-name="P36"/>
      <text:p text:style-name="P37">&gt; latex</text:p>
      <text:p text:style-name="P36">Latex coverage written to coverage.vpp.tex</text:p>
      <text:p text:style-name="P36">&gt;</text:p>
      <text:p text:style-name="P36"/>
      <text:p text:style-name="Text_20_body"><text:span text:style-name="T7">Similarly, the </text:span><text:span text:style-name="T3">word </text:span><text:span text:style-name="T7">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36"/>
      <text:p text:style-name="P37">&gt; word</text:p>
      <text:p text:style-name="P36">Word HTML coverage written to coverage.vpp.doc</text:p>
      <text:p text:style-name="P36">&gt;</text:p>
      <text:p text:style-name="P36"/>
      <text:p text:style-name="Text_20_body"><text:span text:style-name="T7">Coverage information is reset when a specification is loaded or initialized, or when the command </text:span><text:span text:style-name="T3">coverage clear </text:span><text:span text:style-name="T7">is executed, otherwise coverage is cumulative. If several files are loaded, the coverage for just one source file can be listed with </text:span><text:span text:style-name="T3">coverage</text:span><text:span text:style-name="T7"> &lt;</text:span><text:span text:style-name="T3">file</text:span><text:span text:style-name="T7">&gt;, </text:span><text:span text:style-name="T3">latex &lt;file&gt; </text:span><text:span text:style-name="T7">or </text:span><text:span text:style-name="T3">word &lt;file&gt;.</text:span></text:p>
      <text:list xml:id="list124608397656977" text:continue-numbering="true" text:style-name="Outline">
        <text:list-item>
          <text:list>
            <text:list-item>
              <text:list>
                <text:list-item>
                  <text:h text:style-name="P89" text:outline-level="3">Suppressing Runtime Checks</text:h>
                </text:list-item>
              </text:list>
            </text:list-item>
          </text:list>
        </text:list-item>
      </text:list>
      <text:p text:style-name="P9">By default, the interpreter will evaluate all preconditions, postconditions, state and type invariants, <text:s/><text:soft-page-break/>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7">However, the checks also take a certain amount of processing power and result in a slower evaluation of expressions or tests. If you are certain that a specification will not violate the checks, you can use the </text:span><text:span text:style-name="T3">-pre, -post, -inv,</text:span><text:span text:style-name="T7"> </text:span><text:span text:style-name="T3">-dtc </text:span><text:span text:style-name="T7">and </text:span><text:span text:style-name="T3">-measures </text:span><text:span text:style-name="T7">options to selectively suppress them. These can either be passed on the command line to VDMJ, or issued at any time via the </text:span><text:span text:style-name="T3">set </text:span><text:span text:style-name="T7">command.</text:span></text:p>
      <text:p text:style-name="Text_20_body"><text:span text:style-name="T7">The </text:span><text:span text:style-name="T3">-pre </text:span><text:span text:style-name="T7">and </text:span><text:span text:style-name="T3">-post </text:span><text:span text:style-name="T7">options suppress the evaluation of both function and operation pre- and postconditions. <text:s/>The </text:span><text:span text:style-name="T3">-inv </text:span><text:span text:style-name="T7">option suppresses the evaluation of type invariants, state invariants (in VDM-SL) and class invariants (in VDM++ and VDM-RT). The </text:span><text:span text:style-name="T3">-dtc </text:span><text:span text:style-name="T7">option (</text:span><text:span text:style-name="T3">dynamic type checking</text:span><text:span text:style-name="T7">) is equivalent to </text:span><text:span text:style-name="T3">-inv </text:span><text:span text:style-name="T7">plus suppression of the checks that occur whenever a value of one type is assigned to another (eg. in parameter passing, result returns, in "let" definitions and binds, variable initializers etc). The </text:span><text:span text:style-name="T3">-measures </text:span><text:span text:style-name="T7">option suppresses recursive function measure checking.</text:span></text:p>
      <text:list xml:id="list124608074766182" text:continue-numbering="true" text:style-name="Outline">
        <text:list-item>
          <text:list>
            <text:list-item>
              <text:h text:style-name="P88" text:outline-level="2"><text:bookmark-start text:name="__RefHeading__5345_1283554570"/>Debugging<text:bookmark-end text:name="__RefHeading__5345_1283554570"/></text:h>
              <text:list>
                <text:list-item>
                  <text:h text:style-name="P89"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7">Using the </text:span><text:span text:style-name="T3">class A </text:span><text:span text:style-name="T7">example from section 2.4, we can stop on the </text:span><text:span text:style-name="T3">op </text:span><text:span text:style-name="T7">operation as follows:</text:span></text:p>
      <text:p text:style-name="P36"/>
      <text:p text:style-name="P50">&gt; break op <text:s text:c="74"/></text:p>
      <text:p text:style-name="P44">Created break [1] in 'A' (test.vpp) at line 12:3 <text:s text:c="36"/></text:p>
      <text:p text:style-name="P44">12: <text:s text:c="3"/>( si := i; <text:s text:c="67"/></text:p>
      <text:p text:style-name="P50">&gt; p test() <text:s text:c="74"/></text:p>
      <text:p text:style-name="P44">Stopped break [1] in 'A' (test.vpp) at line 12:3 <text:s text:c="36"/></text:p>
      <text:p text:style-name="P44">12: <text:s text:c="3"/>( si := i; <text:s text:c="67"/></text:p>
      <text:p text:style-name="P50">[MainThread-7]&gt; help <text:s text:c="64"/></text:p>
      <text:p text:style-name="P44">step - step one expression/statement <text:s text:c="48"/></text:p>
      <text:p text:style-name="P44">next - step over functions or operations <text:s text:c="44"/></text:p>
      <text:p text:style-name="P44">out - run to the return of functions or operations <text:s text:c="34"/></text:p>
      <text:p text:style-name="P44">...</text:p>
      <text:p text:style-name="P44">load &lt;files&gt; - replace current loaded specification files <text:s text:c="27"/></text:p>
      <text:p text:style-name="P44">quit - leave the interpreter <text:s text:c="56"/></text:p>
      <text:p text:style-name="P50">[MainThread-7]&gt; stack <text:s text:c="63"/></text:p>
      <text:p text:style-name="P44">Stopped at break [1] in 'A' (test.vpp) at line 12:3 <text:s text:c="33"/></text:p>
      <text:p text:style-name="P44"><text:s text:c="8"/>j = 2 <text:s text:c="71"/></text:p>
      <text:p text:style-name="P44"><text:s text:c="8"/>i = 1 <text:s text:c="71"/></text:p>
      <text:p text:style-name="P44"><text:s text:c="8"/>self = A{#1, si:=undefined, sj:=undefined, sk:=123} <text:s text:c="25"/></text:p>
      <text:p text:style-name="P44">In object context of op(i, j) in 'A' (test.vpp) at line 19:34 <text:s text:c="23"/></text:p>
      <text:p text:style-name="P44">In context of let statement in 'A' (test.vpp) at line 19:15 <text:s text:c="25"/></text:p>
      <text:p text:style-name="P44">In class context of test() in 'A' (console) at line 1:1 <text:s text:c="29"/></text:p>
      <text:p text:style-name="P44">In root context of global static scope <text:s text:c="46"/></text:p>
      <text:p text:style-name="P50">[MainThread-7]&gt; source <text:s text:c="62"/></text:p>
      <text:p text:style-name="P44">7: <text:s text:c="82"/></text:p>
      <text:p text:style-name="P44">8: <text:s/>operations <text:s text:c="70"/></text:p>
      <text:p text:style-name="P44">9: <text:s text:c="82"/></text:p>
      <text:p text:style-name="P44">10: <text:s/>public op: int * int ==&gt; int <text:s text:c="51"/></text:p>
      <text:p text:style-name="P44">11: <text:s text:c="3"/>op(i, j) == <text:s text:c="66"/></text:p>
      <text:p text:style-name="P44">12:&gt;&gt; <text:s/>( si := i; <text:s text:c="67"/></text:p>
      <text:p text:style-name="P44">13: <text:s text:c="5"/>sj := j; <text:s text:c="67"/></text:p>
      <text:p text:style-name="P44">14: <text:s text:c="5"/>sk := i + j; <text:s text:c="63"/></text:p>
      <text:p text:style-name="P44">15: <text:s text:c="5"/>return sk; <text:s text:c="65"/></text:p>
      <text:p text:style-name="P44">16: <text:s text:c="3"/>); <text:s text:c="75"/></text:p>
      <text:p text:style-name="P44">17: <text:s text:c="81"/></text:p>
      <text:p text:style-name="P50">[MainThread-7]&gt; down <text:s text:c="64"/></text:p>
      <text:p text:style-name="P44">In context of let statement in 'A' (test.vpp) at line 19:15 <text:s text:c="25"/></text:p>
      <text:p text:style-name="P50">[MainThread-7]&gt; stack <text:s text:c="63"/></text:p>
      <text:p text:style-name="P44">Stopped at break [1] in 'A' (test.vpp) at line 12:3 <text:s text:c="33"/></text:p>
      <text:p text:style-name="P44"><text:s text:c="8"/>a = A{#1, si:=undefined, sj:=undefined, sk:=123} <text:s text:c="28"/></text:p>
      <text:p text:style-name="P44">In context of let statement in 'A' (test.vpp) at line 19:15 <text:s text:c="25"/></text:p>
      <text:p text:style-name="P44">In class context of test() in 'A' (console) at line 1:1 <text:s text:c="29"/></text:p>
      <text:p text:style-name="P44">In root context of global static scope</text:p>
      <text:p text:style-name="P50">[MainThread-7]&gt; print a</text:p>
      <text:p text:style-name="P44">a = A{#1, si:=undefined, sj:=undefined, sk:=123}</text:p>
      <text:p text:style-name="P50">[MainThread-7]&gt; step</text:p>
      <text:p text:style-name="P44">Stopped in 'A' (test.vpp) at line 13:5</text:p>
      <text:p text:style-name="P44"><text:soft-page-break/>13: <text:s text:c="5"/>sj := j;</text:p>
      <text:p text:style-name="P50">[MainThread-7]&gt; step</text:p>
      <text:p text:style-name="P44">Stopped in 'A' (test.vpp) at line 14:5</text:p>
      <text:p text:style-name="P44">14: <text:s text:c="5"/>sk := i + j;</text:p>
      <text:p text:style-name="P50">[MainThread-7]&gt; step</text:p>
      <text:p text:style-name="P44">Stopped in 'A' (test.vpp) at line 15:5</text:p>
      <text:p text:style-name="P44">15: <text:s text:c="5"/>return sk;</text:p>
      <text:p text:style-name="P50">[MainThread-7]&gt; step</text:p>
      <text:p text:style-name="P44">= 3</text:p>
      <text:p text:style-name="P44">Executed in 83.143 secs.</text:p>
      <text:p text:style-name="P50">&gt; list</text:p>
      <text:p text:style-name="P44">break [1] in 'A' (test.vpp) at line 12:3</text:p>
      <text:p text:style-name="P44">12: <text:s text:c="3"/>( si := i;</text:p>
      <text:p text:style-name="P50">&gt; break op i &lt; 10</text:p>
      <text:p text:style-name="P44">Created break [2] when "i &lt; 10" in 'A' (test.vpp) at line 12:3</text:p>
      <text:p text:style-name="P44">12: <text:s text:c="3"/>( si := i;</text:p>
      <text:p text:style-name="P50">&gt; print new A().op(1,2)</text:p>
      <text:p text:style-name="P44">Stopped break [2] when "i &lt; 10" in 'A' (test.vpp) at line 12:3</text:p>
      <text:p text:style-name="P44">12: <text:s text:c="3"/>( si := i;</text:p>
      <text:p text:style-name="P50">[MainThread-8]&gt; continue</text:p>
      <text:p text:style-name="P44">= 3</text:p>
      <text:p text:style-name="P44">Executed in 21.217 secs.</text:p>
      <text:p text:style-name="P50">&gt; print new A().op(100,200)</text:p>
      <text:p text:style-name="P44">= 300</text:p>
      <text:p text:style-name="P44">Executed in 0.0020 secs.</text:p>
      <text:p text:style-name="P44">&gt;</text:p>
      <text:p text:style-name="P44"/>
      <text:p text:style-name="P40"/>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21">&gt; break 12 = 4</text:p>
      <text:p text:style-name="P32">Created break [1] when "= 4" in 'A' (test.vpp) at line 12:3</text:p>
      <text:p text:style-name="P32">12: <text:s text:c="3"/>( si := i;</text:p>
      <text:p text:style-name="P21">&gt; break 12 &gt; 4</text:p>
      <text:p text:style-name="P32">Created break [2] when "&gt; 4" in 'A' (test.vpp) at line 12:3</text:p>
      <text:p text:style-name="P32">12: <text:s text:c="3"/>( si := i;</text:p>
      <text:p text:style-name="P21">&gt; break 12 &gt;= 4</text:p>
      <text:p text:style-name="P32">Created break [3] when "&gt;= 4" in 'A' (test.vpp) at line 12:3</text:p>
      <text:p text:style-name="P32">12: <text:s text:c="3"/>( si := i;</text:p>
      <text:p text:style-name="P21">&gt; break 12 mod 4</text:p>
      <text:p text:style-name="P32">Created break [4] when "mod 4" in 'A' (test.vpp) at line 12:3</text:p>
      <text:p text:style-name="P32">12: <text:s text:c="3"/>( si := i;</text:p>
      <text:p text:style-name="P21">&gt; break 12 i &gt; j or i+j &gt; 10</text:p>
      <text:p text:style-name="P32">Created break [5] when "i &gt; j or i+j &gt; 10" in 'A' (test.vpp) at line 12:3</text:p>
      <text:p text:style-name="P32">12: <text:s text:c="3"/>( si := i;</text:p>
      <text:p text:style-name="P32">&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7">The other debugger commands are fairly standard, and do what you would expect. <text:s/>You can display the call </text:span><text:span text:style-name="T3">stack</text:span><text:span text:style-name="T7">, move </text:span><text:span text:style-name="T3">up </text:span><text:span text:style-name="T7">and </text:span><text:span text:style-name="T3">down </text:span><text:span text:style-name="T7">stack frames and evaluate expressions when a breakpoint is reached. <text:s/>You can examine the </text:span><text:span text:style-name="T3">source</text:span><text:span text:style-name="T7"> for the current breakpoint. <text:s/>You can use </text:span><text:span text:style-name="T3">step</text:span><text:span text:style-name="T7"> (or </text:span><text:span text:style-name="T3">next</text:span><text:span text:style-name="T7"> or </text:span><text:span text:style-name="T3">out</text:span><text:span text:style-name="T7">, to step over and out of functions/operations). <text:s/>You can </text:span><text:span text:style-name="T3">list</text:span><text:span text:style-name="T7"> and </text:span><text:span text:style-name="T3">remove</text:span><text:span text:style-name="T7"> breakpoints by number.</text:span></text:p>
      <text:p text:style-name="Text_20_body"><text:soft-page-break/><text:span text:style-name="T7">Tracepoints are similar to breakpoints, except there is an implicit </text:span><text:span text:style-name="T3">continue </text:span><text:span text:style-name="T7">command after they have printed the value of the expression they contain. The trace expression is evaluated and printed </text:span><text:span text:style-name="T3">before </text:span><text:span text:style-name="T7">the expression or statement is executed, for example:</text:span></text:p>
      <text:p text:style-name="P36"/>
      <text:p text:style-name="P37">&gt; trace 14 mk_(i, j, sk)</text:p>
      <text:p text:style-name="P40">Created trace [1] show "mk_(i, j, sk)" in 'A' (test.vpp) at line 14:5</text:p>
      <text:p text:style-name="P40">14: <text:s text:c="5"/>sk := i + j;</text:p>
      <text:p text:style-name="P37">&gt; p test()</text:p>
      <text:p text:style-name="P40">mk_(i, j, sk) = mk_(1, 2, 123) at [1]</text:p>
      <text:p text:style-name="P40">= 3</text:p>
      <text:p text:style-name="P40">Executed in 0.0040 secs.</text:p>
      <text:p text:style-name="P40">&gt;</text:p>
      <text:p text:style-name="P40"/>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21">&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21">[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21">[MainThread-7]&gt; p x</text:p>
      <text:p text:style-name="Preformatted_20_Text">x = -1</text:p>
      <text:p text:style-name="P21">[MainThread-7]&gt; p y</text:p>
      <text:p text:style-name="Preformatted_20_Text">y = 0</text:p>
      <text:p text:style-name="P21">[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90" text:outline-level="3"/>
      <text:list xml:id="list124608661182181" text:continue-numbering="true" text:style-name="Outline">
        <text:list-item>
          <text:list>
            <text:list-item>
              <text:list>
                <text:list-item>
                  <text:h text:style-name="P91" text:outline-level="3">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21">&gt; break op</text:p>
      <text:p text:style-name="Preformatted_20_Text">Created break [1] in 'A' (threads.vpp) at line 5:9</text:p>
      <text:p text:style-name="Preformatted_20_Text">5: <text:s/><text:tab/><text:tab/>(</text:p>
      <text:p text:style-name="P21">&gt; p new A().run()</text:p>
      <text:p text:style-name="Preformatted_20_Text">Stopped in 'A' (threads.vpp) at line 14:27</text:p>
      <text:p text:style-name="Preformatted_20_Text">14: <text:s/><text:tab/><text:tab/><text:tab/>while true do skip</text:p>
      <text:p text:style-name="P21">[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27">RUNNING</text:span>)</text:p>
      <text:p text:style-name="Preformatted_20_Text">PeriodicThread-11 (RUNNABLE)</text:p>
      <text:p text:style-name="P21">[MainThread-7]&gt; c</text:p>
      <text:p text:style-name="Preformatted_20_Text">Stopped break [1] in 'A' (threads.vpp) at line 5:9</text:p>
      <text:p text:style-name="Preformatted_20_Text">5: <text:s/><text:tab/><text:tab/>(</text:p>
      <text:p text:style-name="P21">[PeriodicThread-8]&gt; c</text:p>
      <text:p text:style-name="Preformatted_20_Text">Thread 8...</text:p>
      <text:p text:style-name="Preformatted_20_Text">Stopped in 'A' (threads.vpp) at line 14:27</text:p>
      <text:p text:style-name="Preformatted_20_Text">14: <text:s/><text:tab/><text:tab/><text:tab/>while true do skip</text:p>
      <text:p text:style-name="P21">[MainThread-7]&gt; c</text:p>
      <text:p text:style-name="Preformatted_20_Text">Stopped break [1] in 'A' (threads.vpp) at line 5:9</text:p>
      <text:p text:style-name="Preformatted_20_Text">5: <text:s/><text:tab/><text:tab/>(</text:p>
      <text:p text:style-name="P21">[PeriodicThread-9]&gt; c</text:p>
      <text:p text:style-name="Preformatted_20_Text">Thread 9...</text:p>
      <text:p text:style-name="Preformatted_20_Text">Stopped in 'A' (threads.vpp) at line 14:27</text:p>
      <text:p text:style-name="Preformatted_20_Text">14: <text:s/><text:tab/><text:tab/><text:tab/>while true do skip</text:p>
      <text:p text:style-name="P21">[MainThread-7]&gt; c</text:p>
      <text:p text:style-name="Preformatted_20_Text">Stopped break [1] in 'A' (threads.vpp) at line 5:9</text:p>
      <text:p text:style-name="Preformatted_20_Text">5: <text:s/><text:tab/><text:tab/>(</text:p>
      <text:p text:style-name="P21">[PeriodicThread-10]&gt; c</text:p>
      <text:p text:style-name="Preformatted_20_Text">Thread 10...</text:p>
      <text:p text:style-name="Preformatted_20_Text">Stopped in 'A' (threads.vpp) at line 14:27</text:p>
      <text:p text:style-name="Preformatted_20_Text">14: <text:s/><text:tab/><text:tab/><text:tab/>while true do skip</text:p>
      <text:p text:style-name="P21">[MainThread-7]&gt; c</text:p>
      <text:p text:style-name="Preformatted_20_Text">Stopped break [1] in 'A' (threads.vpp) at line 5:9</text:p>
      <text:p text:style-name="Preformatted_20_Text">5: <text:s/><text:tab/><text:tab/>(</text:p>
      <text:p text:style-name="P21"><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21">[MainThread-7]&gt; c</text:p>
      <text:p text:style-name="Preformatted_20_Text">Stopped break [1] in 'A' (threads.vpp) at line 5:9</text:p>
      <text:p text:style-name="Preformatted_20_Text">5: <text:s/><text:tab/><text:tab/>(</text:p>
      <text:p text:style-name="P21">[PeriodicThread-12]&gt; c</text:p>
      <text:p text:style-name="Preformatted_20_Text">Thread 12...</text:p>
      <text:p text:style-name="Preformatted_20_Text">Stopped in 'A' (threads.vpp) at line 14:27</text:p>
      <text:p text:style-name="Preformatted_20_Text">14: <text:s/><text:tab/><text:tab/><text:tab/>while true do skip</text:p>
      <text:p text:style-name="P21">[MainThread-7]&gt; remove 1</text:p>
      <text:p text:style-name="Preformatted_20_Text">Cleared break [1] in 'A' (threads.vpp) at line 5:9</text:p>
      <text:p text:style-name="Preformatted_20_Text">5: <text:s/><text:tab/><text:tab/>(</text:p>
      <text:p text:style-name="P21">[MainThread-7]&gt; c</text:p>
      <text:p text:style-name="Preformatted_20_Text">Stopped break [1] in 'A' (threads.vpp) at line 5:9</text:p>
      <text:p text:style-name="Preformatted_20_Text">5: <text:s/><text:tab/><text:tab/>(</text:p>
      <text:p text:style-name="P21">[PeriodicThread-13]&gt; c</text:p>
      <text:p text:style-name="Preformatted_20_Text">Thread 13...</text:p>
      <text:p text:style-name="Preformatted_20_Text">Thread 14...</text:p>
      <text:p text:style-name="Preformatted_20_Text">Thread 15...</text:p>
      <text:p text:style-name="Preformatted_20_Text">Thread 16...</text:p>
      <text:p text:style-name="P44">Thread 17...</text:p>
      <text:p text:style-name="P21"/>
      <text:p text:style-name="P44"/>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24608748118997" text:continue-numbering="true" text:style-name="Outline">
        <text:list-item>
          <text:list>
            <text:list-item>
              <text:list>
                <text:list-item>
                  <text:h text:style-name="P91"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3">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21">$ java -jar vdmjc-3.1.1.jar &lt;-vdmsl | -vdmpp | -vdmrt&gt; [command]</text:p>
      <text:p text:style-name="Preformatted_20_Text"/>
      <text:p text:style-name="Preformatted_20_Text"/>
      <text:p text:style-name="Text_20_body">The behaviour can be changed by settings in a <text:span text:style-name="T3">vdmjc.properties </text:span><text:span text:style-name="T7">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3.1.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3">help </text:span><text:span text:style-name="T7">command will always show you what you can do:</text:span></text:p>
      <text:p text:style-name="P36"/>
      <text:p text:style-name="P36">Dialect is VDM_RT</text:p>
      <text:p text:style-name="Preformatted_20_Text">&gt; <text:span text:style-name="T2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44">&gt;</text:p>
      <text:p text:style-name="P44"/>
      <text:p text:style-name="P44"/>
      <text:p text:style-name="Text_20_body">To load a specification, starting an instance of VDMJ, you use the <text:span text:style-name="T3">load </text:span><text:span text:style-name="T7">command:</text:span></text:p>
      <text:p text:style-name="P44"/>
      <text:p text:style-name="Preformatted_20_Text">&gt; <text:span text:style-name="T2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44">[Id 1: STARTING]&gt; </text:p>
      <text:p text:style-name="P44"/>
      <text:p text:style-name="P44"/>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3">print </text:span><text:span text:style-name="T7">command:</text:span></text:p>
      <text:p text:style-name="Preformatted_20_Text"/>
      <text:p text:style-name="P21">[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21">[Id 1: STOPPED]&gt; p obj1</text:p>
      <text:p text:style-name="Preformatted_20_Text">[Id 1: RUNNING]&gt; </text:p>
      <text:p text:style-name="Preformatted_20_Text">obj1 = A{#2, val:=0}</text:p>
      <text:p text:style-name="Preformatted_20_Text"/>
      <text:p text:style-name="P21">[Id 1: STOPPED]&gt; p obj1.Set(123)</text:p>
      <text:p text:style-name="Preformatted_20_Text">[Id 1: RUNNING]&gt; </text:p>
      <text:p text:style-name="Preformatted_20_Text">obj1.Set(123) = ()</text:p>
      <text:p text:style-name="Preformatted_20_Text">[Id 1: STOPPED]&gt; </text:p>
      <text:p text:style-name="Preformatted_20_Text"/>
      <text:p text:style-name="P21">[Id 1: STOPPED]&gt; p obj1</text:p>
      <text:p text:style-name="Preformatted_20_Text">[Id 1: RUNNING]&gt; </text:p>
      <text:p text:style-name="Preformatted_20_Text">obj1 = A{#2, val:=123}</text:p>
      <text:p text:style-name="P44">[Id 1: STOPPED]&gt;</text:p>
      <text:p text:style-name="P44"/>
      <text:p text:style-name="P44"/>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53"/>
      <text:p text:style-name="Text_20_body">To illustrate threaded debugging, we use the <text:span text:style-name="T3">factorial </text:span><text:span text:style-name="T7">example from the CSK VDM++ manual.</text:span></text:p>
      <text:p text:style-name="Preformatted_20_Text"/>
      <text:p text:style-name="P21">[Id 1: STARTING]&gt; break 35</text:p>
      <text:p text:style-name="Preformatted_20_Text">Breakpoint [1] set</text:p>
      <text:p text:style-name="P21">[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1">[Id 1: BREAK]&gt; threads</text:p>
      <text:p text:style-name="Preformatted_20_Text">Id 1: BREAK</text:p>
      <text:p text:style-name="Preformatted_20_Text">Id 8: BREAK</text:p>
      <text:p text:style-name="P21">[Id 1: BREAK]&gt; thread 8</text:p>
      <text:p text:style-name="P21">[Id 8: BREAK]&gt; p i</text:p>
      <text:p text:style-name="Preformatted_20_Text">[Id 8: BREAK]&gt; </text:p>
      <text:p text:style-name="Preformatted_20_Text">i = 1</text:p>
      <text:p text:style-name="P21">[Id 8: BREAK]&gt; p j</text:p>
      <text:p text:style-name="Preformatted_20_Text">[Id 8: BREAK]&gt; </text:p>
      <text:p text:style-name="Preformatted_20_Text">j = 2</text:p>
      <text:p text:style-name="P21">[Id 8: BREAK]&gt; c</text:p>
      <text:p text:style-name="P21">[Id 8: RUNNING]&gt; thread 1</text:p>
      <text:p text:style-name="P21">[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1">[Id 1: BREAK]&gt; threads</text:p>
      <text:p text:style-name="Preformatted_20_Text">Id 1: BREAK</text:p>
      <text:p text:style-name="Preformatted_20_Text">Id 8: BREAK</text:p>
      <text:p text:style-name="Preformatted_20_Text">Id 9: BREAK</text:p>
      <text:p text:style-name="P21">[Id 1: BREAK]&gt; thread 9</text:p>
      <text:p text:style-name="P21">[Id 9: BREAK]&gt; p j</text:p>
      <text:p text:style-name="Preformatted_20_Text">[Id 9: BREAK]&gt; </text:p>
      <text:p text:style-name="Preformatted_20_Text">j = 1</text:p>
      <text:p text:style-name="P21">[Id 9: BREAK]&gt; c</text:p>
      <text:p text:style-name="P21">[Id 9: RUNNING]&gt; thread 8</text:p>
      <text:p text:style-name="P21">[Id 8: BREAK]&gt; c</text:p>
      <text:p text:style-name="Preformatted_20_Text">[Id 8: RUNNING]&gt; </text:p>
      <text:p text:style-name="Preformatted_20_Text">Thread stopped: Id 9: STOPPED</text:p>
      <text:p text:style-name="P21">[Id 8: RUNNING]&gt; thread 1</text:p>
      <text:p text:style-name="P21">[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21">[Id 1: BREAK]&gt; threads</text:p>
      <text:p text:style-name="Preformatted_20_Text">Id 1: BREAK</text:p>
      <text:p text:style-name="Preformatted_20_Text">Id 8: BREAK</text:p>
      <text:p text:style-name="Preformatted_20_Text">Id 10: BREAK</text:p>
      <text:p text:style-name="P21">[Id 1: BREAK]&gt; thread 10</text:p>
      <text:p text:style-name="P21">[Id 10: BREAK]&gt; c</text:p>
      <text:p text:style-name="P21">[Id 10: RUNNING]&gt; thread 8</text:p>
      <text:p text:style-name="P21">[Id 8: BREAK]&gt; c</text:p>
      <text:p text:style-name="Preformatted_20_Text">[Id 8: RUNNING]&gt; </text:p>
      <text:p text:style-name="Preformatted_20_Text">Thread stopped: Id 10: STOPPED</text:p>
      <text:p text:style-name="P21">[Id 8: RUNNING]&gt; thread 1</text:p>
      <text:p text:style-name="P21">[Id 1: BREAK]&gt; c</text:p>
      <text:p text:style-name="Preformatted_20_Text">[Id 1: RUNNING]&gt; </text:p>
      <text:p text:style-name="Preformatted_20_Text">Thread stopped: Id 8: STOPPED</text:p>
      <text:p text:style-name="P21">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3">threads </text:span><text:span text:style-name="T7">command shows that both threads have stopped because of the breakpoint, and the </text:span><text:span text:style-name="T3">thread 8 </text:span><text:span text:style-name="T7">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36"/>
      <text:p text:style-name="P37">[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21">[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21">new Factorial().factorial(3) = 6</text:p>
      <text:p text:style-name="Preformatted_20_Text">[Id 1: STOPPED]&gt; </text:p>
      <text:p text:style-name="Preformatted_20_Text">[Id 15: RUNNING] mk_(i,j) = mk_(2, 2) at [2]</text:p>
      <text:p text:style-name="P44">[Id 1: STOPPED]&gt;</text:p>
      <text:p text:style-name="P44"/>
      <text:p text:style-name="P44"/>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3">quit </text:span><text:span text:style-name="T7">command:</text:span></text:p>
      <text:p text:style-name="P36"/>
      <text:p text:style-name="P37">[Id 1: STOPPED]&gt; quit</text:p>
      <text:p text:style-name="Preformatted_20_Text"><text:soft-page-break/>Terminating VDMJ process</text:p>
      <text:p text:style-name="P44">&gt;</text:p>
      <text:p text:style-name="P44"/>
      <text:p text:style-name="P44"/>
      <text:p text:style-name="Text_20_body">This returns to the original VDMJC prompt, as no specification is now loaded. It does not leave the client immediately (a further <text:span text:style-name="T3">quit </text:span><text:span text:style-name="T7">will do that).</text:span></text:p>
      <text:p text:style-name="Text_20_body"><text:span text:style-name="T7">The other way to start a specification from this point is to use the </text:span><text:span text:style-name="T3">eval </text:span><text:span text:style-name="T7">command rather than </text:span><text:span text:style-name="T3">load</text:span><text:span text:style-name="T7">. This is very similar, except an expression is prompted for at the start, and it is executed via the </text:span><text:span text:style-name="T3">run </text:span><text:span text:style-name="T7">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36"/>
      <text:p text:style-name="Preformatted_20_Text">&gt; <text:span text:style-name="T27">eval factorial.vpp</text:span></text:p>
      <text:p text:style-name="P21">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21">[Id 1: STARTING]&gt; run</text:p>
      <text:p text:style-name="Preformatted_20_Text">[Id 1: RUNNING]&gt; </text:p>
      <text:p text:style-name="Preformatted_20_Text">stdout: 24</text:p>
      <text:p text:style-name="Preformatted_20_Text">[Id 1: STOPPED]&gt;</text:p>
      <text:p text:style-name="Preformatted_20_Text"/>
      <text:list xml:id="list124609269006769"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3">state </text:span><text:span text:style-name="T7">sections in a VDM-SL specification, or the static </text:span><text:span text:style-name="T3">instance variables</text:span><text:span text:style-name="T7"> of VDM++ and VDM-RT specifications) is initialized once when the specification is loaded, and is modified thereafter by operation calls, for example using the </text:span><text:span text:style-name="T3">print &lt;expression&gt; </text:span><text:span text:style-name="T7">from the</text:span><text:span text:style-name="T3"> </text:span><text:span text:style-name="T7">command prompt. The state can be restored to its initial state at any time using the </text:span><text:span text:style-name="T3">init </text:span><text:span text:style-name="T7">command.</text:span></text:p>
      <text:p text:style-name="Text_20_body"><text:span text:style-name="T7">For VDM++ and VDM-RT specifications, the state of any background threads, the CPUs they are allocated to, the BUSses that connect them, and the messages waiting to be sent between them are also maintained between command line calls. Though again, the </text:span><text:span text:style-name="T3">init </text:span><text:span text:style-name="T7">command can be used to clear all threads, CPUs, BUSses and messages, and reset the system to its initial state.</text:span></text:p>
      <text:p text:style-name="Text_20_body"><text:span text:style-name="T7">This leads to the concept of a </text:span><text:span text:style-name="T3">session</text:span><text:span text:style-name="T7">,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3">print </text:span><text:span text:style-name="T7">command, the thread scheduling and normal BUS activity of the model is suspended - in effect, "time" in the simulation is stopped until the user types the next </text:span><text:span text:style-name="T3">print </text:span><text:span text:style-name="T7">expression, which allows the model to evolve until that expression has completed.</text:span></text:p>
      <text:p text:style-name="P9">For example, consider the following VDM++ specification:</text:p>
      <text:p text:style-name="P36"/>
      <text:p text:style-name="P42">class A</text:p>
      <text:p text:style-name="P55">instance variables</text:p>
      <text:p text:style-name="P55"><text:s text:c="8"/>iv:int := 0;</text:p>
      <text:p text:style-name="P55"/>
      <text:p text:style-name="P55">operations</text:p>
      <text:p text:style-name="P55"><text:s text:c="8"/>private <text:span text:style-name="T33">inc</text:span>: () ==&gt; ()</text:p>
      <text:p text:style-name="P55"><text:s text:c="8"/><text:span text:style-name="T33">inc</text:span>() == iv := iv + 1;</text:p>
      <text:p text:style-name="P55"><text:s text:c="7"/></text:p>
      <text:p text:style-name="P55"><text:s text:c="8"/>public get: () ==&gt; <text:span text:style-name="T33">int</text:span></text:p>
      <text:p text:style-name="P55"><text:s text:c="8"/>get() == return iv;</text:p>
      <text:p text:style-name="P55"/>
      <text:p text:style-name="P55"><text:s text:c="8"/>private run: () ==&gt; ()</text:p>
      <text:p text:style-name="P55"><text:s text:c="8"/>run() == while true do <text:span text:style-name="T33">inc</text:span>();</text:p>
      <text:p text:style-name="P55"/>
      <text:p text:style-name="P55"><text:s text:c="8"/>public static go: A ==&gt; ()</text:p>
      <text:p text:style-name="P55"><text:soft-page-break/><text:s text:c="8"/>go(a) == start(a);</text:p>
      <text:p text:style-name="P55"/>
      <text:p text:style-name="P55">sync</text:p>
      <text:p text:style-name="P55"><text:s text:c="8"/>per <text:span text:style-name="T33">inc</text:span> =&gt; #fin(get) &gt; #fin(<text:span text:style-name="T33">inc</text:span>);</text:p>
      <text:p text:style-name="P55"><text:s text:c="8"/>per get =&gt; #fin(get) = #fin(<text:span text:style-name="T33">inc</text:span>);</text:p>
      <text:p text:style-name="P55"/>
      <text:p text:style-name="P55">thread</text:p>
      <text:p text:style-name="P55"><text:s text:c="8"/>run();</text:p>
      <text:p text:style-name="P55"/>
      <text:p text:style-name="P55">end A</text:p>
      <text:p text:style-name="P55"/>
      <text:p text:style-name="P13"><text:span text:style-name="T7">The model has a single instance variable, </text:span><text:span text:style-name="T3">iv</text:span><text:span text:style-name="T7">, which is incremented by the private </text:span><text:span text:style-name="T3">inc </text:span><text:span text:style-name="T7">operation, which is called in an infinite loop by the run operation, which in turn is the body of a thread. The thread is started by a static </text:span><text:span text:style-name="T3">go </text:span><text:span text:style-name="T7">operation. Permission predicates in the </text:span><text:span text:style-name="T3">sync </text:span><text:span text:style-name="T7">section mean that the </text:span><text:span text:style-name="T3">inc </text:span><text:span text:style-name="T7">operation can only be called once the </text:span><text:span text:style-name="T3">get </text:span><text:span text:style-name="T7">operation has "seen" each particular value of </text:span><text:span text:style-name="T3">iv</text:span><text:span text:style-name="T7">. So to test this model, we have to call </text:span><text:span text:style-name="T3">go</text:span><text:span text:style-name="T7">, and then make successive calls to </text:span><text:span text:style-name="T3">get. T</text:span><text:span text:style-name="T7">he background thread will continue running in between calls within the session. For example:</text:span></text:p>
      <text:p text:style-name="P36"/>
      <text:p text:style-name="P36">Parsed 1 class in 0.829 secs. No syntax errors</text:p>
      <text:p text:style-name="P36">Type checked 1 class in 0.064 secs. No type errors</text:p>
      <text:p text:style-name="Preformatted_20_Text"><text:span text:style-name="T13">Initialized 1 class in 0.128 secs.</text:span><text:span text:style-name="T7"> </text:span></text:p>
      <text:p text:style-name="P36">Interpreter started</text:p>
      <text:p text:style-name="P37">&gt; create a := new A()</text:p>
      <text:p text:style-name="P37">&gt; p a</text:p>
      <text:p text:style-name="P40">= A{#1, iv:=0}</text:p>
      <text:p text:style-name="P40">Executed in 0.0050 secs. </text:p>
      <text:p text:style-name="P37">&gt; threads</text:p>
      <text:p text:style-name="P40">No threads running</text:p>
      <text:p text:style-name="P37">&gt; p a.get()</text:p>
      <text:p text:style-name="P40">= 0</text:p>
      <text:p text:style-name="P40">Executed in 0.012 secs. </text:p>
      <text:p text:style-name="P37">&gt; threads</text:p>
      <text:p text:style-name="P40">No threads running</text:p>
      <text:p text:style-name="P37">&gt; p go(a)</text:p>
      <text:p text:style-name="P40">= ()</text:p>
      <text:p text:style-name="P40">Executed in 0.017 secs. </text:p>
      <text:p text:style-name="P37">&gt; threads</text:p>
      <text:p text:style-name="P32"><text:span text:style-name="T7">ObjectThread-10 (</text:span><text:span text:style-name="T13">RUNNABLE</text:span><text:span text:style-name="T7">)</text:span></text:p>
      <text:p text:style-name="P37">&gt; p a</text:p>
      <text:p text:style-name="P40">= A{#1, iv:=1}</text:p>
      <text:p text:style-name="P40">Executed in 0.0060 secs. </text:p>
      <text:p text:style-name="P37">&gt; threads</text:p>
      <text:p text:style-name="P32"><text:span text:style-name="T7">ObjectThread-10 (</text:span><text:span text:style-name="T13">WAITING</text:span><text:span text:style-name="T7">)</text:span></text:p>
      <text:p text:style-name="P37">&gt; p a.get()</text:p>
      <text:p text:style-name="P40">= 1</text:p>
      <text:p text:style-name="P40">Executed in 0.019 secs. </text:p>
      <text:p text:style-name="P37">&gt; threads</text:p>
      <text:p text:style-name="P32"><text:span text:style-name="T7">ObjectThread-10 (</text:span><text:span text:style-name="T13">RUNNABLE</text:span><text:span text:style-name="T7">)</text:span></text:p>
      <text:p text:style-name="P37">&gt; p a</text:p>
      <text:p text:style-name="P40">= A{#1, iv:=2}</text:p>
      <text:p text:style-name="P40">Executed in 0.0080 secs. </text:p>
      <text:p text:style-name="P37">&gt; threads</text:p>
      <text:p text:style-name="Preformatted_20_Text"><text:span text:style-name="T14">ObjectThread-10 (</text:span><text:span text:style-name="T13">WAITING</text:span><text:span text:style-name="T14">)</text:span></text:p>
      <text:p text:style-name="P36"/>
      <text:p text:style-name="Text_20_body"><text:span text:style-name="T7">This illustrates a single session. Initially there are no threads running, as the </text:span><text:span text:style-name="T3">threads </text:span><text:span text:style-name="T7">command shows. The call to </text:span><text:span text:style-name="T3">go(a)</text:span><text:span text:style-name="T7"> creates a thread for object </text:span><text:span text:style-name="T3">a </text:span><text:span text:style-name="T7">and successive calls to </text:span><text:span text:style-name="T3">a.get() </text:span><text:span text:style-name="T7">return the value of the </text:span><text:span text:style-name="T3">iv </text:span><text:span text:style-name="T7">state variable. The thread continues to run in the background between calls to </text:span><text:span text:style-name="T3">a.get()</text:span><text:span text:style-name="T7">.</text:span></text:p>
      <text:p text:style-name="Text_20_body"><text:span text:style-name="T7">Note that immediately after a call to </text:span><text:span text:style-name="T3">get</text:span><text:span text:style-name="T7">, the thread is in state RUNNABLE. This is because as soon as the </text:span><text:span text:style-name="T3">get </text:span><text:span text:style-name="T7">operation has been called, its </text:span><text:span text:style-name="T3">#fin </text:span><text:span text:style-name="T7">counter is incremented and the thread is then immediately RUNNABLE as it now passes the permission predicate. However, execution returns to the command line immediately after the </text:span><text:span text:style-name="T3">get </text:span><text:span text:style-name="T7">operation so the thread scheduler will not actually run the thread (ie. call </text:span><text:span text:style-name="T3">inc</text:span><text:span text:style-name="T7">) until the next </text:span><text:span text:style-name="T3">get(a) </text:span><text:span text:style-name="T7">call (or any other operation that resumes the model). If we resume the model with a simple </text:span><text:span text:style-name="T3">print a </text:span><text:span text:style-name="T7">command, the background thread resumes but finds that after the increment it </text:span><text:soft-page-break/><text:span text:style-name="T7">must wait for the next </text:span><text:span text:style-name="T3">get </text:span><text:span text:style-name="T7">call, and so enters state WAITING as expected.</text:span></text:p>
      <text:list xml:id="list124607742511400"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3">IO, MATH </text:span><text:span text:style-name="T7">and </text:span><text:span text:style-name="T3">VDMUtil</text:span><text:span text:style-name="T7">. <text:s/>These enable the interpreter to call out to standard library functions in Java, for example to read data from a file or to perform various mathematical functions.</text:span></text:p>
      <text:p text:style-name="Text_20_body"><text:span text:style-name="T7">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3">VDMTools</text:span><text:span text:style-name="T7">, but they are distributed freely with the Overture project.</text:span></text:p>
      <text:p text:style-name="Text_20_body"><text:span text:style-name="T7">For example, the following simple VDM function calls the sine function from the MATH library, assuming the VDM-SL source is located in </text:span><text:span text:style-name="T3">stdlib/MATH.vdm</text:span><text:span text:style-name="T7">. Note that the test uses the constant </text:span><text:span text:style-name="T3">MATH`pi</text:span><text:span text:style-name="T7">.</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37">$ java -jar vdmj-3.1.1.jar -vdmsl -i test.vdm stdlib/MATH.vdm</text:p>
      <text:p text:style-name="P36">Parsed 2 modules in 0.282 secs. No syntax errors</text:p>
      <text:p text:style-name="P36">Type checked 2 modules in 0.016 secs. No type errors</text:p>
      <text:p text:style-name="P36">Initialized 2 modules in 0.062 secs.</text:p>
      <text:p text:style-name="P36">Interpreter started</text:p>
      <text:p text:style-name="P37">&gt; p sin(MATH`pi/4)</text:p>
      <text:p text:style-name="P36">= 0.7071067811865475</text:p>
      <text:p text:style-name="P36">Executed in 0.016 secs.</text:p>
      <text:p text:style-name="P36">&gt;</text:p>
      <text:p text:style-name="P36"/>
      <text:p text:style-name="Text_20_body">Note that the <text:span text:style-name="T3">-path </text:span><text:span text:style-name="T7">command line option can be useful to specify the location of a common library folder that includes the standard library VDM sources. Library sources can then be referred to without the path prefix.</text:span></text:p>
      <text:list xml:id="list124608277352451" text:continue-numbering="true" text:style-name="Outline">
        <text:list-item>
          <text:h text:style-name="Heading_20_1" text:outline-level="1">VDMJUnit Testing</text:h>
        </text:list-item>
      </text:list>
      <text:p text:style-name="Text_20_body"><text:span text:style-name="T7">Section </text:span><text:span text:style-name="T7"><text:bookmark-ref text:reference-format="number" text:ref-name="__RefHeading__5345_1283554570">2.6</text:bookmark-ref></text:span><text:span text:style-name="T7"> 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57"/>
      <text:p text:style-name="Preformatted_20_Text"><text:span text:style-name="T45">public</text:span><text:span text:style-name="T18"> </text:span><text:span text:style-name="T45">class</text:span><text:span text:style-name="T18"> SpecTest </text:span><text:span text:style-name="T45">extends</text:span><text:span text:style-name="T18"> VDMJUnitTestPP</text:span></text:p>
      <text:p text:style-name="Preformatted_20_Text">{</text:p>
      <text:p text:style-name="Preformatted_20_Text"><text:span text:style-name="T15"><text:tab/></text:span><text:span text:style-name="T47">@BeforeClass</text:span></text:p>
      <text:p text:style-name="Preformatted_20_Text"><text:span text:style-name="T15"><text:tab/></text:span><text:span text:style-name="T44">public</text:span><text:span text:style-name="T15"> </text:span><text:span text:style-name="T44">static</text:span><text:span text:style-name="T15"> </text:span><text:span text:style-name="T44">void</text:span><text:span text:style-name="T15"> start() </text:span><text:span text:style-name="T44">throws</text:span><text:span text:style-name="T15"> Exception</text:span></text:p>
      <text:p text:style-name="Preformatted_20_Text"><text:tab/>{</text:p>
      <text:p text:style-name="Preformatted_20_Text"><text:tab/><text:tab/><text:span text:style-name="T19">setRelease</text:span><text:span text:style-name="T16">(Release.</text:span><text:span text:style-name="T54">VDM_10</text:span><text:span text:style-name="T16">);</text:span></text:p>
      <text:p text:style-name="Preformatted_20_Text"><text:span text:style-name="T15"><text:tab/><text:tab/></text:span><text:span text:style-name="T21">readSpecification</text:span><text:span text:style-name="T15">(</text:span><text:span text:style-name="T49">"test.vpp"</text:span><text:span text:style-name="T15">);</text:span></text:p>
      <text:p text:style-name="Preformatted_20_Text"><text:tab/>}</text:p>
      <text:p text:style-name="Preformatted_20_Text"><text:tab/></text:p>
      <text:p text:style-name="Preformatted_20_Text"><text:span text:style-name="T15"><text:tab/></text:span><text:span text:style-name="T47">@Before</text:span></text:p>
      <text:p text:style-name="Preformatted_20_Text"><text:span text:style-name="T15"><text:tab/></text:span><text:span text:style-name="T44">public</text:span><text:span text:style-name="T15"> </text:span><text:span text:style-name="T44">void</text:span><text:span text:style-name="T15"> setUp()</text:span></text:p>
      <text:p text:style-name="Preformatted_20_Text"><text:tab/>{</text:p>
      <text:p text:style-name="Preformatted_20_Text"><text:tab/><text:tab/><text:span text:style-name="T3">init</text:span>();</text:p>
      <text:p text:style-name="Preformatted_20_Text"><text:tab/>}</text:p>
      <text:p text:style-name="Preformatted_20_Text"><text:tab/></text:p>
      <text:p text:style-name="Preformatted_20_Text"><text:span text:style-name="T15"><text:tab/></text:span><text:span text:style-name="T47">@Test</text:span></text:p>
      <text:p text:style-name="Preformatted_20_Text"><text:span text:style-name="T15"><text:tab/></text:span><text:span text:style-name="T44">public</text:span><text:span text:style-name="T15"> </text:span><text:span text:style-name="T44">void</text:span><text:span text:style-name="T15"> test() </text:span><text:span text:style-name="T44">throws</text:span><text:span text:style-name="T15"> Exception</text:span></text:p>
      <text:p text:style-name="Preformatted_20_Text"><text:tab/>{</text:p>
      <text:p text:style-name="Preformatted_20_Text"><text:span text:style-name="T15"><text:tab/><text:tab/></text:span><text:span text:style-name="T21">assertEquals</text:span><text:span text:style-name="T15">(10, runInt(</text:span><text:span text:style-name="T49">"new A().f(9)"</text:span><text:span text:style-name="T15">));</text:span></text:p>
      <text:p text:style-name="Preformatted_20_Text"><text:tab/>}</text:p>
      <text:p text:style-name="P44">}</text:p>
      <text:p text:style-name="P44"/>
      <text:p text:style-name="P44"/>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20">nat</text:span><text:span text:style-name="T56"> -&gt; </text:span><text:span text:style-name="T20">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3">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3">setRelease </text:span><text:span text:style-name="T7">and</text:span> <text:span text:style-name="T3">readSpecification </text:span><text:span text:style-name="T7">methods, inherited from </text:span><text:span text:style-name="T3">VDMJUnitTestPP</text:span><text:span text:style-name="T7">, which loads the file name(s) passed, and parses and type checks them using the </text:span><text:span text:style-name="T3">VDM10</text:span><text:span text:style-name="T7"> language extensions. There must be no parse or type checking errors. The </text:span><text:span text:style-name="T3">readSpecification </text:span><text:span text:style-name="T7">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3">readSpecification </text:span><text:span text:style-name="T7">method must always be called, and called only once per test class.</text:span></text:p>
      <text:p text:style-name="Text_20_body"><text:soft-page-break/><text:span text:style-name="T7">The @Before annotation is also from JUnit 4, and indicates that this method should be executed before each test defined in the class. The </text:span><text:span text:style-name="T3">init</text:span><text:span text:style-name="T7">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7">Lastly, the @Test annotation identifies test methods, in this example a test asserting that a particular expression should produce a given (integer) value. The string argument to </text:span><text:span text:style-name="T3">runInt </text:span><text:span text:style-name="T7">can be any valid VDM expression that returns an integer value. The simpler </text:span><text:span text:style-name="T3">run </text:span><text:span text:style-name="T7">method returns a raw VDMJ </text:span><text:span text:style-name="T3">Value </text:span><text:span text:style-name="T7">object, which can return arbitrarily complex values (sets, records, objects etc).</text:span></text:p>
      <text:p text:style-name="P92"><text:span text:style-name="T7">A method called </text:span><text:span text:style-name="T3">assertVDM</text:span><text:span text:style-name="T7">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92"><text:span text:style-name="T7"/></text:p>
      <text:p text:style-name="P82"><text:span text:style-name="T25"><text:tab/></text:span><text:span text:style-name="T48">@Test</text:span></text:p>
      <text:p text:style-name="P83"><text:span text:style-name="T23"><text:tab/></text:span><text:span text:style-name="T46">public</text:span><text:span text:style-name="T23"> </text:span><text:span text:style-name="T46">void</text:span><text:span text:style-name="T23"> one() </text:span><text:span text:style-name="T46">throws</text:span><text:span text:style-name="T23"> Exception</text:span></text:p>
      <text:p text:style-name="P83"><text:span text:style-name="T23"><text:tab/>{</text:span></text:p>
      <text:p text:style-name="P83"><text:span text:style-name="T23"><text:tab/><text:tab/>run(</text:span><text:span text:style-name="T50">"setValue(123)"</text:span><text:span text:style-name="T23">);</text:span></text:p>
      <text:p text:style-name="P83"><text:span text:style-name="T23"><text:tab/><text:tab/>assertVDM(</text:span><text:span text:style-name="T50">"getValue()"</text:span><text:span text:style-name="T23">, </text:span><text:span text:style-name="T50">"RESULT = 123"</text:span><text:span text:style-name="T23">);</text:span></text:p>
      <text:p text:style-name="P83"><text:span text:style-name="T23"><text:tab/><text:tab/></text:span></text:p>
      <text:p text:style-name="P83"><text:span text:style-name="T23"><text:tab/><text:tab/></text:span><text:span text:style-name="T46">try</text:span></text:p>
      <text:p text:style-name="P83"><text:span text:style-name="T23"><text:tab/><text:tab/>{</text:span></text:p>
      <text:p text:style-name="P83"><text:span text:style-name="T23"><text:tab/><text:tab/><text:tab/></text:span><text:span text:style-name="T24">Value r = run(</text:span><text:span text:style-name="T51">"getValue()"</text:span><text:span text:style-name="T24">);</text:span></text:p>
      <text:p text:style-name="P83"><text:span text:style-name="T23"><text:tab/><text:tab/><text:tab/>assertVDM(</text:span><text:span text:style-name="T50">"Testing!"</text:span><text:span text:style-name="T23">, </text:span><text:span text:style-name="T51">r</text:span><text:span text:style-name="T23">, </text:span><text:span text:style-name="T50">"RESULT = 456"</text:span><text:span text:style-name="T23">);</text:span></text:p>
      <text:p text:style-name="P83"><text:span text:style-name="T23"><text:tab/><text:tab/><text:tab/></text:span><text:span text:style-name="T26">fail</text:span><text:span text:style-name="T23">(</text:span><text:span text:style-name="T50">"Expected failure"</text:span><text:span text:style-name="T23">);</text:span></text:p>
      <text:p text:style-name="P83"><text:span text:style-name="T23"><text:tab/><text:tab/>}</text:span></text:p>
      <text:p text:style-name="P83"><text:span text:style-name="T23"><text:tab/><text:tab/></text:span><text:span text:style-name="T46">catch</text:span><text:span text:style-name="T23"> (AssertionError </text:span><text:span text:style-name="T70">e</text:span><text:span text:style-name="T23">)</text:span></text:p>
      <text:p text:style-name="P83"><text:span text:style-name="T23"><text:tab/><text:tab/>{</text:span></text:p>
      <text:p text:style-name="P83"><text:span text:style-name="T23"><text:tab/><text:tab/><text:tab/></text:span><text:span text:style-name="T26">assertEquals</text:span><text:span text:style-name="T23">(</text:span><text:span text:style-name="T70">e</text:span><text:span text:style-name="T23">.getMessage(), </text:span><text:span text:style-name="T50">"Testing!"</text:span><text:span text:style-name="T23">);</text:span></text:p>
      <text:p text:style-name="P83"><text:span text:style-name="T23"><text:tab/><text:tab/>}</text:span></text:p>
      <text:p text:style-name="P83"><text:span text:style-name="T23"><text:tab/>}</text:span></text:p>
      <text:p text:style-name="P97"><text:span text:style-name="T7"/></text:p>
      <text:p text:style-name="P9">Tests can catch and check exceptions if they believe a VDM runtime error should occur, for example:</text:p>
      <text:p text:style-name="P54"/>
      <text:p text:style-name="P60">@Test</text:p>
      <text:p text:style-name="Preformatted_20_Text"><text:span text:style-name="T44">public</text:span><text:span text:style-name="T15"> </text:span><text:span text:style-name="T44">void</text:span><text:span text:style-name="T15"> one() </text:span><text:span text:style-name="T44">throws</text:span><text:span text:style-name="T15"> Exception</text:span></text:p>
      <text:p text:style-name="Preformatted_20_Text">{</text:p>
      <text:p text:style-name="Preformatted_20_Text"><text:span text:style-name="T15"><text:tab/></text:span><text:span text:style-name="T44">try</text:span></text:p>
      <text:p text:style-name="Preformatted_20_Text"><text:tab/>{</text:p>
      <text:p text:style-name="Preformatted_20_Text"><text:span text:style-name="T15"><text:tab/><text:tab/>create(</text:span><text:span text:style-name="T49">"object"</text:span><text:span text:style-name="T15">, </text:span><text:span text:style-name="T49">"new A()"</text:span><text:span text:style-name="T15">);</text:span></text:p>
      <text:p text:style-name="Preformatted_20_Text"><text:span text:style-name="T15"><text:tab/><text:tab/>run(</text:span><text:span text:style-name="T49">"object.f(100)"</text:span><text:span text:style-name="T15">);</text:span></text:p>
      <text:p text:style-name="Preformatted_20_Text"><text:span text:style-name="T15"><text:tab/><text:tab/></text:span><text:span text:style-name="T21">fail</text:span><text:span text:style-name="T15">(</text:span><text:span text:style-name="T49">"Expecting precondition failure"</text:span><text:span text:style-name="T15">);</text:span></text:p>
      <text:p text:style-name="Preformatted_20_Text"><text:tab/>}</text:p>
      <text:p text:style-name="Preformatted_20_Text"><text:span text:style-name="T15"><text:tab/></text:span><text:span text:style-name="T44">catch</text:span><text:span text:style-name="T15"> (ContextException e)</text:span></text:p>
      <text:p text:style-name="Preformatted_20_Text"><text:tab/>{</text:p>
      <text:p text:style-name="Preformatted_20_Text"><text:span text:style-name="T15"><text:tab/><text:tab/></text:span><text:span text:style-name="T52">// Error 4055: Precondition failure: pre_f in 'A' at line 5:11</text:span></text:p>
      <text:p text:style-name="Preformatted_20_Text"><text:span text:style-name="T15"><text:tab/><text:tab/></text:span><text:span text:style-name="T21">assertEquals</text:span><text:span text:style-name="T15">(4055, e.</text:span><text:span text:style-name="T53">number</text:span><text:span text:style-name="T15">);</text:span></text:p>
      <text:p text:style-name="Preformatted_20_Text"><text:span text:style-name="T15"><text:tab/><text:tab/></text:span><text:span text:style-name="T21">assertEquals</text:span><text:span text:style-name="T15">(</text:span><text:span text:style-name="T49">"A"</text:span><text:span text:style-name="T15">, e.</text:span><text:span text:style-name="T53">location</text:span><text:span text:style-name="T15">.</text:span><text:span text:style-name="T53">module</text:span><text:span text:style-name="T15">);</text:span></text:p>
      <text:p text:style-name="Preformatted_20_Text"><text:span text:style-name="T15"><text:tab/><text:tab/></text:span><text:span text:style-name="T21">assertEquals</text:span><text:span text:style-name="T15">(</text:span><text:span text:style-name="T49">"test.vpp"</text:span><text:span text:style-name="T15">, e.</text:span><text:span text:style-name="T53">location</text:span><text:span text:style-name="T15">.</text:span><text:span text:style-name="T53">file</text:span><text:span text:style-name="T15">.getName());</text:span></text:p>
      <text:p text:style-name="Preformatted_20_Text"><text:span text:style-name="T15"><text:tab/><text:tab/></text:span><text:span text:style-name="T21">assertEquals</text:span><text:span text:style-name="T15">(5, e.</text:span><text:span text:style-name="T53">location</text:span><text:span text:style-name="T15">.</text:span><text:span text:style-name="T53">startLine</text:span><text:span text:style-name="T15">);</text:span></text:p>
      <text:p text:style-name="Preformatted_20_Text"><text:span text:style-name="T15"><text:tab/><text:tab/></text:span><text:span text:style-name="T21">assertEquals</text:span><text:span text:style-name="T15">(11, e.</text:span><text:span text:style-name="T53">location</text:span><text:span text:style-name="T15">.</text:span><text:span text:style-name="T53">startPos</text:span><text:span text:style-name="T15">);</text:span></text:p>
      <text:p text:style-name="Preformatted_20_Text"><text:tab/>}</text:p>
      <text:p text:style-name="Preformatted_20_Text">}</text:p>
      <text:p text:style-name="P36"/>
      <text:p text:style-name="Text_20_body">In this case, a VDMJ <text:span text:style-name="T3">ContextException</text:span> contains all of the information about the error that occurred, which can be checked by the test. Note that an <text:span text:style-name="T3">init </text:span><text:span text:style-name="T7">call should be made after an error to reset the specification to a known state, perhaps in the @Before method.</text:span></text:p>
      <text:p text:style-name="Text_20_body">It is also possible to execute combinatorial tests from within the VDMJUnit framework (see section <text:bookmark-ref text:reference-format="number" text:ref-name="__RefHeading__5914_1803781844">4</text:bookmark-ref>). As with the command line, all the tests generated from a trace may be executed, or <text:span text:style-name="T69">a contiguous </text:span><text:soft-page-break/><text:span text:style-name="T69">range of tests</text:span>, or a reduced subset of the tests. Three <text:span text:style-name="T3">runTrace </text:span>methods are provided, as follows:</text:p>
      <text:p text:style-name="P43"/>
      <text:p text:style-name="P59">@Test</text:p>
      <text:p text:style-name="Preformatted_20_Text"><text:span text:style-name="T44">public</text:span><text:span text:style-name="T15"> </text:span><text:span text:style-name="T44">void</text:span><text:span text:style-name="T15"> one() </text:span><text:span text:style-name="T44">throws</text:span><text:span text:style-name="T15"> Exception</text:span></text:p>
      <text:p text:style-name="Preformatted_20_Text">{</text:p>
      <text:p text:style-name="Preformatted_20_Text"><text:span text:style-name="T15"><text:tab/></text:span><text:span text:style-name="T21">assertTrue</text:span><text:span text:style-name="T15">(runTrace(</text:span><text:span text:style-name="T49">"T1"</text:span><text:span text:style-name="T15">));</text:span></text:p>
      <text:p text:style-name="Preformatted_20_Text">}</text:p>
      <text:p text:style-name="Preformatted_20_Text"/>
      <text:p text:style-name="P59">@Test</text:p>
      <text:p text:style-name="Preformatted_20_Text"><text:span text:style-name="T44">public</text:span><text:span text:style-name="T15"> </text:span><text:span text:style-name="T44">void</text:span><text:span text:style-name="T15"> two() </text:span><text:span text:style-name="T44">throws</text:span><text:span text:style-name="T15"> Exception</text:span></text:p>
      <text:p text:style-name="Preformatted_20_Text">{</text:p>
      <text:p text:style-name="Preformatted_20_Text"><text:span text:style-name="T15"><text:tab/></text:span><text:span text:style-name="T21">assertTrue</text:span><text:span text:style-name="T15">(runTrace(</text:span><text:span text:style-name="T49">"T1"</text:span><text:span text:style-name="T15">, </text:span><text:span text:style-name="T22">1, </text:span><text:span text:style-name="T15">3));</text:span></text:p>
      <text:p text:style-name="Preformatted_20_Text">}</text:p>
      <text:p text:style-name="Preformatted_20_Text"/>
      <text:p text:style-name="P59">@Test</text:p>
      <text:p text:style-name="Preformatted_20_Text"><text:span text:style-name="T44">public</text:span><text:span text:style-name="T15"> </text:span><text:span text:style-name="T44">void</text:span><text:span text:style-name="T15"> three() </text:span><text:span text:style-name="T44">throws</text:span><text:span text:style-name="T15"> Exception</text:span></text:p>
      <text:p text:style-name="Preformatted_20_Text">{</text:p>
      <text:p text:style-name="Preformatted_20_Text"><text:span text:style-name="T15"><text:tab/></text:span><text:span text:style-name="T21">assertTrue</text:span><text:span text:style-name="T15">(runTrace(</text:span><text:span text:style-name="T49">"T1"</text:span><text:span text:style-name="T15">, 0.5, TraceReductionType.</text:span><text:span text:style-name="T55">RANDOM</text:span><text:span text:style-name="T15">, 123));</text:span></text:p>
      <text:p text:style-name="Preformatted_20_Text">}</text:p>
      <text:p text:style-name="Preformatted_20_Text"/>
      <text:p text:style-name="Preformatted_20_Text"/>
      <text:p text:style-name="Text_20_body">The first method executes all the tests generated from the "T1" trace. <text:span text:style-name="T7">The second method runs </text:span><text:span text:style-name="T12">a range of tests</text:span><text:span text:style-name="T7">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7"><text:bookmark-ref text:reference-format="number" text:ref-name="__RefHeading__5916_1803781844">4.2</text:bookmark-ref></text:span><text:span text:style-name="T7">.</text:span></text:p>
      <text:p text:style-name="Text_20_body"><text:span text:style-name="T7">In all three cases, if all of the tests pass, the </text:span><text:span text:style-name="T3">runTrace </text:span><text:span text:style-name="T7">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7"><text:bookmark-ref text:reference-format="number" text:ref-name="__RefHeading__5914_1803781844">4</text:bookmark-ref></text:span><text:span text:style-name="T7">).</text:span></text:p>
      <text:p text:style-name="P93"/>
      <text:p text:style-name="Text_20_body">The VDMJUnitTest framework provides the following methods to tests:</text:p>
      <text:list xml:id="list4181081791725534390" text:style-name="L1">
        <text:list-item>
          <text:p text:style-name="P94"><text:span text:style-name="T27">setRelease(Release) </text:span><text:span text:style-name="T57">to specify the language release to parse. The default is VDM classic.</text:span></text:p>
        </text:list-item>
        <text:list-item>
          <text:p text:style-name="P95">readSpecification([Charset], file/dirs...) <text:span text:style-name="T57">to parse and type check specification files.</text:span></text:p>
        </text:list-item>
        <text:list-item>
          <text:p text:style-name="P95">init <text:span text:style-name="T57">to (re)initialize a loaded specification.</text:span></text:p>
        </text:list-item>
        <text:list-item>
          <text:p text:style-name="P95">setDefault(Name) <text:span text:style-name="T57">to set the default module or class name.</text:span></text:p>
        </text:list-item>
        <text:list-item>
          <text:p text:style-name="P95">create(Name, Expr) <text:span text:style-name="T57">for VDM++ and VDM-RT only, to create temporary object values</text:span></text:p>
        </text:list-item>
        <text:list-item>
          <text:p text:style-name="P95">run(Expr) <text:span text:style-name="T57">to parse and evaluate the expression and return a VDMJ Value.</text:span></text:p>
        </text:list-item>
        <text:list-item>
          <text:p text:style-name="P95">runInt(Expr) <text:span text:style-name="T57">same as run, but return a long.</text:span></text:p>
        </text:list-item>
        <text:list-item>
          <text:p text:style-name="P95">runReal(Expr) <text:span text:style-name="T57">same as run, but return a double.</text:span></text:p>
        </text:list-item>
        <text:list-item>
          <text:p text:style-name="P95">runBool(Expr) <text:span text:style-name="T57">same as run, but return a boolean.</text:span></text:p>
        </text:list-item>
        <text:list-item>
          <text:p text:style-name="P95">runTrace(Name) <text:span text:style-name="T57">run all the tests from the named combinatorial trace.</text:span></text:p>
        </text:list-item>
        <text:list-item>
          <text:p text:style-name="P95">runTrace(Name, <text:span text:style-name="T69">first, last</text:span>) <text:span text:style-name="T57">run the specific test </text:span><text:span text:style-name="T58">range</text:span><text:span text:style-name="T57"> from a trace.</text:span></text:p>
        </text:list-item>
        <text:list-item>
          <text:p text:style-name="P95">runTrace(Name, subset, method, seed) <text:span text:style-name="T57">run a subset of tests, reduced by the given method.</text:span></text:p>
        </text:list-item>
        <text:list-item>
          <text:p text:style-name="P96">assertVDM([Message], Value, VDM assertion) <text:span text:style-name="T57">test value against a VDM assertion</text:span></text:p>
        </text:list-item>
        <text:list-item>
          <text:p text:style-name="P96">assertVDM([Message], Expr, VDM assertion) <text:span text:style-name="T57">test VDM expression against VDM assertion</text:span></text:p>
        </text:list-item>
      </text:list>
      <text:p text:style-name="P80"/>
      <text:p text:style-name="P80">Note that a Java <text:span text:style-name="T3">Charset</text:span> can be passed to <text:span text:style-name="T3">readSpecification</text:span>, if the files are not in the default character encoding for your locale. See the Javadocs for full details.</text:p>
      <text:p text:style-name="Text_20_body"><text:span text:style-name="T57">A subclass of the VDMJ </text:span><text:span text:style-name="T6">Value</text:span><text:span text:style-name="T57"> class is returned from the </text:span><text:span text:style-name="T6">run</text:span><text:span text:style-name="T14"> method, which allows any value to be returned. Such </text:span><text:span text:style-name="T6">Value</text:span><text:span text:style-name="T14"> objects either have fields or getter methods to allow them to be examined, though note that many </text:span><text:span text:style-name="T6">Value</text:span><text:span text:style-name="T14"> subtypes contain other </text:span><text:span text:style-name="T6">Values</text:span><text:span text:style-name="T14"> – for example, a </text:span><text:span text:style-name="T6">SetValue</text:span><text:span text:style-name="T14"> contains a set </text:span><text:soft-page-break/><text:span text:style-name="T14">of </text:span><text:span text:style-name="T6">Values</text:span><text:span text:style-name="T14">, and a </text:span><text:span text:style-name="T6">RecordValue</text:span><text:span text:style-name="T14"> contains a map of String field names to </text:span><text:span text:style-name="T6">Values</text:span><text:span text:style-name="T14">. </text:span><text:span text:style-name="T6">Values</text:span><text:span text:style-name="T14"> can be converted to Java primitives using (for example) the </text:span><text:span text:style-name="T6">boolValue</text:span><text:span text:style-name="T14"> or </text:span><text:span text:style-name="T6">realValue</text:span><text:span text:style-name="T14"> methods.</text:span></text:p>
      <text:p text:style-name="P14">To execute JUnit tests with VDMJUnit, you need to have the VDMJ jar as well as the Junit 4 and VDMJUnit jars on the classpath.</text:p>
      <text:p text:style-name="P14">Although <text:span text:style-name="T3">VDMJUnitTestSL </text:span><text:span text:style-name="T7">and related classes</text:span><text:span text:style-name="T3"> </text:span><text:span text:style-name="T7">are intended to be used with JUnit tests, the same methods can be used in stand-alone Java applications. For example, the following code will load a specification and execute an expression passed from the command line.</text:span></text:p>
      <text:p text:style-name="P58"/>
      <text:p text:style-name="P58"/>
      <text:p text:style-name="Preformatted_20_Text"><text:span text:style-name="T44">public</text:span><text:span text:style-name="T15"> </text:span><text:span text:style-name="T44">class</text:span><text:span text:style-name="T15"> NonJUnitExample </text:span><text:span text:style-name="T44">extends</text:span><text:span text:style-name="T15"> VDMJUnitTestSL</text:span></text:p>
      <text:p text:style-name="Preformatted_20_Text">{</text:p>
      <text:p text:style-name="Preformatted_20_Text"><text:span text:style-name="T15"><text:tab/></text:span><text:span text:style-name="T44">public</text:span><text:span text:style-name="T15"> </text:span><text:span text:style-name="T44">static</text:span><text:span text:style-name="T15"> </text:span><text:span text:style-name="T44">void</text:span><text:span text:style-name="T15"> main(String[] args) </text:span><text:span text:style-name="T44">throws</text:span><text:span text:style-name="T15"> Exception</text:span></text:p>
      <text:p text:style-name="Preformatted_20_Text"><text:tab/>{</text:p>
      <text:p text:style-name="Preformatted_20_Text"><text:span text:style-name="T15"><text:tab/><text:tab/></text:span><text:span text:style-name="T44">new</text:span><text:span text:style-name="T15"> NonJUnitExample().execute(args);</text:span></text:p>
      <text:p text:style-name="Preformatted_20_Text"><text:tab/>}</text:p>
      <text:p text:style-name="Preformatted_20_Text"><text:tab/></text:p>
      <text:p text:style-name="Preformatted_20_Text"><text:span text:style-name="T15"><text:tab/></text:span><text:span text:style-name="T44">public</text:span><text:span text:style-name="T15"> </text:span><text:span text:style-name="T44">void</text:span><text:span text:style-name="T15"> execute(String[] args) </text:span><text:span text:style-name="T44">throws</text:span><text:span text:style-name="T15"> Exception</text:span></text:p>
      <text:p text:style-name="Preformatted_20_Text"><text:tab/>{</text:p>
      <text:p text:style-name="Preformatted_20_Text"><text:span text:style-name="T15"><text:tab/><text:tab/></text:span><text:span text:style-name="T21">setRelease</text:span><text:span text:style-name="T15">(Release.</text:span><text:span text:style-name="T55">VDM_10</text:span><text:span text:style-name="T15">);</text:span></text:p>
      <text:p text:style-name="Preformatted_20_Text"><text:tab/><text:tab/><text:span text:style-name="T3">readSpecification</text:span>(args[0]);</text:p>
      <text:p text:style-name="Preformatted_20_Text"><text:tab/><text:tab/><text:span text:style-name="T3">init</text:span>();</text:p>
      <text:p text:style-name="Preformatted_20_Text"><text:span text:style-name="T15"><text:tab/><text:tab/>System.</text:span><text:span text:style-name="T55">out</text:span><text:span text:style-name="T15">.println(run(args[1]));</text:span></text:p>
      <text:p text:style-name="Preformatted_20_Text"><text:tab/>}</text:p>
      <text:p text:style-name="P44">}</text:p>
      <text:list xml:id="list124608920730822" text:continue-list="list124608277352451"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3">Combinatorial Testing</text:span><text:span text:style-name="T7">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7">To provide this, a class or module may define a "traces" section that defines an arbitrary number of trace specifications. Each of these is a </text:span><text:span text:style-name="T3">pattern </text:span><text:span text:style-name="T7">which expands into a number of operation call sequences to be made against one or more instances of the classes under test (which is usually not the class with the traces definition).</text:span></text:p>
      <text:p text:style-name="P9">For example:</text:p>
      <text:p text:style-name="P3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20">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36">class Tester</text:p>
      <text:p text:style-name="P36">instance variables</text:p>
      <text:p text:style-name="P36"><text:tab/>obj:Tested := new Tested();</text:p>
      <text:p text:style-name="P36"/>
      <text:p text:style-name="P36">traces</text:p>
      <text:p text:style-name="P36"><text:tab/>test1: obj.op1();</text:p>
      <text:p text:style-name="P36"><text:tab/>test2: obj.op1(); obj.op1(); obj.op1();</text:p>
      <text:p text:style-name="P36"/>
      <text:p text:style-name="P36">end Tester</text:p>
      <text:p text:style-name="P36"/>
      <text:p text:style-name="P36"/>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3">runtrace</text:span> command to execute such traces.</text:p>
      <text:p text:style-name="P9">If this specification is loaded into the VDMJ interpreter, the following output is produced:</text:p>
      <text:p text:style-name="P36"/>
      <text:p text:style-name="P22">&gt; runtrace Tester`test1</text:p>
      <text:p text:style-name="P62">Generated 1 tests</text:p>
      <text:p text:style-name="P62">Test 1 = obj.op1()</text:p>
      <text:p text:style-name="P62">Result = [1, PASSED]</text:p>
      <text:p text:style-name="P62">Executed in 0.013 secs. </text:p>
      <text:p text:style-name="P62">All tests passed</text:p>
      <text:p text:style-name="Preformatted_20_Text"/>
      <text:p text:style-name="P22">&gt; runtrace Tester`test2</text:p>
      <text:p text:style-name="P34">Generated 1 tests</text:p>
      <text:p text:style-name="P34">Test 1 = obj.op1(); obj.op1(); obj.op1()</text:p>
      <text:p text:style-name="P34">Result = [1, 2, 3, PASSED]</text:p>
      <text:p text:style-name="P34">Executed in 0.01 secs. </text:p>
      <text:p text:style-name="P34">All tests passed</text:p>
      <text:p text:style-name="P33"/>
      <text:p text:style-name="P32"/>
      <text:p text:style-name="Text_20_body">Each test first prints out the sequences of calls they will make. Both traces only produce one test sequence so they are both called "Test 1", but there can be several (see below). Then each test <text:soft-page-break/>sequence is executed, printing out a sequence of results from the operation steps, followed by a <text:span text:style-name="T3">verdict </text:span><text:span text:style-name="T7">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36"/>
      <text:p text:style-name="Preformatted_20_Text"><text:span text:style-name="T7"><text:tab/>test2: obj.op1()</text:span><text:span text:style-name="T13">{1,5}</text:span></text:p>
      <text:p text:style-name="P36"/>
      <text:p text:style-name="P36"/>
      <text:p text:style-name="P9">That indicates that the op1 call is to be made once, then twice, then three times and so on, up to five times – ie. this single trace specification actually describes five separate tests:</text:p>
      <text:p text:style-name="P36"/>
      <text:p text:style-name="P38">&gt; runtrace Tester`test2a</text:p>
      <text:p text:style-name="P41">Generated 5 tests</text:p>
      <text:p text:style-name="P41">Test 1 = obj.op1()</text:p>
      <text:p text:style-name="P41">Result = [1, PASSED]</text:p>
      <text:p text:style-name="P41">Test 2 = obj.op1(); obj.op1()</text:p>
      <text:p text:style-name="P41">Result = [1, 2, PASSED]</text:p>
      <text:p text:style-name="P41">Test 3 = obj.op1(); obj.op1(); obj.op1()</text:p>
      <text:p text:style-name="P41">Result = [1, 2, 3, PASSED]</text:p>
      <text:p text:style-name="P41">Test 4 = obj.op1(); obj.op1(); obj.op1(); obj.op1()</text:p>
      <text:p text:style-name="P41">Result = [1, 2, 3, 4, PASSED]</text:p>
      <text:p text:style-name="P41">Test 5 = obj.op1(); obj.op1(); obj.op1(); obj.op1(); obj.op1()</text:p>
      <text:p text:style-name="P41">Result = [1, 2, 3, 4, 5, PASSED]</text:p>
      <text:p text:style-name="P41">Executed in 0.02 secs. </text:p>
      <text:p text:style-name="P33"><text:span text:style-name="T8">All tests passed</text:span> </text:p>
      <text:p text:style-name="P32"/>
      <text:p text:style-name="P32"/>
      <text:p text:style-name="P9">Notice that now there are five tests listed, Test 1 to Test 5, and that they each has one more op1 call than the previous test. Note also that the object being tested has been <text:span text:style-name="T3">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55"><text:tab/><text:tab/>let x in set {1,...,10} be <text:span text:style-name="T15">st</text:span> x <text:span text:style-name="T15">mod</text:span> 2 = 0 in</text:p>
      <text:p text:style-name="Preformatted_20_Text"><text:tab/><text:tab/><text:tab/>let y = x + 1 in</text:p>
      <text:p text:style-name="P55"><text:tab/><text:tab/><text:tab/><text:tab/>(<text:span text:style-name="T15">obj</text:span>.op1(); <text:span text:style-name="T15">obj</text:span>.op2(x,y){1,2} | <text:span text:style-name="T15">obj</text:span>.op1())</text:p>
      <text:p text:style-name="P55"/>
      <text:p text:style-name="Preformatted_20_Text"/>
      <text:p text:style-name="Text_20_body">When this is executed, the 'x' takes <text:span text:style-name="T3">all</text:span> the values 2, 4, 6, <text:s/>8 and 10; for each value of x, y takes the value of x+1; and then the bracketed set of operations are called, with an op1 followed by <text:span text:style-name="T3">either</text:span> one and two calls to op2, <text:span text:style-name="T3">or</text:span> a single call to op1. So that's five values for x and y, with three alternative call sequences for each, making 15 test sequences in all. If op2 adds its two arguments to the running total, we get:</text:p>
      <text:p text:style-name="Preformatted_20_Text"/>
      <text:p text:style-name="P51">&gt; runtrace Tester`test3</text:p>
      <text:p text:style-name="P45">Generated 15 tests</text:p>
      <text:p text:style-name="P45">Test 1 = obj.op1(); obj.op2(2, 3)</text:p>
      <text:p text:style-name="P45">Result = [1, 6, PASSED]</text:p>
      <text:p text:style-name="P45">Test 2 = obj.op1(); obj.op2(2, 3); obj.op2(2, 3)</text:p>
      <text:p text:style-name="P45">Result = [1, 6, 11, PASSED]</text:p>
      <text:p text:style-name="P45">Test 3 = obj.op1(); obj.op1()</text:p>
      <text:p text:style-name="P45">Result = [1, 2, PASSED]</text:p>
      <text:p text:style-name="P45">Test 4 = obj.op1(); obj.op2(4, 5)</text:p>
      <text:p text:style-name="P45">Result = [1, 10, PASSED]</text:p>
      <text:p text:style-name="P45">Test 5 = obj.op1(); obj.op2(4, 5); obj.op2(4, 5)</text:p>
      <text:p text:style-name="P45"><text:soft-page-break/>Result = [1, 10, 19, PASSED]</text:p>
      <text:p text:style-name="P45">Test 6 = obj.op1(); obj.op1()</text:p>
      <text:p text:style-name="P45">Result = [1, 2, PASSED]</text:p>
      <text:p text:style-name="P45">Test 7 = obj.op1(); obj.op2(6, 7)</text:p>
      <text:p text:style-name="P45">Result = [1, 14, PASSED]</text:p>
      <text:p text:style-name="P45">Test 8 = obj.op1(); obj.op2(6, 7); obj.op2(6, 7)</text:p>
      <text:p text:style-name="P45">Result = [1, 14, 27, PASSED]</text:p>
      <text:p text:style-name="P45">Test 9 = obj.op1(); obj.op1()</text:p>
      <text:p text:style-name="P45">Result = [1, 2, PASSED]</text:p>
      <text:p text:style-name="P45">Test 10 = obj.op1(); obj.op2(8, 9)</text:p>
      <text:p text:style-name="P45">Result = [1, 18, PASSED]</text:p>
      <text:p text:style-name="P45">Test 11 = obj.op1(); obj.op2(8, 9); obj.op2(8, 9)</text:p>
      <text:p text:style-name="P45">Result = [1, 18, 35, PASSED]</text:p>
      <text:p text:style-name="P45">Test 12 = obj.op1(); obj.op1()</text:p>
      <text:p text:style-name="P45">Result = [1, 2, PASSED]</text:p>
      <text:p text:style-name="P45">Test 13 = obj.op1(); obj.op2(10, 11)</text:p>
      <text:p text:style-name="P45">Result = [1, 22, PASSED]</text:p>
      <text:p text:style-name="P45">Test 14 = obj.op1(); obj.op2(10, 11); obj.op2(10, 11)</text:p>
      <text:p text:style-name="P45">Result = [1, 22, 43, PASSED]</text:p>
      <text:p text:style-name="P45">Test 15 = obj.op1(); obj.op1()</text:p>
      <text:p text:style-name="P45">Result = [1, 2, PASSED]</text:p>
      <text:p text:style-name="P45">Executed in 0.055 secs. </text:p>
      <text:p text:style-name="P45">All tests passed</text:p>
      <text:p text:style-name="P46"/>
      <text:p text:style-name="P44"/>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3">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55"><text:tab/>public op2: <text:span text:style-name="T15">int</text:span> * <text:span text:style-name="T15">int</text:span> ==&gt; <text:span text:style-name="T15">int</text:span></text:p>
      <text:p text:style-name="P55"><text:tab/><text:tab/>op2(x, y) == ( total := total + x + y; return total; )</text:p>
      <text:p text:style-name="P55"><text:tab/><text:tab/>post total &lt; 10;</text:p>
      <text:p text:style-name="Preformatted_20_Text">...</text:p>
      <text:p text:style-name="Preformatted_20_Text"/>
      <text:p text:style-name="P23">&gt; runtrace Tester`test3</text:p>
      <text:p text:style-name="P63">Generated 15 tests</text:p>
      <text:p text:style-name="P63">Test 1 = obj.op1(); obj.op2(2, 3)</text:p>
      <text:p text:style-name="P63">Result = [1, 6, PASSED]</text:p>
      <text:p text:style-name="P63">Test 2 = obj.op1(); obj.op2(2, 3); obj.op2(2, 3)</text:p>
      <text:p text:style-name="P63">Result = [1, 6, Error 4072: Postcondition failure: post_op2 in 'Tested' (test.vpp) at line 14:20, <text:span text:style-name="T27">FAILED</text:span>]</text:p>
      <text:p text:style-name="P63">Test 3 = obj.op1(); obj.op1()</text:p>
      <text:p text:style-name="P63">Result = [1, 2, PASSED]</text:p>
      <text:p text:style-name="P63">Test 4 = obj.op1(); obj.op2(4, 5)</text:p>
      <text:p text:style-name="P63">Result = [1, Error 4072: Postcondition failure: post_op2 in 'Tested' (test.vpp) at line 14:20, <text:span text:style-name="T27">FAILED</text:span>]</text:p>
      <text:p text:style-name="P63">Test 5 = obj.op1(); obj.op2(4, 5); obj.op2(4, 5)</text:p>
      <text:p text:style-name="P23">Test 5 FILTERED by test 4</text:p>
      <text:p text:style-name="P63">Test 6 = obj.op1(); obj.op1()</text:p>
      <text:p text:style-name="P63">Result = [1, 2, PASSED]</text:p>
      <text:p text:style-name="Preformatted_20_Text">...</text:p>
      <text:p text:style-name="Preformatted_20_Text"><text:soft-page-break/></text:p>
      <text:p text:style-name="Text_20_body">Notice that the error message is included in the result sequence, and that tests 2 and 4 fail. Furthermore, the system knows that test 5 <text:span text:style-name="T3">would</text:span> fail as it starts with the same sequence that failed in test 4, so this is filtered from the run (it is listed, but not executed).</text:p>
      <text:p text:style-name="P16">For large test runs, it can be useful to redirect the output to a file rather than let it scroll past on the screen. This can be done with the <text:span text:style-name="T3">savetrace </text:span><text:span text:style-name="T7">command.</text:span></text:p>
      <text:p text:style-name="Preformatted_20_Text"/>
      <text:p text:style-name="P21">&gt; savetrace output<text:span text:style-name="T62">file</text:span></text:p>
      <text:p text:style-name="Preformatted_20_Text">runtrace output redirected to output<text:span text:style-name="T62">file</text:span></text:p>
      <text:p text:style-name="P21">&gt; runtrace Tester`test3</text:p>
      <text:p text:style-name="Preformatted_20_Text">Trace output sent to output<text:span text:style-name="T62">file</text:span></text:p>
      <text:p text:style-name="Preformatted_20_Text">Executed in 0.111 secs. </text:p>
      <text:p text:style-name="Preformatted_20_Text">Some tests failed or indeterminate</text:p>
      <text:p text:style-name="P21">&gt; savetrace off</text:p>
      <text:p text:style-name="Preformatted_20_Text">runtrace output is not redirected</text:p>
      <text:p text:style-name="Preformatted_20_Text">&gt; </text:p>
      <text:list xml:id="list124608354961379" text:continue-numbering="true" text:style-name="Outline">
        <text:list-item>
          <text:list>
            <text:list-item>
              <text:h text:style-name="Heading_20_2" text:outline-level="2">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3">runtrace</text:span> command, which will cause just one test to be executed – and therefore debugged in isolation. For example:</text:p>
      <text:p text:style-name="Preformatted_20_Text"/>
      <text:p text:style-name="Preformatted_20_Text">traces</text:p>
      <text:p text:style-name="Preformatted_20_Text"><text:span text:style-name="T29"><text:tab/>T1: let x in set {111, 222} in obj.</text:span><text:span text:style-name="T16">op</text:span><text:span text:style-name="T32">(x){1, 3}</text:span></text:p>
      <text:p text:style-name="Preformatted_20_Text"/>
      <text:p text:style-name="Preformatted_20_Text"/>
      <text:p text:style-name="P50">&gt; runtrace Tester`T1<text:tab/><text:tab/>-- run everything, as before</text:p>
      <text:p text:style-name="P64">Generated 6 tests</text:p>
      <text:p text:style-name="P64">Test 1 = obj.op(111)</text:p>
      <text:p text:style-name="P64">Result = [111, PASSED]</text:p>
      <text:p text:style-name="P64">Test 2 = obj.op(111); obj.op(111)</text:p>
      <text:p text:style-name="P64">Result = [111, 222, PASSED]</text:p>
      <text:p text:style-name="P64">Test 3 = obj.op(111); obj.op(111); obj.op(111)</text:p>
      <text:p text:style-name="P64">Result = [111, 222, 333, PASSED]</text:p>
      <text:p text:style-name="P64">Test 4 = obj.op(222)</text:p>
      <text:p text:style-name="P64">Result = [222, PASSED]</text:p>
      <text:p text:style-name="P64">Test 5 = obj.op(222); obj.op(222)</text:p>
      <text:p text:style-name="P64">Result = [222, 444, PASSED]</text:p>
      <text:p text:style-name="P64">Test 6 = obj.op(222); obj.op(222); obj.op(222)</text:p>
      <text:p text:style-name="P64">Result = [222, 444, 666, PASSED]</text:p>
      <text:p text:style-name="P64">Executed in 0.02 secs. </text:p>
      <text:p text:style-name="P64">All tests passed</text:p>
      <text:p text:style-name="Preformatted_20_Text"/>
      <text:p text:style-name="P50">&gt; runtrace Tester`T1 5<text:tab/><text:tab/>-- just run test 5</text:p>
      <text:p text:style-name="P64">Generated 6 tests</text:p>
      <text:p text:style-name="P64">Test 5 = obj.op(222); obj.op(222)</text:p>
      <text:p text:style-name="P64">Result = [222, 444, PASSED]</text:p>
      <text:p text:style-name="P64">Excluded 5 tests</text:p>
      <text:p text:style-name="P64">Executed in 0.005 secs. </text:p>
      <text:p text:style-name="P64">All tests passed</text:p>
      <text:p text:style-name="Preformatted_20_Text"/>
      <text:p text:style-name="P24">&gt; break op</text:p>
      <text:p text:style-name="P64">Created break [1] in 'Tested' (test.vpp) at line 10:18</text:p>
      <text:p text:style-name="P64">10: <text:s/><text:tab/><text:tab/>op(a) == ( total := total + a; return total; );</text:p>
      <text:p text:style-name="P24">&gt; runtrace Tester`T1 5</text:p>
      <text:p text:style-name="P64">Generated 6 tests</text:p>
      <text:p text:style-name="P64">Stopped break [1] in 'Tested' (test.vpp) at line 10:18</text:p>
      <text:p text:style-name="P64"><text:soft-page-break/>10: <text:s/><text:tab/><text:tab/>op(a) == ( total := total + a; return total; );</text:p>
      <text:p text:style-name="P24">[CTMainThread-396]&gt; p total</text:p>
      <text:p text:style-name="P64">total = 0</text:p>
      <text:p text:style-name="P65"><text:span text:style-name="T60">[CTMainThread-396]&gt; </text:span><text:span text:style-name="T28">c</text:span></text:p>
      <text:p text:style-name="P64">Stopped break [1] in 'Tested' (test.vpp) at line 10:18</text:p>
      <text:p text:style-name="P64">10: <text:s/><text:tab/><text:tab/>op(a) == ( total := total + a; return total; );</text:p>
      <text:p text:style-name="P24">[CTMainThread-396]&gt; p total</text:p>
      <text:p text:style-name="P64">total = 222</text:p>
      <text:p text:style-name="P24">[CTMainThread-396]&gt; p a</text:p>
      <text:p text:style-name="P64">a = 222</text:p>
      <text:p text:style-name="P24">[CTMainThread-396]&gt; c</text:p>
      <text:p text:style-name="P64">Test 5 = obj.op(222); obj.op(222)</text:p>
      <text:p text:style-name="P64">Result = [222, 444, PASSED]</text:p>
      <text:p text:style-name="P64">Excluded 5 tests</text:p>
      <text:p text:style-name="P64">Executed in 41.841 secs. </text:p>
      <text:p text:style-name="P65"><text:span text:style-name="T60">All tests passed</text:span> </text:p>
      <text:p text:style-name="Preformatted_20_Text"/>
      <text:p text:style-name="P21">&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55">class A</text:p>
      <text:p text:style-name="P55">operations</text:p>
      <text:p text:style-name="P55"><text:tab/>public <text:span text:style-name="T15">op</text:span>: <text:span text:style-name="T15">int</text:span> * <text:span text:style-name="T15">int</text:span> ==&gt; ()</text:p>
      <text:p text:style-name="P55"><text:tab/><text:span text:style-name="T15">op</text:span>(a, b) == let - = a/b in skip;</text:p>
      <text:p text:style-name="P55"><text:tab/></text:p>
      <text:p text:style-name="P55">end A</text:p>
      <text:p text:style-name="P55"/>
      <text:p text:style-name="P55">class B</text:p>
      <text:p text:style-name="P55">instance variables</text:p>
      <text:p text:style-name="P55"><text:tab/>obj:A := new A();</text:p>
      <text:p text:style-name="P55"><text:tab/></text:p>
      <text:p text:style-name="P55">traces</text:p>
      <text:p text:style-name="P55"><text:tab/>T: let x in set {-1, 0, 1} in <text:span text:style-name="T15">obj</text:span>.<text:span text:style-name="T15">op</text:span>(1, x);</text:p>
      <text:p text:style-name="P55"><text:tab/></text:p>
      <text:p text:style-name="P56">end B</text:p>
      <text:p text:style-name="P56"/>
      <text:p text:style-name="P56"/>
      <text:p text:style-name="Text_20_body">If we simply run the B`T test, this will produce a result with a divide by zero error in the 2nd test:</text:p>
      <text:p text:style-name="Preformatted_20_Text"/>
      <text:p text:style-name="P21">&gt; runtrace B`T</text:p>
      <text:p text:style-name="P48">Generated 3 tests</text:p>
      <text:p text:style-name="P48">Test 1 = obj.op(1, -1)</text:p>
      <text:p text:style-name="P48">Result = [(), PASSED]</text:p>
      <text:p text:style-name="P48">Test 2 = obj.op(1, 0)</text:p>
      <text:p text:style-name="P48">Result = [Error 4134: Infinite or NaN trouble in 'A' (test.vpp) at line 4:26, FAILED]</text:p>
      <text:p text:style-name="P48">Test 3 = obj.op(1, 1)</text:p>
      <text:p text:style-name="P48">Result = [(), PASSED]</text:p>
      <text:p text:style-name="P48">Executed in 0.014 secs. </text:p>
      <text:p text:style-name="P48">Some tests failed or indeterminate</text:p>
      <text:p text:style-name="P65"><text:span text:style-name="T17">&gt; </text:span><text:span text:style-name="T16"><text:s/></text:span></text:p>
      <text:p text:style-name="Preformatted_20_Text"/>
      <text:p text:style-name="Text_20_body">So we might try to set a breakpoint on the operation, re-run just the second test and step into the <text:soft-page-break/>evaluation.</text:p>
      <text:p text:style-name="Preformatted_20_Text"/>
      <text:p text:style-name="P21">&gt; break op</text:p>
      <text:p text:style-name="P64">Created break [1] in 'A' (test.vpp) at line 4:17</text:p>
      <text:p text:style-name="P64">4: <text:s/><text:tab/>op(a, b) == let - = a/b in skip;</text:p>
      <text:p text:style-name="P24">&gt; runtrace B`T 2</text:p>
      <text:p text:style-name="P64">Generated 3 tests</text:p>
      <text:p text:style-name="P64">Stopped break [1] in 'A' (test.vpp) at line 4:17</text:p>
      <text:p text:style-name="P64">4: <text:s/><text:tab/>op(a, b) == let - = a/b in skip;</text:p>
      <text:p text:style-name="P24">[CTMainThread-400]&gt; n</text:p>
      <text:p text:style-name="P64">Test 2 = obj.op(1, 0)</text:p>
      <text:p text:style-name="P64">Result = [Error 4134: Infinite or NaN trouble in 'A' (test.vpp) at line 4:26, FAILED]</text:p>
      <text:p text:style-name="P64">Excluded 2 tests</text:p>
      <text:p text:style-name="P64">Executed in 10.305 secs. </text:p>
      <text:p text:style-name="P64">Some tests failed or indeterminate</text:p>
      <text:p text:style-name="P65"><text:span text:style-name="T60">&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3">do </text:span><text:span text:style-name="T7">trap into the debugger, you can start them with a different command: </text:span><text:span text:style-name="T3">debugtrace</text:span><text:span text:style-name="T7">. In this mode, we don't need the breakpoint to let us "step up to" the error, we can just let it run until it fails, and traps into the debugger.</text:span></text:p>
      <text:p text:style-name="Preformatted_20_Text"/>
      <text:p text:style-name="P50">&gt; remove 1</text:p>
      <text:p text:style-name="P44">Cleared break [1] in 'A' (CT.vpp) at line 4:17</text:p>
      <text:p text:style-name="P44">4: <text:s/><text:tab/>op(a, b) == let - = a/b in skip;</text:p>
      <text:p text:style-name="P52">&gt; debugtrace B`T 2</text:p>
      <text:p text:style-name="P49">Generated 3 tests</text:p>
      <text:p text:style-name="P49">Stopped in 'A' (test.vpp) at line 4:26</text:p>
      <text:p text:style-name="P49">4: <text:s/><text:tab/>op(a, b) == let - = a/b in skip;</text:p>
      <text:p text:style-name="P52">[CTMainThread-11]&gt; p a</text:p>
      <text:p text:style-name="P49">a = 1</text:p>
      <text:p text:style-name="P52">[CTMainThread-11]&gt; p b</text:p>
      <text:p text:style-name="P49">b = 0</text:p>
      <text:p text:style-name="P52">[CTMainThread-11]&gt; stack</text:p>
      <text:p text:style-name="P49">Stopped [CTMainThread-11] in 'A' (test.vpp) at line 4:26</text:p>
      <text:p text:style-name="P49">In context of let statement in 'A' (test.vpp) at line 4:17</text:p>
      <text:p text:style-name="P49"><text:tab/>self = A{#1}</text:p>
      <text:p text:style-name="P49"><text:tab/>b = 0</text:p>
      <text:p text:style-name="P49"><text:tab/>a = 1</text:p>
      <text:p text:style-name="P49">In object context of op(a, b) in 'B' (test.vpp) at line 13:35</text:p>
      <text:p text:style-name="P49">In object context of B() in 'B' (test.vpp) at line 8:7</text:p>
      <text:p text:style-name="P49">In root context of public static environment</text:p>
      <text:p text:style-name="P52">[CTMainThread-11]&gt; c</text:p>
      <text:p text:style-name="P49">Test 2 = obj.op(1, 0)</text:p>
      <text:p text:style-name="P49">Result = [Error 4134: Infinite or NaN trouble in 'A' (test.vpp) at line 4:26, FAILED]</text:p>
      <text:p text:style-name="P49">Excluded 2 tests</text:p>
      <text:p text:style-name="P49">Executed in 49.197 secs. </text:p>
      <text:p text:style-name="P49">Some tests failed or indeterminate</text:p>
      <text:p text:style-name="P47"><text:span text:style-name="T61">&gt; </text:span><text:s/></text:p>
      <text:list xml:id="list124608098235536"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text:soft-page-break/>Consider the following trace definition:</text:p>
      <text:p text:style-name="Preformatted_20_Text"/>
      <text:p text:style-name="Preformatted_20_Text">traces</text:p>
      <text:p text:style-name="Preformatted_20_Text"><text:tab/>T: let x in set {1, ..., <text:span text:style-name="T64">20</text:span>} in op(x){1,<text:span text:style-name="T63">6</text:span>};</text:p>
      <text:p text:style-name="Preformatted_20_Text"/>
      <text:p text:style-name="Text_20_body">That generates <text:span text:style-name="T64">120</text:span> tests...</text:p>
      <text:p text:style-name="Preformatted_20_Text"/>
      <text:p text:style-name="P27">&gt; runtrace T</text:p>
      <text:p text:style-name="P68">Generated 120 tests</text:p>
      <text:p text:style-name="P68">Test 1 = op(1)</text:p>
      <text:p text:style-name="P68">Result = [(), PASSED]</text:p>
      <text:p text:style-name="P68">Test 2 = op(1); op(1)</text:p>
      <text:p text:style-name="P68">Result = [(), (), PASSED]</text:p>
      <text:p text:style-name="P68">Test 3 = op(1); op(1); op(1)</text:p>
      <text:p text:style-name="P68">Result = [(), (), (), PASSED]</text:p>
      <text:p text:style-name="P68">Test 4 = op(1); op(1); op(1); op(1)</text:p>
      <text:p text:style-name="P68">Result = [(), (), (), (), PASSED]</text:p>
      <text:p text:style-name="Preformatted_20_Text">...</text:p>
      <text:p text:style-name="P68">Test 117 = op(20); op(20); op(20)</text:p>
      <text:p text:style-name="P68">Result = [(), (), (), PASSED]</text:p>
      <text:p text:style-name="P68">Test 118 = op(20); op(20); op(20); op(20)</text:p>
      <text:p text:style-name="P68">Result = [(), (), (), (), PASSED]</text:p>
      <text:p text:style-name="P68">Test 119 = op(20); op(20); op(20); op(20); op(20)</text:p>
      <text:p text:style-name="P68">Result = [(), (), (), (), (), PASSED]</text:p>
      <text:p text:style-name="P68">Test 120 = op(20); op(20); op(20); op(20); op(20); op(20)</text:p>
      <text:p text:style-name="P68">Result = [(), (), (), (), (), (), PASSED]</text:p>
      <text:p text:style-name="P68">Executed in 0.163 secs. </text:p>
      <text:p text:style-name="P68">All tests passed</text:p>
      <text:p text:style-name="P69"><text:span text:style-name="T64">&gt; </text:span><text:s/></text:p>
      <text:p text:style-name="Preformatted_20_Text"/>
      <text:p text:style-name="P19">You can see how a similar trace could generate thousands or millions of tests. <text:span text:style-name="T69">The simplest way to reduce the number of tests executed is to specify a range of test numbers to run. For example:</text:span></text:p>
      <text:p text:style-name="P28"/>
      <text:p text:style-name="P28">&gt; runtrace T <text:span text:style-name="T69">100 110</text:span></text:p>
      <text:p text:style-name="P105">Generated 120 tests</text:p>
      <text:p text:style-name="P105">Test 100 = op(17); op(17); op(17); op(17)</text:p>
      <text:p text:style-name="P105">Result = [18, 18, 18, 18, PASSED]</text:p>
      <text:p text:style-name="P105">Test 101 = op(17); op(17); op(17); op(17); op(17)</text:p>
      <text:p text:style-name="P105">Result = [18, 18, 18, 18, 18, PASSED]</text:p>
      <text:p text:style-name="P105">Test 102 = op(17); op(17); op(17); op(17); op(17); op(17)</text:p>
      <text:p text:style-name="P105">Result = [18, 18, 18, 18, 18, 18, PASSED]</text:p>
      <text:p text:style-name="P105">Test 103 = op(18)</text:p>
      <text:p text:style-name="P105">Result = [19, PASSED]</text:p>
      <text:p text:style-name="P105">Test 104 = op(18); op(18)</text:p>
      <text:p text:style-name="P105">Result = [19, 19, PASSED]</text:p>
      <text:p text:style-name="P105">Test 105 = op(18); op(18); op(18)</text:p>
      <text:p text:style-name="P105">Result = [19, 19, 19, PASSED]</text:p>
      <text:p text:style-name="P105">Test 106 = op(18); op(18); op(18); op(18)</text:p>
      <text:p text:style-name="P105">Result = [19, 19, 19, 19, PASSED]</text:p>
      <text:p text:style-name="P105">Test 107 = op(18); op(18); op(18); op(18); op(18)</text:p>
      <text:p text:style-name="P105">Result = [19, 19, 19, 19, 19, PASSED]</text:p>
      <text:p text:style-name="P105">Test 108 = op(18); op(18); op(18); op(18); op(18); op(18)</text:p>
      <text:p text:style-name="P105">Result = [19, 19, 19, 19, 19, 19, PASSED]</text:p>
      <text:p text:style-name="P105">Test 109 = op(19)</text:p>
      <text:p text:style-name="P105">Result = [20, PASSED]</text:p>
      <text:p text:style-name="P105">Test 110 = op(19); op(19)</text:p>
      <text:p text:style-name="P105">Result = [20, 20, PASSED]</text:p>
      <text:p text:style-name="P106">Excluded 109 tests</text:p>
      <text:p text:style-name="P105">Executed in 0.012 secs. </text:p>
      <text:p text:style-name="P105">All tests passed</text:p>
      <text:p text:style-name="P107">&gt;</text:p>
      <text:p text:style-name="P73"/>
      <text:p text:style-name="Text_20_body">Notice that the tests executed include the range specified, and that as a result <text:span text:style-name="T69">109 of the 120 tests </text:span><text:soft-page-break/><text:span text:style-name="T69">were excluded. This method of trace reduction is useful if a very large number of tests need to be executed, and it is convenient to (say) execute one million per day, and check the results.</text:span></text:p>
      <text:p text:style-name="P19"><text:span text:style-name="T69">Another way</text:span> to reduce the number of tests executed <text:span text:style-name="T69">is the</text:span> <text:span text:style-name="T3">filter </text:span><text:span text:style-name="T7">command. This is a global setting that applies to all combinatorial tests. The simplest way to use the command is to specify a percentage of the tests you want to run – say </text:span><text:span text:style-name="T10">10</text:span><text:span text:style-name="T7">%.</text:span></text:p>
      <text:p text:style-name="P68"/>
      <text:p text:style-name="P27">&gt; filter 10</text:p>
      <text:p text:style-name="P68">Trace filter currently 10.0% RANDOM (seed 0)</text:p>
      <text:p text:style-name="P27">&gt; runtrace T</text:p>
      <text:p text:style-name="P68">Generated 120 tests, reduced to 12</text:p>
      <text:p text:style-name="P68">Test 5 = op(1); op(1); op(1); op(1); op(1)</text:p>
      <text:p text:style-name="P68">Result = [(), (), (), (), (), PASSED]</text:p>
      <text:p text:style-name="P68">Test 41 = op(7); op(7); op(7); op(7); op(7)</text:p>
      <text:p text:style-name="P68">Result = [(), (), (), (), (), PASSED]</text:p>
      <text:p text:style-name="P68">Test 43 = op(8)</text:p>
      <text:p text:style-name="P68">Result = [(), PASSED]</text:p>
      <text:p text:style-name="P68">Test 56 = op(10); op(10)</text:p>
      <text:p text:style-name="P68">Result = [(), (), PASSED]</text:p>
      <text:p text:style-name="P68">Test 62 = op(11); op(11)</text:p>
      <text:p text:style-name="P68">Result = [(), (), PASSED]</text:p>
      <text:p text:style-name="P68">Test 70 = op(12); op(12); op(12); op(12)</text:p>
      <text:p text:style-name="P68">Result = [(), (), (), (), PASSED]</text:p>
      <text:p text:style-name="P68">Test 71 = op(12); op(12); op(12); op(12); op(12)</text:p>
      <text:p text:style-name="P68">Result = [(), (), (), (), (), PASSED]</text:p>
      <text:p text:style-name="P68">Test 78 = op(13); op(13); op(13); op(13); op(13); op(13)</text:p>
      <text:p text:style-name="P68">Result = [(), (), (), (), (), (), PASSED]</text:p>
      <text:p text:style-name="P68">Test 82 = op(14); op(14); op(14); op(14)</text:p>
      <text:p text:style-name="P68">Result = [(), (), (), (), PASSED]</text:p>
      <text:p text:style-name="P68">Test 92 = op(16); op(16)</text:p>
      <text:p text:style-name="P68">Result = [(), (), PASSED]</text:p>
      <text:p text:style-name="P68">Test 103 = op(18)</text:p>
      <text:p text:style-name="P68">Result = [(), PASSED]</text:p>
      <text:p text:style-name="P68">Test 109 = op(19)</text:p>
      <text:p text:style-name="P68">Result = [(), PASSED]</text:p>
      <text:p text:style-name="P68">Excluded 108 tests</text:p>
      <text:p text:style-name="P68">Executed in 0.039 secs. </text:p>
      <text:p text:style-name="P68">All tests passed</text:p>
      <text:p text:style-name="P68">&gt; </text:p>
      <text:p text:style-name="Preformatted_20_Text"/>
      <text:p text:style-name="Text_20_body">Notice that now we only generate <text:span text:style-name="T64">12</text:span> tests (<text:span text:style-name="T64">10</text:span>% of <text:span text:style-name="T64">12</text:span>0). The <text:span text:style-name="T64">12</text:span> we get are selected at random from the <text:span text:style-name="T64">120</text:span>, so you can see the first one is number <text:span text:style-name="T64">5</text:span>, then <text:span text:style-name="T64">41</text:span>, and the last two are <text:span text:style-name="T64">103</text:span> and <text:span text:style-name="T64">109</text:span>. If you run the test again <text:span text:style-name="T3">you will get precisely the same selection of tests</text:span><text:span text:style-name="T7">. This is important, because you want the selection to be repeatable while you are testing. <text:s/></text:span><text:span text:style-name="T9">The </text:span><text:span text:style-name="T5">seed </text:span><text:span text:style-name="T9">for the random number generator can be changed using the </text:span><text:span text:style-name="T5">seedtrace </text:span><text:span text:style-name="T9">command:</text:span></text:p>
      <text:p text:style-name="P26"/>
      <text:p text:style-name="P29">&gt; seedtrace 12345</text:p>
      <text:p text:style-name="P35">Seed now set to 12345</text:p>
      <text:p text:style-name="P26">&gt; filter 1<text:span text:style-name="T65">0</text:span></text:p>
      <text:p text:style-name="P66">Trace filter currently 1<text:span text:style-name="T65">0</text:span>% RANDOM <text:span text:style-name="T63">(seed 12345)</text:span></text:p>
      <text:p text:style-name="P67">&gt;</text:p>
      <text:p text:style-name="P39"/>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27">&gt; filter shapes</text:span><text:span text:style-name="T40">_</text:span><text:span text:style-name="T27">novars</text:span></text:p>
      <text:p text:style-name="Preformatted_20_Text">Trace filter currently <text:span text:style-name="T65">10</text:span>% SHAPES_NOVARS <text:span text:style-name="T63">(seed 12345)</text:span></text:p>
      <text:p text:style-name="P25">&gt; runtrace T</text:p>
      <text:p text:style-name="P70"><text:soft-page-break/>Generated 120 tests</text:p>
      <text:p text:style-name="P70">Test 1 = op(1)</text:p>
      <text:p text:style-name="P70">Result = [(), PASSED]</text:p>
      <text:p text:style-name="P70">Test 2 = op(1); op(1)</text:p>
      <text:p text:style-name="P70">Result = [(), (), PASSED]</text:p>
      <text:p text:style-name="P70">Test 3 = op(1); op(1); op(1)</text:p>
      <text:p text:style-name="P70">Result = [(), (), (), PASSED]</text:p>
      <text:p text:style-name="P70">Test 4 = op(1); op(1); op(1); op(1)</text:p>
      <text:p text:style-name="P70">Result = [(), (), (), (), PASSED]</text:p>
      <text:p text:style-name="P70">Test 5 = op(1); op(1); op(1); op(1); op(1)</text:p>
      <text:p text:style-name="P70">Result = [(), (), (), (), (), PASSED]</text:p>
      <text:p text:style-name="P70">Test 6 = op(1); op(1); op(1); op(1); op(1); op(1)</text:p>
      <text:p text:style-name="P70">Result = [(), (), (), (), (), (), PASSED]</text:p>
      <text:p text:style-name="P70">Test 71 = op(12); op(12); op(12); op(12); op(12)</text:p>
      <text:p text:style-name="P70">Result = [(), (), (), (), (), PASSED]</text:p>
      <text:p text:style-name="P70">Test 78 = op(13); op(13); op(13); op(13); op(13); op(13)</text:p>
      <text:p text:style-name="P70">Result = [(), (), (), (), (), (), PASSED]</text:p>
      <text:p text:style-name="P70">Test 82 = op(14); op(14); op(14); op(14)</text:p>
      <text:p text:style-name="P70">Result = [(), (), (), (), PASSED]</text:p>
      <text:p text:style-name="P70">Test 92 = op(16); op(16)</text:p>
      <text:p text:style-name="P70">Result = [(), (), PASSED]</text:p>
      <text:p text:style-name="P70">Test 103 = op(18)</text:p>
      <text:p text:style-name="P70">Result = [(), PASSED]</text:p>
      <text:p text:style-name="P70">Test 109 = op(19)</text:p>
      <text:p text:style-name="P70">Result = [(), PASSED]</text:p>
      <text:p text:style-name="P70">Excluded 108 tests</text:p>
      <text:p text:style-name="P70">Executed in 0.045 secs. </text:p>
      <text:p text:style-name="P70">All tests passed</text:p>
      <text:p text:style-name="Preformatted_20_Text"/>
      <text:p text:style-name="P21">&gt; filter</text:p>
      <text:p text:style-name="Preformatted_20_Text">Usage: filter %age | RANDOM | SHAPES_NOVARS | SHAPES_VARNAMES | SHAPES_VARVALUES</text:p>
      <text:p text:style-name="Preformatted_20_Text">Trace filter currently 10% SHAPES_NOVARS <text:span text:style-name="T63">(seed 0)</text:span></text:p>
      <text:p text:style-name="Preformatted_20_Text">&gt;</text:p>
      <text:p text:style-name="Preformatted_20_Text"/>
      <text:p text:style-name="P15">Notice that in the random 1<text:span text:style-name="T65">0</text:span>% reduction (giving <text:span text:style-name="T65">12</text:span> tests) <text:span text:style-name="T65">no tests were selected that had three op calls</text:span>. There are tests with <text:span text:style-name="T65">three</text:span> op calls, but this "shape" is missed entirely. By changing the filter to use shapes, a different set of tests is selected and this time those with a<text:span text:style-name="T65">ll</text:span> shape<text:span text:style-name="T65">s</text:span> <text:span text:style-name="T65">are</text:span> represented. <text:span text:style-name="T61">The first new instance of every shape will be present in the selected tests, plus a random selection of tests to achieve the filter percentage reduction requested.</text:span></text:p>
      <text:p text:style-name="P15">The other reduction options additionally consider "let" variable names and their values when identifying shapes. See [11].</text:p>
      <text:list xml:id="list124609365230380"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21">$ java -jar vdmj-3.1.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21">$ java -jar vdmj-3.1.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21">$ java -jar vdmj-3.1.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21">$ java -jar vdmj-3.1.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4">&gt; </text:p>
      <text:p text:style-name="Preformatted_20_Text"/>
      <text:p text:style-name="Text_20_body">Appendix B lists the character set names that may be used with -c or -t.</text:p>
      <text:list xml:id="list124607590833061"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24609361834493" text:continue-numbering="true" text:style-name="Outline">
        <text:list-item>
          <text:h text:style-name="Heading_20_1" text:outline-level="1">Appendix A: The shmem Example</text:h>
        </text:list-item>
      </text:list>
      <text:p text:style-name="Text_20_body">The following is the source of the <text:span text:style-name="T3">shmem.vdm </text:span><text:span text:style-name="T7">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2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33">seq</text:span> of M;</text:p>
      <text:p text:style-name="Preformatted_20_Text">--<text:span text:style-name="T33">inv</text:span> Q == </text:p>
      <text:p text:style-name="Preformatted_20_Text">-- <text:s/><text:span text:style-name="T33">forall</text:span> a in set <text:span text:style-name="T33">elems</text:span> Q &amp;</text:p>
      <text:p text:style-name="Preformatted_20_Text">-- <text:s text:c="3"/>(not exists b in set <text:span text:style-name="T33">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33">nat</text:span></text:p>
      <text:p text:style-name="Preformatted_20_Text"><text:s text:c="5"/>stop : <text:span text:style-name="T33">nat</text:span></text:p>
      <text:p text:style-name="Preformatted_20_Text"><text:span text:style-name="T33">inv</text:span> mk_M(-, a, b) == (b &gt;= a)</text:p>
      <text:p text:style-name="Preformatted_20_Text"/>
      <text:p text:style-name="Preformatted_20_Text"/>
      <text:p text:style-name="Preformatted_20_Text">state Memory of</text:p>
      <text:p text:style-name="Preformatted_20_Text"><text:s text:c="2"/><text:span text:style-name="T33">rseed</text:span>: <text:span text:style-name="T33">nat</text:span></text:p>
      <text:p text:style-name="Preformatted_20_Text"><text:s text:c="2"/>Q3: Quadrant</text:p>
      <text:p text:style-name="Preformatted_20_Text"><text:s text:c="2"/>Q4: Quadrant</text:p>
      <text:p text:style-name="Preformatted_20_Text"><text:span text:style-name="T33">inv</text:span> mk_Memory(-, q3, q4) == <text:span text:style-name="T33">len</text:span> q3 &gt; 0 and <text:span text:style-name="T33">len</text:span> q4 &gt; 0</text:p>
      <text:p text:style-name="Preformatted_20_Text"><text:span text:style-name="T33">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33">sizeof</text:span>: M -&gt; nat1</text:p>
      <text:p text:style-name="Preformatted_20_Text"><text:span text:style-name="T33">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33">spacefor</text:span>: nat1 * Quadrant -&gt; nat1</text:p>
      <text:p text:style-name="Preformatted_20_Text"><text:span text:style-name="T33">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33">sizeof</text:span>(h) &gt;= size</text:p>
      <text:p text:style-name="Preformatted_20_Text"><text:s text:c="18"/>then <text:span text:style-name="T33">sizeof</text:span>(h) </text:p>
      <text:p text:style-name="Preformatted_20_Text"><text:s text:c="18"/>else <text:span text:style-name="T33">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33">nat</text:span></text:p>
      <text:p text:style-name="Preformatted_20_Text">QuadrantLen(-,list) == </text:p>
      <text:p text:style-name="Preformatted_20_Text"><text:s text:c="2"/><text:span text:style-name="T33">len</text:span> list;</text:p>
      <text:p text:style-name="Preformatted_20_Text"/>
      <text:p text:style-name="Preformatted_20_Text"><text:span text:style-name="T33">bestfit</text:span>: nat1 * Quadrant -&gt; nat1</text:p>
      <text:p text:style-name="Preformatted_20_Text"><text:span text:style-name="T33">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33">sizeof</text:span>(h) &gt;= size</text:p>
      <text:p text:style-name="Preformatted_20_Text"><text:s text:c="18"/>then least(<text:span text:style-name="T33">sizeof</text:span>(h), <text:span text:style-name="T33">bestfit</text:span>(size, tail))</text:p>
      <text:p text:style-name="Preformatted_20_Text"><text:s text:c="18"/>else <text:span text:style-name="T33">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33">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33">pre</text:span> hole &gt;= size</text:p>
      <text:p text:style-name="Preformatted_20_Text">measure QuadrantLen2;</text:p>
      <text:p text:style-name="Preformatted_20_Text"/>
      <text:p text:style-name="Preformatted_20_Text">QuadrantLen2: nat1 * nat1 * Quadrant -&gt; <text:span text:style-name="T33">nat</text:span></text:p>
      <text:p text:style-name="Preformatted_20_Text">QuadrantLen2(-,-,list) == </text:p>
      <text:p text:style-name="Preformatted_20_Text"><text:s text:c="2"/><text:span text:style-name="T33">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33">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33">nat</text:span></text:p>
      <text:p text:style-name="Preformatted_20_Text">QuadrantLen0(list) == </text:p>
      <text:p text:style-name="Preformatted_20_Text"><text:s text:c="2"/><text:span text:style-name="T33">len</text:span> list;</text:p>
      <text:p text:style-name="Preformatted_20_Text"/>
      <text:p text:style-name="Preformatted_20_Text">delete: M * Quadrant -&gt; Quadrant</text:p>
      <text:p text:style-name="Preformatted_20_Text">delete(item, Q) ==</text:p>
      <text:p text:style-name="Preformatted_20_Text"><text:s text:c="2"/>if <text:span text:style-name="T33">hd</text:span> Q = item</text:p>
      <text:p text:style-name="Preformatted_20_Text"><text:s text:c="2"/>then combine([mk_M(&lt;FREE&gt;, item.start, item.stop)] ^ <text:span text:style-name="T33">tl</text:span> Q)</text:p>
      <text:p text:style-name="Preformatted_20_Text"><text:s text:c="2"/>else [<text:span text:style-name="T33">hd</text:span> Q] ^ delete(item, <text:span text:style-name="T33">tl</text:span> Q)</text:p>
      <text:p text:style-name="Preformatted_20_Text"><text:s text:c="2"/>measure MQuadrantLen;</text:p>
      <text:p text:style-name="Preformatted_20_Text"/>
      <text:p text:style-name="Preformatted_20_Text">MQuadrantLen: M * Quadrant -&gt; <text:span text:style-name="T33">nat</text:span></text:p>
      <text:p text:style-name="Preformatted_20_Text">MQuadrantLen(-,list) == </text:p>
      <text:p text:style-name="Preformatted_20_Text"><text:soft-page-break/><text:s text:c="2"/><text:span text:style-name="T33">len</text:span> list;</text:p>
      <text:p text:style-name="Preformatted_20_Text"/>
      <text:p text:style-name="Preformatted_20_Text">fragments: Quadrant -&gt; <text:span text:style-name="T33">nat</text:span></text:p>
      <text:p text:style-name="Preformatted_20_Text">fragments(Q) ==</text:p>
      <text:p text:style-name="Preformatted_20_Text"><text:s text:c="2"/>card {x | x in set <text:span text:style-name="T33">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33">rseed</text:span> := n;</text:p>
      <text:p text:style-name="Preformatted_20_Text"><text:tab/></text:p>
      <text:p text:style-name="Preformatted_20_Text"><text:span text:style-name="T33">inc</text:span>: () ==&gt; ()</text:p>
      <text:p text:style-name="Preformatted_20_Text"><text:span text:style-name="T33">inc</text:span>() ==</text:p>
      <text:p text:style-name="Preformatted_20_Text"><text:s text:c="2"/>for i = 1 to <text:span text:style-name="T33">rseed</text:span> <text:span text:style-name="T33">mod</text:span> 7 + 3 </text:p>
      <text:p text:style-name="Preformatted_20_Text"><text:s text:c="2"/>do</text:p>
      <text:p text:style-name="Preformatted_20_Text"><text:s text:c="4"/><text:span text:style-name="T33">rseed</text:span> := (<text:span text:style-name="T33">rseed</text:span> * 69069 + 5) <text:span text:style-name="T33">mod</text:span> 4294967296;</text:p>
      <text:p text:style-name="Preformatted_20_Text"/>
      <text:p text:style-name="Preformatted_20_Text"><text:span text:style-name="T33">rand</text:span>: nat1 ==&gt; nat1</text:p>
      <text:p text:style-name="Preformatted_20_Text"><text:span text:style-name="T33">rand</text:span>(n) ==</text:p>
      <text:p text:style-name="Preformatted_20_Text"><text:s/>(<text:span text:style-name="T33">inc</text:span>();</text:p>
      <text:p text:style-name="Preformatted_20_Text"><text:s text:c="2"/>return <text:span text:style-name="T33">rseed</text:span> <text:span text:style-name="T33">mod</text:span> n + 1;</text:p>
      <text:p text:style-name="Preformatted_20_Text"><text:s/>);</text:p>
      <text:p text:style-name="Preformatted_20_Text"/>
      <text:p text:style-name="Preformatted_20_Text">FirstFit: nat1 ==&gt; <text:span text:style-name="T33">bool</text:span></text:p>
      <text:p text:style-name="Preformatted_20_Text">FirstFit(size) ==</text:p>
      <text:p text:style-name="Preformatted_20_Text"><text:s/>(let q4 = <text:span text:style-name="T33">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3">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33">bool</text:span></text:p>
      <text:p text:style-name="Preformatted_20_Text">BestFit(size) ==</text:p>
      <text:p text:style-name="Preformatted_20_Text"><text:s/>(let q4 = <text:span text:style-name="T33">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3">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33">rand</text:span>(2) = 1</text:p>
      <text:p text:style-name="Preformatted_20_Text"><text:s text:c="2"/>then let i = <text:span text:style-name="T33">rand</text:span>(<text:span text:style-name="T33">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33">rand</text:span>(<text:span text:style-name="T33">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33">pre</text:span> (exists m in set <text:span text:style-name="T33">elems</text:span> Q3 &amp; m.type = &lt;USED&gt;) or</text:p>
      <text:p text:style-name="Preformatted_20_Text"><text:s text:c="4"/>(exists m in set <text:span text:style-name="T33">elems</text:span> Q4 &amp; m.type = &lt;USED&gt;);</text:p>
      <text:p text:style-name="Preformatted_20_Text"/>
      <text:p text:style-name="Preformatted_20_Text">TryFirst: <text:span text:style-name="T33">nat</text:span> ==&gt; <text:span text:style-name="T33">nat</text:span></text:p>
      <text:p text:style-name="Preformatted_20_Text">TryFirst(loops) ==</text:p>
      <text:p text:style-name="Preformatted_20_Text"><text:s/>(<text:span text:style-name="T33">dcl</text:span> count:int := 0;</text:p>
      <text:p text:style-name="Preformatted_20_Text"><text:tab/></text:p>
      <text:p text:style-name="Preformatted_20_Text"><text:s text:c="2"/>while count &lt; loops and FirstFit(<text:span text:style-name="T33">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33">nat</text:span> ==&gt; <text:span text:style-name="T33">nat</text:span></text:p>
      <text:p text:style-name="Preformatted_20_Text">TryBest(loops) ==</text:p>
      <text:p text:style-name="Preformatted_20_Text"><text:s/>(<text:span text:style-name="T33">dcl</text:span> count:int := 0;</text:p>
      <text:p text:style-name="Preformatted_20_Text"><text:tab/></text:p>
      <text:p text:style-name="Preformatted_20_Text"><text:s text:c="2"/>while count &lt; loops and BestFit(<text:span text:style-name="T33">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33">seq</text:span> of (&lt;BEST&gt; | &lt;FIRST&gt; | &lt;SAME&gt;)</text:p>
      <text:p text:style-name="Preformatted_20_Text">main(tries, loops) ==</text:p>
      <text:p text:style-name="Preformatted_20_Text"><text:s/>(<text:span text:style-name="T33">dcl</text:span> result: <text:span text:style-name="T33">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33">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33">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24609428500045"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graphic-properties draw:fill="none" draw:fill-color="#99ccff"/>
      <style:paragraph-properties fo:margin-left="2.54cm" fo:margin-right="0cm" fo:margin-top="0cm" fo:margin-bottom="0.212cm" loext:contextual-spacing="false" fo:line-height="0.406cm" fo:text-indent="0cm" style:auto-text-indent="false"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graphic-properties draw:fill="none" draw:fill-color="#99ccff"/>
      <style:paragraph-properties fo:margin-left="3.81cm" fo:margin-right="0cm" fo:margin-top="0cm" fo:margin-bottom="0cm" loext:contextual-spacing="false" style:register-true="false" fo:text-indent="-1.27cm" style:auto-text-indent="false" style:page-number="auto"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2b6796"/>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51"><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4</text:user-defined></text:p>
            </table:table-cell>
            <table:table-cell table:style-name="Footing.A1" office:value-type="string">
              <text:p text:style-name="MP3">Copyright © Fujitsu Services 201<text:span text:style-name="MT1">6</text:span></text:p>
            </table:table-cell>
            <table:table-cell table:style-name="Footing.A1" office:value-type="string">
              <text:p text:style-name="MP4">Page <text:page-number text:select-page="current">52</text:page-number> of <text:page-count style:num-format="1">5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A75A6B3D.png" xlink:type="simple" xlink:show="embed" xlink:actuate="onLoad"/></draw:frame></text:p>
        <text:p text:style-name="MP3">Copyright © Fujitsu Services 201<text:span text:style-name="MT1">6</text:span></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title>VDM User Guide</dc:title>
    <dc:description>The User Guide for VDMJ.</dc:description>
    <meta:editing-cycles>183</meta:editing-cycles>
    <meta:editing-duration>P1DT8H43M15S</meta:editing-duration>
    <dc:date>2016-04-11T12:46:06.916000000</dc:date>
    <meta:keyword>VDMJ</meta:keyword>
    <dc:subject>VDMJ</dc:subject>
    <meta:document-statistic meta:table-count="2" meta:image-count="2" meta:object-count="0" meta:page-count="52" meta:paragraph-count="1974" meta:word-count="18046" meta:character-count="110138" meta:non-whitespace-character-count="89604"/>
    <meta:user-defined meta:name="Info 1">1.4</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